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teste-m2/content.xml"/>
  <manifest:file-entry manifest:media-type="text/xml" manifest:full-path="teste-m2/settings.xml"/>
  <manifest:file-entry manifest:media-type="application/vnd.sun.xml.math" manifest:full-path="teste-m2/"/>
  <manifest:file-entry manifest:media-type="text/xml" manifest:full-path="teste-m3/content.xml"/>
  <manifest:file-entry manifest:media-type="text/xml" manifest:full-path="teste-m3/settings.xml"/>
  <manifest:file-entry manifest:media-type="application/vnd.sun.xml.math" manifest:full-path="teste-m3/"/>
  <manifest:file-entry manifest:media-type="text/xml" manifest:full-path="teste-m4/content.xml"/>
  <manifest:file-entry manifest:media-type="text/xml" manifest:full-path="teste-m4/settings.xml"/>
  <manifest:file-entry manifest:media-type="application/vnd.sun.xml.math" manifest:full-path="teste-m4/"/>
  <manifest:file-entry manifest:media-type="text/xml" manifest:full-path="teste-m5/content.xml"/>
  <manifest:file-entry manifest:media-type="text/xml" manifest:full-path="teste-m5/settings.xml"/>
  <manifest:file-entry manifest:media-type="application/vnd.sun.xml.math" manifest:full-path="teste-m5/"/>
  <manifest:file-entry manifest:media-type="text/xml" manifest:full-path="teste-m6/content.xml"/>
  <manifest:file-entry manifest:media-type="text/xml" manifest:full-path="teste-m6/settings.xml"/>
  <manifest:file-entry manifest:media-type="application/vnd.sun.xml.math" manifest:full-path="teste-m6/"/>
  <manifest:file-entry manifest:media-type="text/xml" manifest:full-path="teste-m7/content.xml"/>
  <manifest:file-entry manifest:media-type="text/xml" manifest:full-path="teste-m7/settings.xml"/>
  <manifest:file-entry manifest:media-type="application/vnd.sun.xml.math" manifest:full-path="teste-m7/"/>
  <manifest:file-entry manifest:media-type="text/xml" manifest:full-path="teste-m8/content.xml"/>
  <manifest:file-entry manifest:media-type="text/xml" manifest:full-path="teste-m8/settings.xml"/>
  <manifest:file-entry manifest:media-type="application/vnd.sun.xml.math" manifest:full-path="teste-m8/"/>
  <manifest:file-entry manifest:media-type="text/xml" manifest:full-path="teste-m9/content.xml"/>
  <manifest:file-entry manifest:media-type="text/xml" manifest:full-path="teste-m9/settings.xml"/>
  <manifest:file-entry manifest:media-type="application/vnd.sun.xml.math" manifest:full-path="teste-m9/"/>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ex-10" style:family="text">
      <style:text-properties fo:font-size="8.3pt"/>
    </style:style>
    <style:style style:name="cmbsy-10x-x-120" style:family="text">
      <style:text-properties fo:font-weight="bold"/>
    </style:style>
    <style:style style:name="cmbsy-8" style:family="text">
      <style:text-properties fo:font-weight="bold" fo:font-size="6.6pt"/>
    </style:style>
    <style:style style:name="cmbsy-6" style:family="text">
      <style:text-properties fo:font-weight="bold" fo:font-size="5.0pt"/>
    </style:style>
    <style:style style:name="cmr-8" style:family="text">
      <style:text-properties fo:font-size="6.6pt"/>
    </style:style>
    <style:style style:name="cmr-6" style:family="text">
      <style:text-properties fo:font-size="5.0pt"/>
    </style:style>
    <style:style style:name="cmmi-12" style:family="text">
      <style:text-properties fo:font-style="italic"/>
    </style:style>
    <style:style style:name="cmmi-8" style:family="text">
      <style:text-properties fo:font-style="italic" fo:font-size="6.6pt"/>
    </style:style>
    <style:style style:name="cmmi-6" style:family="text">
      <style:text-properties fo:font-style="italic" fo:font-size="5.0pt"/>
    </style:style>
    <style:style style:name="cmsy-8" style:family="text">
      <style:text-properties fo:font-size="6.6pt"/>
    </style:style>
    <style:style style:name="cmsy-6" style:family="text">
      <style:text-properties fo:font-size="5.0pt"/>
    </style:style>
    <style:style style:name="ecti-1200" style:family="text">
      <style:text-properties fo:font-style="italic"/>
    </style:style>
    <style:style style:name="ecrm-1095" style:family="text">
      <style:text-properties fo:font-size="8.3pt"/>
    </style:style>
    <style:style style:name="ecti-1095" style:family="text">
      <style:text-properties fo:font-style="italic" fo:font-size="8.3pt"/>
    </style:style>
    <style:style style:name="ecbx-1200" style:family="text">
      <style:text-properties fo:font-weight="bold"/>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unskip $\mathsurround \z@ \protect \relax \relax \kern .16667em $%{}" style:color="#000000"/>
      </style:page-layout-properties>
      <style:header-style/>
      <style:footer-style/>
    </style:page-layout>
  </office:automatic-styles>
  <office:body>
    <office:text>
      <!--start of chapter*
-->
      <text:p text:style-name="clearpage"/>
      <text:h text:style-name="Heading-1" text:outline-level="1"><text:reference-mark text:name="x1-1000"> </text:reference-mark>Dedicatoria</text:h>
      <!--l. 102
-->
      <text:p text:style-name="Text-body">Dedico este Trabajo Final de Carrera a mis padres, Norberto y Marli, a mis abuelos,
Adolfo y Elvira, porque sin su apoyo no habría podido venir a España a hacer la
Diplomatura en Turismo, y a mi pareja Daniel, que ha estado animándome,
incentivándome y ayudándome siempre que ha podido.
                                                                                 
                                                                                 
                                                                                 
                                                                                 
</text:p>
      <!--end of chapter*
-->
      <!--start of chapter*
-->
      <text:p text:style-name="clearpage"/>
      <text:h text:style-name="Heading-1" text:outline-level="1"><text:reference-mark text:name="x1-2000"> </text:reference-mark>Agradecimientos</text:h>
      <!--l. 113
-->
      <text:p text:style-name="Text-body">En primer lugar agradezco a mi tutor José Luis Martínez por aconsejarme en todo
momento y ayudarme a realizar el trabajo de la mejor manera posible. No puedo
dejar de agradecer a la Dra. Assumpció Huertas, profesora de la Universitat
Rovira i Virgili, por haber proporcionado la plantilla de análisis de paginas webs
turísticas, resultado de 3 años de investigación de un grupo de 13 investigadores,
que sin ésta yo no habría podido realizar este trabajo de investigación. Al
Dr. José Fernández Cavia, profesor de la Universitat Pompeu Fabra, por
haber facilitado materiales para la realización de este proyecto. Por último
agradezco a mis amigos y a todas las persona que, directa o indirectamente, me
han ayudado en la realización de este Trabajo Final de Carrera. ¡Gracias a
todos!
                                                                                 
                                                                                 
                                                                                 
                                                                                 
</text:p>
      <!--start of chapter
-->
      <text:p text:style-name="clearpage"/>
      <text:h text:style-name="Heading-1" text:outline-level="1"><text:span text:style-name="chapter">1.<text:s/><text:s/> </text:span><text:reference-mark text:name="x1-30001"> </text:reference-mark>Historia de Internet</text:h>
      <!--l. 131
-->
      <text:p text:style-name="Text-body">Se habla mucho de internet pero la mayor parte de las personas no saben de donde ha
surgido la tan famosa y útil internet. Se puede decir que el antecesor de la que hoy
conocemos como internet fue un proyecto del departamento de defensa de los Estado
Unidos, lo cual formó la agencia <text:span text:style-name="Emphasis"><text:span text:style-name="ecti-1200">Advanced Research Projects Agency</text:span></text:span> (ARPA) en 1957.
Tanenabum (1997:47) recuerda que “ARPA se creó en respuesta al lanzamiento del
Sputnik de la Unión Soviética en 1957 y tuvo la misión de desarrollar tecnologías
que pudieran ser útiles a la milicia.” ARPA no tenia científicos ni laboratorios, fue
constituida en una oficina y con un presupuesto pequeño para los patrones del gobierno
estadounidense. Tal como dice Lamarca (2006) “En 1969, ARPA estableció
ARPANET, la red predecesora de internet.” En diciembre de 1969 han creado una red
experimental con conexiones entre cuatro universidades: Universidad de California en
Los Angeles (UCLA), Universidad de California en Santa Barbara (UCSB),
Universidad de Utah y <text:span text:style-name="Emphasis"><text:span text:style-name="ecti-1200">Stanford Research Institute</text:span></text:span> (SRI), que a través de la
conexión conjunta a la ARPANET surgió la rudimentaria internet, la cual
su propósito era poner en comunicación a los científicos (Leiner y otros,
1998:3).
</text:p>
      <!--l. 150
-->
      <text:p text:style-name="Text-body">A partir de la ARPANET han surgido otros tipos de conexiones en red con nuevas
tecnologías y más rápidas conexiones, una de ellas fue la NSFNET. Esta red fue
creada por la NSF (<text:span text:style-name="Emphasis"><text:span text:style-name="ecti-1200">National Science Foundation</text:span></text:span>) en 1984 y ha permitido usuarios de
miles de universidades, laboratorios de investigación, bibliotecas y museos acceder a
cualquiera de las supercomputadoras y comunicarse entre sí. Según Lamarca
(2006) “el crecimiento exponencial que experimentó NSFNET así como el
incremento continuo de su capacidad de transmisión de datos, determinó que la
mayoría de los miembros de ARPANET terminaran conectándose a esta nueva
red”.
</text:p>
      <!--l. 161
-->
      <text:p text:style-name="Text-body">A los mediados de la década de 1980, NSFNET y ARPANET se fusionan que resultó
en un gran crecimiento y permitió hacer conexión con Canadá, Europa y el Pacífico.
Se empezó a ver las aglomeraciones de redes como una interred y luego como la internet
(Tanenbaum, 1997:52). El crecimiento es imparable y tal como dice Paxson
(citado en Tanenbaum, 1997:53) el tamaño se duplica aproximadamente cada
año.
</text:p>
      <!--l. 168
-->
      <text:p text:style-name="Text-body">La Real Academia Española (2001) define internet como “red informática mundial,
descentralizada, formada por la conexión directa entre computadoras u ordenadores
mediante un protocolo especial de comunicación.” Lamarca (2006) afirma que internet es
una red de millones de ordenadores en todo el mundo.
                                                                                 
                                                                                 
</text:p>
      <!--l. 174
-->
      <text:p text:style-name="Text-body">Al principio la internet solo era utilizada por una pequeña comunidad de científicos,
ingenieros y otros investigadores. Actualmente, internet es una comunidad de
millones de personas de todo el mundo que engloba tanto a los niños como a los
ejecutivos (Beekman, 2005:340). Lamarca (2006) recuerda que la red de redes
proporciona una comunicación entre millones de personas de todos los países del
mundo.
</text:p>
      <!--l. 181
-->
      <text:p text:style-name="Text-body">Internet ofrece varias herramientas de comunicación, información y interacción,
Lamarca (2006) comenta que: </text:p>
      <text:section text:style-name="begin-end-env" text:name="begin-end-env-1">
        <text:p text:style-name="begin-env-p"/>
        <!--l. 184
-->
        <text:p text:style-name="quote"><text:span text:style-name="ecrm-1095">Internet  aporta  o  soporta  una  serie  de  instrumentos  para  que  la  gente</text:span>
      <text:span text:style-name="ecrm-1095">difunda  y  acceda  a  documentos  y  a  la  informaci</text:span><text:span text:style-name="ecrm-1095">ó</text:span><text:span text:style-name="ecrm-1095">n  (WWW,  FTP,  etc.),</text:span>
      <text:span text:style-name="ecrm-1095">para que los individuos y los grupos se relacionen a trav</text:span><text:span text:style-name="ecrm-1095">é</text:span><text:span text:style-name="ecrm-1095">s de una serie de</text:span>
      <text:span text:style-name="ecrm-1095">medios de comunicaci</text:span><text:span text:style-name="ecrm-1095">ó</text:span><text:span text:style-name="ecrm-1095">n m</text:span><text:span text:style-name="ecrm-1095">á</text:span><text:span text:style-name="ecrm-1095">s o menos nuevos (correo electr</text:span><text:span text:style-name="ecrm-1095">ó</text:span><text:span text:style-name="ecrm-1095">nico, listas de</text:span>
      <text:span text:style-name="ecrm-1095">distribuci</text:span><text:span text:style-name="ecrm-1095">ó</text:span><text:span text:style-name="ecrm-1095">n, videoconferencia, chats...) o m</text:span><text:span text:style-name="ecrm-1095">á</text:span><text:span text:style-name="ecrm-1095">s o menos viejos (como una</text:span>
      <text:span text:style-name="ecrm-1095">conversaci</text:span><text:span text:style-name="ecrm-1095">ó</text:span><text:span text:style-name="ecrm-1095">n telef</text:span><text:span text:style-name="ecrm-1095">ó</text:span><text:span text:style-name="ecrm-1095">nica, poner un fax, etc,) y tambi</text:span><text:span text:style-name="ecrm-1095">é</text:span><text:span text:style-name="ecrm-1095">n incluye dentro de</text:span>
      <text:span text:style-name="ecrm-1095">s</text:span><text:span text:style-name="ecrm-1095">í</text:span> <text:span text:style-name="ecrm-1095">a los denominados medios de comunicaci</text:span><text:span text:style-name="ecrm-1095">ó</text:span><text:span text:style-name="ecrm-1095">n de masas (radio, televisi</text:span><text:span text:style-name="ecrm-1095">ó</text:span><text:span text:style-name="ecrm-1095">n,</text:span>
      <text:span text:style-name="ecrm-1095">peri</text:span><text:span text:style-name="ecrm-1095">ó</text:span><text:span text:style-name="ecrm-1095">dicos y revistas online, cine, la omnipresente publicidad, etc).</text:span>
      </text:p>
        <text:p text:style-name="end-env-p"/>
      </text:section>
      <!--l. 194
-->
      <text:p text:style-name="Text-body">Internet es una red que comprende distintos tipos y distintos sistemas de comunicación,
desde correo electrónico hasta una pagina web. Tal como dice Beekman (2005:346),
“Se puede conectar a internet de diversas formas, y cada una de ellas ofrece
diferentes grados de acceso a sus servicios [...] las primeras paginas webs eran
simples documentos de hipertextos; las actuales contienen cientos de complejas
estructuras ricas en multimedia que ofrecen a sus visitantes una gran variedad de
elecciones.” Internet no es lo mismo que una pagina web, ésta es solo una de las
muchas herramienta que ofrece internet. Para Castells (2001:2), internet “es un
medio de comunicación, de interacción y de organización social.” Lamarca
(2005) también comenta que internet se puede dividir en 3 funciones principales:
comunicación, información y interacción. Las personas utilizan la internet para
comunicarse en varios contextos de uno a uno, de uno a varios o de varios a varios.
Además de la comunicación, las personas pueden interactuar con personas de
países de todo el mundo jugando, haciendo negocios a través de internet,
intercambiando archivos o simplemente charlando en redes sociales. La internet
es una gran fuente de información, donde se puede encontrar todos los tipos
                                                                                 
                                                                                 
de temas de amplio rango de actividades y conocimientos humanos (Lamarca,
2006).
</text:p>
      <!--l. 215
-->
      <text:p text:style-name="Text-body">Nafría (2007:45) recuerda que: </text:p>
      <text:section text:style-name="begin-end-env" text:name="begin-end-env-2">
        <text:p text:style-name="begin-env-p"/>
        <!--l. 217
-->
        <text:p text:style-name="quote"><text:span text:style-name="ecrm-1095">Fue en 1999 el a</text:span><text:span text:style-name="ecrm-1095">ñ</text:span><text:span text:style-name="ecrm-1095">o de la confirmaci</text:span><text:span text:style-name="ecrm-1095">ó</text:span><text:span text:style-name="ecrm-1095">n de internet en muchos aspectos: como</text:span>
      <text:span text:style-name="ecrm-1095">una poderos</text:span><text:span text:style-name="ecrm-1095">í</text:span><text:span text:style-name="ecrm-1095">sima herramienta de comunicaci</text:span><text:span text:style-name="ecrm-1095">ó</text:span><text:span text:style-name="ecrm-1095">n, como un excelente medio</text:span>
      <text:span text:style-name="ecrm-1095">para hacer negocios, como un gran escaparate comercial que propicia nuevas</text:span>
      <text:span text:style-name="ecrm-1095">formas de comprar y vender... Uno de los atractivos principales de la red era,</text:span>
      <text:span text:style-name="ecrm-1095">y es, precisamente </text:span><text:span text:style-name="ecrm-1095">é</text:span><text:span text:style-name="ecrm-1095">ste: su capacidad para transformar de un modo u otro</text:span>
      <text:span text:style-name="ecrm-1095">casi todas las actividades en las que los humanos podamos estar involucrados.</text:span>
      <text:span text:style-name="ecrm-1095">Comunicaci</text:span><text:span text:style-name="ecrm-1095">ó</text:span><text:span text:style-name="ecrm-1095">n, formaci</text:span><text:span text:style-name="ecrm-1095">ó</text:span><text:span text:style-name="ecrm-1095">n, ocio o negocio, todo puede verse afectado por la</text:span>
      <text:span text:style-name="ecrm-1095">red.</text:span>
      </text:p>
        <text:p text:style-name="end-env-p"/>
      </text:section>
      <!--end of chapter
-->
      <!--start of chapter
-->
      <text:p text:style-name="clearpage"/>
      <text:h text:style-name="Heading-1" text:outline-level="1"><text:span text:style-name="chapter">2.<text:s/><text:s/> </text:span><text:reference-mark text:name="x1-40002"> </text:reference-mark>La <text:span text:style-name="textit"><text:span text:style-name="ecti-1200">World Wide Web</text:span></text:span></text:h>
      <!--l. 231
-->
      <text:p text:style-name="Text-body">La historia de la <text:span text:style-name="Emphasis"><text:span text:style-name="ecti-1200">world wide web</text:span></text:span>, o comúnmente conocida como web, comenzó en 1989
y la idea surgió del físico del Centro Europeo de Investigación Nuclear (CERN) Tim
Berners-Lee como recuerda Tanenbaum (1997:681). Según Lamarca (2006) el propósito
de la web era de ofrecer una herramienta para la búsqueda y transmisión de
información entre los científicos. La web nació de la necesidad de conseguir que los
investigadores dispersos en todo el mundo pudieran colaborar utilizando un acervo de
documentos, informes, fotos, dibujos que iban constantemente cambiando (Tanenbaum,
1997:681).
</text:p>
      <!--l. 241
-->
      <text:p text:style-name="Text-body">La Real Academia Española (2011) define web como una red informática y, por otro
lado, define pagina web como un documento situado en una red informática, al que se
accede mediante enlaces de hipertexto. Son muchas las definiciones y conceptos que
podemos encontrar, según Lamarca (2006) la <text:span text:style-name="Emphasis"><text:span text:style-name="ecti-1200">World Wide Web</text:span></text:span> constituye una gran red
documental de estructura hipertextual. Prieto; Lloris y Torres (2002:639) dan una otra
visión al concepto de la <text:span text:style-name="Emphasis"><text:span text:style-name="ecti-1200">world wide web</text:span></text:span> diciendo que es compuesta por archivos
distribuidos a lo largo de todo el mundo y con enlaces entre ellos. A través de la
web tenemos acceso a una enorme cantidad de información de todo tipo y de
diversos recursos: imágenes, audio, video, texto, recursos audiovisuales (Lamarca,
2005).
</text:p>
      <!--l. 253
-->
      <text:p text:style-name="Text-body">Desde su creación hasta los días actuales la web cambió mucho, al principio el usuario
era pasivo, tenía disponible una información estática con dirección unidireccional y
la producción del contenido de las webs eran individuales con fuentes limitadas.
Cuándo hablamos de una web con estas características podemos definirla como web
1.0. Nafría (2007:44) afirma que en 1998 la mejor manera de conectarse a internet era a
través de los portales web, que se entendía como una web que reunía una gran parte
de los servicios e informaciones que los usuarios más utilizaban, como el correo
electrónico, noticias, agenda...
</text:p>
      <!--l. 264
-->
      <text:p text:style-name="Text-body">La web fue cambiando poco a poco a lo largo de los años y han surgido varias webs que
estaban pensadas para el usuario, podemos citar la Epinions.com que según Nafría
(2007:54) surgió en mediados del 1999 y ofrecía a los usuarios de la red la
oportunidad de dar su opinión sobre cualquier producto y también de comparar sus
características y precios con otros similares. El usuario empieza a ejercer un papel
importante en la red, participando y compartiendo informaciones. Otras webs
que tienen una participación muy importante en el cambio de la manera que
utilizamos la web son: Flickr, web para compartir fotos; Youtube, web para compartir
vídeos y MySpace, que se dedicaba al intercambio de archivos digitales entre
usuarios.
                                                                                 
                                                                                 
</text:p>
      <!--l. 276
-->
      <text:p text:style-name="Text-body">Según Nafría (2007:112) es difícil fijar un momento exacto en la historia de la web
que termina la primera fase, pero se puede situarlo entre 2001 y 2003. A lo largo de estos
años muchas cosas empiezan a diversificarse en la web, empezaron a surgir nuevas
tecnologías que facilitaban y agilizaban la búsqueda de información, la velocidad de la
internet mejora así como la calidad de la misma donde el usuario puede hacer más
cosas en la web con mayor rapidez y es cuándo comienza a surgir la idea del usuario
como generador de contenido.
</text:p>
      <!--l. 285
-->
      <text:p text:style-name="Text-body">Cobo y Pardo (2007:27) afirman que la web actual no es igual a la web que existía en
2000, en ese momento las aplicaciones que ofrecían espacios abiertos de acceso, escritura
y producción de contenido de valor añadido en forma gratuita eran limitadas. Tal como
dice Cobo y Pardo (2007:27) “[...] la web en su conjunto empieza a dibujar un nuevo
escenario de contenidos y meta-información en plena transformación hacia los
principios de la web 2.0.”
</text:p>
      <!--l. 293
-->
      <text:p text:style-name="Text-body">Siguiendo a Fumero y Roca (2007:11) “surge una nueva red caracterizada como la web de
las personas frente a la web de los datos, correspondiente a la versión uno, la web 1.0.”
Cobo y Pardo (2007:15) comentan que en esta nueva red, la web de las personas, deja de
ser un simple escaparate de contenidos multimedia para transformarse en una plataforma
abierta , construida y basada en la participación de los usuarios. La web 2.0 es como
podemos llamar la segunda fase de los negocios de internet en la que estamos actualmente
inmersos, las reglas son muy diferentes a las de la web 1.0, entre otras cosas
porque el coste de lanzar un nuevo servicio se ha reducido mucho (Nafría,
2007:122).
</text:p>
      <!--l. 304
-->
      <text:p text:style-name="Text-body">Nafría (2007:124) afirma que la Web 1.0 en su mayoría fue un canal de publicación
unidireccional utilizado por las empresas para enviar información a los usuarios, un
emisor publicaba sus contenidos en la red y los receptores, que llamamos usuarios, los
consumían. Entretanto la Web 2.0 es un entorno bidireccional donde es papel del emisor
y receptor acaba mezclándose. Hemos pasado de un modelo unidireccional de
comunicación a un proceso dinámico e interactivo de selección, modelaje y debate de
nuevas experiencias entre los propios usuarios (Molenaar, 2002, citado en Huertas,
2008:1).
</text:p>
      <!--l. 314
-->
      <text:p text:style-name="Text-body">Explica Nafría (2007:124) que: </text:p>
      <text:section text:style-name="begin-end-env" text:name="begin-end-env-3">
        <text:p text:style-name="begin-env-p"/>
        <!--l. 316
-->
        <text:p text:style-name="quote"><text:span text:style-name="ecrm-1095">La web 1.0 era una web de s</text:span><text:span text:style-name="ecrm-1095">ó</text:span><text:span text:style-name="ecrm-1095">lo lectura; la Web 2.0 es de lectura y escritura.</text:span>
      <text:span text:style-name="ecrm-1095">La Web 2.0 es participativa por naturaleza. [...] los usuarios no suelen adoptar</text:span>
      <text:span text:style-name="ecrm-1095">una actitud pasiva, sino todo lo contrario. No s</text:span><text:span text:style-name="ecrm-1095">ó</text:span><text:span text:style-name="ecrm-1095">lo leen, tambi</text:span><text:span text:style-name="ecrm-1095">é</text:span><text:span text:style-name="ecrm-1095">n discuten,</text:span>
                                                                                 
                                                                                 
      <text:span text:style-name="ecrm-1095">comentan, valoran, opinan, proponen, anuncian, enlazan, escriben, publican,</text:span>
      <text:span text:style-name="ecrm-1095">intercambian, escogen, corrigen, comparten... Es decir, participan activamente.</text:span>
      <text:span text:style-name="ecrm-1095">Y con su participaci</text:span><text:span text:style-name="ecrm-1095">ó</text:span><text:span text:style-name="ecrm-1095">n, ayudan a elaborar el producto.</text:span>
      </text:p>
        <text:p text:style-name="end-env-p"/>
      </text:section>
      <!--l. 324
-->
      <text:p text:style-name="Text-body">Si internet fuese un software informático, la web 2.0 sería una nueva y mejorada
versión del mismo. Una versión que estaría sacando provecho de lo mejor de su
primera fase, la que conocemos como la web 1.0, y que se habrían integrado importantes
novedades tanto tecnológicas como de uso. La nueva versión de la web, la
que llamamos web 2.0, ha dado lugar a nuevos escenarios, nuevas posibilidades,
nuevos métodos de trabajo, nuevas vías de participación, nuevas formas de
relación, nuevos modos de hacer negocio. La web 2.0 ha cambiado las reglas del
juego que estuvieron vigentes durante los primeros años de internet (Nafría,
2007:111).
</text:p>
      <!--l. 335
-->
      <text:p text:style-name="Text-body">El concepto de web 2.0, según O’Reilly (2005:1) nació en una sesión de <text:span text:style-name="Emphasis"><text:span text:style-name="ecti-1200">brainstorming</text:span></text:span>
realizada entre O’Reilly y<text:span text:style-name="Emphasis"> <text:span text:style-name="ecti-1200">MediaLive International</text:span></text:span> a mediados de 2004. La historia del
nacimiento de este concepto fue publicada por Tim O’Reilly, el 30 de septiembre de 2005,
en un artículo que publicó en su web, titulado <text:span text:style-name="Emphasis"><text:span text:style-name="ecti-1200">What is Web 2.0. Design Patterns and</text:span>
<text:span text:style-name="ecti-1200">Business Models for the Next Generation of Software</text:span></text:span> (Qué es Web 2.0. Patrones de
diseño y modelos de negocio para la siguiente generación de software). Un año y medio
más tarde el término, web 2.0, contaba con 9,5 millones de referencia en Google
(O’Reilly, 2005:1) lo cuál genera muchos debates y discusiones sobre el concepto web
2.0.
</text:p>
      <!--l. 347
-->
      <text:p text:style-name="Text-body">O’Reilly (citado en Beelen, 2006:4,5) describe las características de la nueva web:
</text:p>
      <text:section text:style-name="begin-end-env" text:name="begin-end-env-4">
        <text:p text:style-name="begin-env-p"/>
        <!--l. 350
-->
        <text:p text:style-name="quote"><text:span text:style-name="ecrm-1095">Web  2.0  es  la  red  como  plataforma,  involucrando  todos  los  dispositivos</text:span>
      <text:span text:style-name="ecrm-1095">conectados. Aplicaciones Web 2.0 son las que aprovechan mejor las ventajas</text:span>
      <text:span text:style-name="ecrm-1095">de  esa  plataforma,  ofreciendo  software  como  un  servicio  de  actualizaci</text:span><text:span text:style-name="ecrm-1095">ó</text:span><text:span text:style-name="ecrm-1095">n</text:span>
      <text:span text:style-name="ecrm-1095">continua  que  mejora  en  la  medida  que  la  cantidad  de  usuarios  aumenta,</text:span>
      <text:span text:style-name="ecrm-1095">consumiendo y remezclando datos de diferentes fuentes, incluyendo usuarios</text:span>
      <text:span text:style-name="ecrm-1095">individuales, mientras genera sus propios datos en una forma que permite ser</text:span>
      <text:span text:style-name="ecrm-1095">remezclado por otros, creando efectos de red a trav</text:span><text:span text:style-name="ecrm-1095">é</text:span><text:span text:style-name="ecrm-1095">s de una arquitectura de</text:span>
      <text:span text:style-name="ecrm-1095">participaci</text:span><text:span text:style-name="ecrm-1095">ó</text:span><text:span text:style-name="ecrm-1095">n y dejando atr</text:span><text:span text:style-name="ecrm-1095">á</text:span><text:span text:style-name="ecrm-1095">s la met</text:span><text:span text:style-name="ecrm-1095">á</text:span><text:span text:style-name="ecrm-1095">fora de la p</text:span><text:span text:style-name="ecrm-1095">á</text:span><text:span text:style-name="ecrm-1095">gina del web 1.0, con</text:span>
      <text:span text:style-name="ecrm-1095">el fin de ofrecer experiencias mas envolventes al usuario.</text:span>
                                                                                 
                                                                                 
      </text:p>
        <text:p text:style-name="end-env-p"/>
      </text:section>
      <!--l. 361
-->
      <text:p text:style-name="Text-body">Fumero y Roca (2007:10) definen la web 2.0 como la red que fue convertida en un espacio
social, con espacio para todos los agentes sociales, capaz de dar auxilio y formar
parte de una verdadera sociedad de la información, la comunicación y/o el
conocimiento.
</text:p>
      <!--l. 366
-->
      <text:p text:style-name="Text-body">En la primera conferencia sobre la web 2.0, en octubre de 2004, John Battelle y Tim
O’Reilly enumeraron un conjunto de principios para mejor definir la web 2.0 (O’Reilly,
2005:2). Según O’Reilly (2005) (citado en Cobo y Pardo, 2007:15) los principios
constitutivos de la web 2.0 son siete: la web como plataforma de trabajo, el
fortalecimiento de la inteligencia colectiva, la gestión de las bases de datos como
competencia básica, el fin del ciclo de las actualizaciones de versiones de software, los
modelos de programación ligera junto a la búsqueda de la simplicidad, el
software no limitado a un solo dispositivo y las experiencias enriquecedoras de los
usuarios.
</text:p>
      <!--start of section
-->
      <text:h text:style-name="Heading-2" text:outline-level="2"><text:span text:style-name="section">2.1  </text:span><text:reference-mark text:name="x1-50002.1"> </text:reference-mark>La web como plataforma</text:h>
      <!--l. 380
-->
      <text:p text:style-name="Text-body">La web como plataforma fue el tema central elegido para la primera edición de la <text:span text:style-name="Emphasis"><text:span text:style-name="ecti-1200">Web</text:span>
<text:span text:style-name="ecti-1200">2.0 Conference </text:span></text:span>celebrada en 2004 y una de las ideas fundamentales de la web 2.0.
Considerar la web como plataforma implica al usuario utilizar las paginas webs como si
fueran un programa instalado en su ordenador, el usuario conecta a una web en concreto
y la usa como si fuese una aplicación (Nafría, 2007:115). Las nuevas compañías
ofrecen software gratuito, utilizando la web como plataforma. De esta manera, las
herramientas y sus contenidos se encuentran en la propia web y no en el ordenador del
usuario. Para explicar este fenómeno podemos utilizar el concepto de webtop que es
opuesto al de desktop (Cobo y Pardo, 2007:28). “El webtop permite convertir la web en
un escritorio virtual sobre el que el usuario pueda trabajar como si estuviera en
su equipo, creando, modificando y guardando archivos de todo tipo (Nafría,
2007:406).”
</text:p>
      <!--l. 395
-->
      <text:p text:style-name="Text-body">Cobo y Pardo (2007:28) afirman que el modelo de negocio de la web 1.0 era limitado a un
espacio de contenido corporativo y de servicios, sin participación del usuario ni
contenidos gratuitos o servicios de alta importancia. Existían pocos espacios para que
los usuarios publicaran sus contenidos, o sea, básicamente sólo se podía consumir.
La web 2.0 plantea la colaboración gratuita y abierta fundamentada en un
                                                                                 
                                                                                 
software en línea, permitiendo al usuario generar contenido (Scolari y Pardo,
2006:2).
</text:p>
      <!--l. 404
-->
      <text:p text:style-name="Text-body">Scolari y Pardo (2006:2) explican de una forma sencilla el significado de plataforma
abierta diciendo que, las herramientas Web 2.0 utilizan su propio servidor para almacenar
toda la información, de esta manera el usuario que se conecta a la red siempre tiene
acceso a ella. Esta característica de la web 2.0 trae muchos beneficios para toda la
comunidad de usuarios.
</text:p>
      <!--l. 411
-->
      <text:p text:style-name="Text-body">O’Reilly (2005:5) afirma que el servicio mejora automáticamente cuanto más
gente use las herramientas de la web 2.0. Se puede decir que el producto va
mejorando con el uso y con el aumento de las comunidades que están siempre
subiendo y compartiendo contenidos. Como ejemplo podemos mencionar Youtube
(www.youtube.com) que desde su creación, en julio de 2004, tuvo un crecimiento
exponencial y es un espacio donde millones de usuarios colaboran y comparten
vídeos.
</text:p>
      <!--l. 420
-->
      <text:p text:style-name="Text-body">
</text:p>
      <!--end of section
-->
      <!--start of section
-->
      <text:h text:style-name="Heading-2" text:outline-level="2"><text:span text:style-name="section">2.2  </text:span><text:reference-mark text:name="x1-60002.2"> </text:reference-mark>El fortalecimiento de la inteligencia colectiva</text:h>
      <!--l. 422
-->
      <text:p text:style-name="Text-body">O’Reilly en su artículo afirma que “el principio fundamental que se esconde detrás del
éxito de los gigantes nacidos en la era de la Web 1.0 que han sobrevivido para liderar la
era de la Web 2.0 parece ser éste, que han abrazado el poder de la web para explotar
inteligencia colectiva.” Berners-Lee ya hablaba de estos principios Cuándo pensó y
creó la Web a principios de la década de 1990. Los usuarios pueden actuar de la forma
tradicional, navegando a través de los contenidos de las webs, o de manera proactiva, es
decir, creando y aportando sus contenidos. Lévy (citado en Cobo y Pardo, 2007:46)
complementa la idea afirmando que la inteligencia colectiva es una especie de sociedad
anónima donde el capital aportado por cada socio son sus conocimientos, sus
conversaciones, la capacidad de aprender y enseñar. La web del futuro revelará la
inteligencia colectiva de un mundo globalizado e interconectado a través de la
internet.
</text:p>
      <!--l. 437
-->
      <text:p text:style-name="Text-body">O’Reilly (2005:7) clasifica Wikipedia como “un experimento radical de confianza”
donde el usuario puede aportar contenido y cualquier otro puede corregirlo,
resultando en un enorme cambio en la manera de crear contenido. Nafría (2007:117)
                                                                                 
                                                                                 
afirma que la actividad colectiva y constante de millones de usuarios en webs de
subastas como el eBay o Amazon.com es lo que hace que estas webs sean muy
valiosas, aportando un valor añadido que sus competidores no pueden ofrecer.
Hacer un buen uso de la inteligencia colectiva, o sea, explotar o aprovechar las
contribuciones de los usuarios, es la clave para el dominio del mercado en la era de la
web 2.0. De esta forma el usuario pasa de consumidor a co-desarrollador. El
ambiente perfecto para expresar las habilidades, experiencias y competencias
de las personas es el ciberespacio, es donde cada persona puede aportar algo
y nadie tiene conocimiento absoluto (Lévy, 1997, citado en Cobo y Pardo,
2007:46).
</text:p>
      <!--l. 453
-->
      <text:p text:style-name="Text-body">
</text:p>
      <!--end of section
-->
      <!--start of section
-->
      <text:h text:style-name="Heading-2" text:outline-level="2"><text:span text:style-name="section">2.3  </text:span><text:reference-mark text:name="x1-70002.3"> </text:reference-mark>La gestión de las bases de datos como competencia básica</text:h>
      <!--l. 455
-->
      <text:p text:style-name="Text-body">La clave de este principio es el infoware, es decir, el software más datos. Los datos son
valiosos para las aplicaciones Web 2.0, ya que el software es un recurso de fácil
implementación (Cobo y Pardo, 2007:30). O’Reilly (2005:3) afirma que las herramientas
necesitan de los datos y el software es la manera que se usa para manejarlos. Los datos
son una parte definitivamente importante de cualquier proyecto web, y muchas veces la
clave del éxito o fracaso de una web está relacionada con la gestión de los datos
(Nafría, 2007:118).
</text:p>
      <!--l. 464
-->
      <text:p text:style-name="Text-body">O’Reilly utiliza como ejemplo Amazon.com, que desde el principio aplica la política de
enriquecimiento de información, y que muchas veces éstas fueron generadas por los
propios usuarios de la web (Cobo y Pardo, 2007:30). Scolari y Pardo (2006:3)
complementa la idea afirmando que la administración de los datos de Amazon.com es su
habilidad básica y el enriquecimiento de su servicio y contenido. Comenta Nafría
(2007:118) que una ventaja competitiva es lograr un conjunto crítico de usuarios que
producen datos de gran valor de manera que se pueda ofrecer un servicio atractivo para
los clientes.
</text:p>
      <!--l. 475
-->
      <text:p text:style-name="Text-body">
                                                                                 
                                                                                 
</text:p>
      <!--end of section
-->
      <!--start of section
-->
      <text:h text:style-name="Heading-2" text:outline-level="2"><text:span text:style-name="section">2.4  </text:span><text:reference-mark text:name="x1-80002.4"> </text:reference-mark>El fin del ciclo de las actualizaciones de versiones de software</text:h>
      <!--l. 477
-->
      <text:p text:style-name="Text-body">Cobo y Pardo (2007:30) afirman que se acaba el modelo inicial de software cerrado, para
pasar a utilizar el software como un servicio gratuito combinado con los datos,
funcionando en la propia web sin la necesidad de instalar en nuestro ordenador. O’Reilly
(2005:3) complementa la idea utilizando como ejemplo Google: </text:p>
      <text:section text:style-name="begin-end-env" text:name="begin-end-env-5">
        <text:p text:style-name="begin-env-p"/>
        <!--l. 483
-->
        <text:p text:style-name="quote"><text:span text:style-name="ecrm-1095">Google   comenz</text:span><text:span text:style-name="ecrm-1095">ó</text:span>   <text:span text:style-name="ecrm-1095">su   vida   como   una   aplicaci</text:span><text:span text:style-name="ecrm-1095">ó</text:span><text:span text:style-name="ecrm-1095">n   web   nativa,   nunca</text:span>
      <text:span text:style-name="ecrm-1095">vendida o empaquetada, sino siempre entregada como un servicio [...]. No</text:span>
      <text:span text:style-name="ecrm-1095">hay  programaci</text:span><text:span text:style-name="ecrm-1095">ó</text:span><text:span text:style-name="ecrm-1095">n  de  las  actualizaciones  de  las  versiones  del  software,</text:span>
      <text:span text:style-name="ecrm-1095">sencillamente mejora continua. Ninguna licencia o venta, sencillamente uso.</text:span>
      <text:span text:style-name="ecrm-1095">Ning</text:span><text:span text:style-name="ecrm-1095">ú</text:span><text:span text:style-name="ecrm-1095">n tipo de portabilidad a diferentes plataformas de forma que los clientes</text:span>
      <text:span text:style-name="ecrm-1095">puedan ejecutar el software en su propio equipo.</text:span>
      </text:p>
        <text:p text:style-name="end-env-p"/>
      </text:section>
      <!--l. 490
-->
      <text:p text:style-name="Text-body">Este cambio en el modelo de negocio favorece mucho al usuario, siendo Google el ejemplo
de actualización diaria del software (Scolari y Pardo, 2006:3). Según Cobo y Pardo
(2007:31) Google, con su motor de búsqueda y servicios complementarios, ofrece de
forma gratuita una oferta de servicios innovadores, sin constantes actualizaciones ni
incompatibilidades de sistemas, utilizando la Web como plataforma y sin la necesidad
de instalar y quitar espacio de disco duro de nuestro ordenador. Las empresas
web 2.0 dejan de estar transformando sus modelos en versiones betas, lanzan el
software pronto y a menudo, aprendiendo del consumo de los usuarios para
mejorar sus prototipos. De este modo la herramienta está en constante desarrollo,
sin costes adicionales para el usuario y se acelera el proceso de mejoras de la
aplicación.
</text:p>
      <!--l. 504
-->
      <text:p text:style-name="Text-body">
</text:p>
      <!--end of section
-->
      <!--start of section
-->
      <text:h text:style-name="Heading-2" text:outline-level="2"><text:span text:style-name="section">2.5  </text:span><text:reference-mark text:name="x1-90002.5"> </text:reference-mark>Los modelos de programación ligera junto a la búsqueda de la simplicidad</text:h>
      <!--l. 506
-->
      <text:p text:style-name="Text-body">Según O’Reilly (2005) (citado en Scolari y Pardo, 2006:3) este principio consta en
simplificar las aplicaciones y a la vez que también sean fiables y funcionales. Se pretende
que las aplicaciones crezcan de una manera simplificada y que el usuario pueda ver el
contenido cuándo quiera en la plataforma que quiera, y no según lo que establezca el
proveedor/desarrollador de la información.
</text:p>
      <!--l. 513
-->
      <text:p text:style-name="Text-body">Cobo y Pardo (2007:31) complementan la idea afirmando que los modelos de
programación ligera realzan la simplicidad, donde menos es más, donde se evita los
excesos de especificaciones y funciones del software cerrado. La programación ligera
proporciona productos creativos, productivos y con mayor valor añadido.
</text:p>
      <!--l. 520
-->
      <text:p text:style-name="Text-body">
</text:p>
      <!--end of section
-->
      <!--start of section
-->
      <text:h text:style-name="Heading-2" text:outline-level="2"><text:span text:style-name="section">2.6  </text:span><text:reference-mark text:name="x1-100002.6"> </text:reference-mark>El software no limitado a un solo dispositivo</text:h>
      <!--l. 522
-->
      <text:p text:style-name="Text-body">Nafría (2007:120) comenta que una de las características de la web 2.0 es que el
servicio no debe estar limitado simplemente al ordenador, ya que el ordenador personal ya
no es más el único aparato de acceso a internet. Los smartphones y las tablets
empezaron a ocupar espacios hasta ahora solo reservados a los ordenadores personales
(Cobo y Pardo, 2007:32). Scolari y Pardo (2006:3) complementan la idea afirmando que
los dispositivos móviles se están transformando en plataformas para el entretenimiento,
la gestión de la información, y la producción de contenidos multimedia. Este principio
fue pensado precisamente en la unión entre las aplicaciones web 2.0 y los dispositivos
móviles, actualmente, tanto el software como las aplicaciones son diseñadas para sean
utilizadas en diversas plataformas, principalmente ordenadores y móviles (Cobo y Pardo,
2007:119).
</text:p>
      <!--l. 537
-->
      <text:p text:style-name="Text-body">
</text:p>
      <!--end of section
-->
      <!--start of section
-->
      <text:h text:style-name="Heading-2" text:outline-level="2"><text:span text:style-name="section">2.7  </text:span><text:reference-mark text:name="x1-110002.7"> </text:reference-mark>Las experiencias enriquecedoras de los usuarios</text:h>
      <!--l. 539
-->
      <text:p text:style-name="Text-body">Según O’Reilly (citado en Nafría, 2007:120) para lograr el éxito en el mundo de la
                                                                                 
                                                                                 
web 2.0 las compañías tendrán que crear aplicaciones que aprendan de sus usuarios,
utilizando una arquitectura de participación para sacar provecho en la interfaz del
programa así como en la riqueza de los datos compartidos.
</text:p>
      <!--l. 545
-->
      <text:p text:style-name="Text-body">Se puede citar como una experiencia enriquecedora de los usuarios los blogs, Cobo y
Pardo (2007:33) afirman que su éxito está justificado por la sencillez de creación,
productividad, posibilidad de indexación y visibilidad en los buscadores. Rojas
(2005) (citado en Cobo y Pardo, 2007:33) complementa la idea de los blogs como
experiencia enriquecedora de los usuarios resumiendo los porqués de su popularidad:
</text:p>
      <text:section text:style-name="begin-end-env" text:name="begin-end-env-6">
        <text:p text:style-name="begin-env-p"/>
        <!--l. 552
-->
        <text:p text:style-name="quote"><text:span text:style-name="ecrm-1095">Los blogs son f</text:span><text:span text:style-name="ecrm-1095">á</text:span><text:span text:style-name="ecrm-1095">ciles de usar, tienen un bajo coste o a veces son gratuitos,</text:span>
      <text:span text:style-name="ecrm-1095">son interactivos, humanizan a las organizaciones, son cre</text:span><text:span text:style-name="ecrm-1095">í</text:span><text:span text:style-name="ecrm-1095">bles, inmediatos,</text:span>
      <text:span text:style-name="ecrm-1095">directos  e  infecciosos,  pueden  ser  consultados  por  los  periodistas,  no  son</text:span>
      <text:span text:style-name="ecrm-1095">intrusivos, otorgan autoridad e influencia, permiten llegar a audiencias que han</text:span>
      <text:span text:style-name="ecrm-1095">abandonado otros medios, crean comunidad, ayudan a aumentar la notoriedad</text:span>
      <text:span text:style-name="ecrm-1095">de la organizaci</text:span><text:span text:style-name="ecrm-1095">ó</text:span><text:span text:style-name="ecrm-1095">n en la red, refuerzan la cultura de la organizaci</text:span><text:span text:style-name="ecrm-1095">ó</text:span><text:span text:style-name="ecrm-1095">n y ayudan</text:span>
      <text:span text:style-name="ecrm-1095">en momentos de crisis institucionales.</text:span>
      </text:p>
        <text:p text:style-name="end-env-p"/>
      </text:section>
      <!--l. 561
-->
      <text:p text:style-name="Text-body">El nuevo diseño de las interfaces webs plantea experiencias de usuarios ricas en la
capacidad del acceso en cualquier lugar y momento, usabilidad y simplicidad de la
navegación, generación de contenido en forma dinámica e integración con los
sistemas operativos de nuestros ordenadores (Scolari y Pardo, 2006:4).
                                                                                 
                                                                                 
                                                                                 
                                                                                 
</text:p>
      <!--end of section
-->
      <!--end of chapter
-->
      <!--start of chapter
-->
      <text:p text:style-name="clearpage"/>
      <text:h text:style-name="Heading-1" text:outline-level="1"><text:span text:style-name="chapter">3.<text:s/><text:s/> </text:span><text:reference-mark text:name="x1-120003"> </text:reference-mark>Marketing</text:h>
      <!--l. 572
-->
      <text:p text:style-name="Text-body">En el mundo del marketing, el artículo de Bagozzi, <text:span text:style-name="Emphasis"><text:span text:style-name="ecti-1200">Marketing as Echange</text:span></text:span>, es conocido
como el primer concepto de marketing. Según Bagozzi (1975) (citado en Adell, 2007:18)
marketing es “el sistema más correcto para enfocar los intercambios entre una empresa,
organización o institución y su entorno.” Hoy al hablar de marketing encontramos una
infinidad de conceptos y definiciones, para Esteban y otros (2002:13) el marketing
se enfoca en la identificación de las necesidades y deseos de una entidad y
estimula la demanda para materializar los deseos, mediante las relaciones de
intercambio.
</text:p>
      <!--l. 582
-->
      <text:p text:style-name="Text-body">El marketing se fundamenta en las relaciones de intercambio que satisfacen los
propósitos del cliente y de la organización, mediante los procesos de planificación y
ejecución de acciones de producto, precio, distribución y comunicación de bienes,
servicios e ideas (Esteban y otros, 2002:14). Existe dos partes que interaccionan en el
mercado: una que produce y vende productos y servicios, que denominamos la oferta y
otra que compra y consume esos productos y servicios, que llamamos la demanda. Se
puede decir que la función del marketing es poner en contacto la oferta y la demanda, y
facilitar el intercambio entre ellas de manera satisfactoria y rentable para ambas partes
(Altés, 1993:13). Adell (2007:18) da una otra visión diciendo que el marketing ayuda a
realizar intercambios entre los que ofrecen productos y servicios y quienes los necesitan o
desean.
</text:p>
      <!--l. 596
-->
      <text:p text:style-name="Text-body">Siguiendo a Esteban y otros (2002:14) “un intercambio es una acción voluntaria para
transferir un bien en contraprestación de otro objeto de valor similar.” El intercambio es
la comunicación de dos partes donde resulta la obtención de algo valioso. Adell
(2007:19) complementa la idea diciendo que el intercambio debe satisfacer las necesidades
y los deseos de ambas las partes que participan en él. Las empresas disponen de
productos para satisfacer las necesidades y los deseos de los compradores y podemos decir
que un intercambio ocurre cuándo obtenemos un producto deseado ofreciendo algo
valioso a cambio. Un producto puede ser un bien, un servicio o una idea (Esteban y otros,
2002:15).
</text:p>
      <!--l. 608
-->
      <text:p text:style-name="Text-body">Para <text:span text:style-name="Emphasis"><text:span text:style-name="ecti-1200">American Marketing Association </text:span></text:span>(1985) (citado en Esteban y otros, 2002:16)
“marketing es el proceso que planifica y ejecuta el concepto, precio, promoción y
distribución de ideas, bienes y servicios para crear intercambios que satisfagan tanto
objetivos individuales como organizacionales.” Se puede decir que el marketing es una
filosofía de empresa orientada a satisfacer las necesidades de los compradores (Adell,
2007:23). Además podemos complementar el concepto diciendo que el marketing es una
determinada actitud u orientación con la que la empresa se afronta a su entorno y su
actividad (Altés, 1993:14). Adell (2007:21) define el marketing de una manera más
                                                                                 
                                                                                 
amplia: </text:p>
      <text:section text:style-name="begin-end-env" text:name="begin-end-env-7">
        <text:p text:style-name="begin-env-p"/>
        <!--l. 619
-->
        <text:p text:style-name="quote"><text:span text:style-name="ecrm-1095">El marketing tiene parte de ciencia (por ejemplo, econom</text:span><text:span text:style-name="ecrm-1095">í</text:span><text:span text:style-name="ecrm-1095">a) y parte de arte</text:span>
      <text:span text:style-name="ecrm-1095">(por ejemplo, creatividad), pero esencialmente es una t</text:span><text:span text:style-name="ecrm-1095">é</text:span><text:span text:style-name="ecrm-1095">cnica que utiliza otras</text:span>
      <text:span text:style-name="ecrm-1095">t</text:span><text:span text:style-name="ecrm-1095">é</text:span><text:span text:style-name="ecrm-1095">cnicas y ciencias, preferentemente del </text:span><text:span text:style-name="ecrm-1095">á</text:span><text:span text:style-name="ecrm-1095">rea social, para su desarrollo y</text:span>
      <text:span text:style-name="ecrm-1095">para la toma de decisiones con la finalidad de producir intercambio de ideas,</text:span>
      <text:span text:style-name="ecrm-1095">bienes y servicios que sean objetivo y satisfacci</text:span><text:span text:style-name="ecrm-1095">ó</text:span><text:span text:style-name="ecrm-1095">n del p</text:span><text:span text:style-name="ecrm-1095">ú</text:span><text:span text:style-name="ecrm-1095">blico en general.</text:span>
      </text:p>
        <text:p text:style-name="end-env-p"/>
      </text:section>
      <!--l. 626
-->
      <text:p text:style-name="Text-body">El objetivo del marketing en la empresa es enfocarse en observar las relaciones entre
la empresa y su entorno, examinar las oportunidades de mercado y establecer
planes de actuación para definir qué recursos hay que usar para convertir estas
oportunidades en el cumplimiento de sus objetivos comerciales (Esteban y otros,
2002:29).
</text:p>
      <!--start of section
-->
      <text:h text:style-name="Heading-2" text:outline-level="2"><text:span text:style-name="section">3.1  </text:span><text:reference-mark text:name="x1-130003.1"> </text:reference-mark>Marketing y turismo</text:h>
      <!--l. 635
-->
      <text:p text:style-name="Text-body">Tal como dice Altés (1993:54) “las empresas turísticas son empresas de servicios y, si
bien prestan servicios no asociados a la adquisición de un bien tangible, para ello
necesitan contar con importantes infraestructuras y equipamientos [...].” Existen
diferencias importantes entre el marketing industrial y el marketing de servicios, debido a
particulares características de los servicios: la intangibilidad, el carácter indisociable, la
variabilidad y el carácter perecedero.
</text:p>
      <!--l. 643
-->
      <text:p text:style-name="Text-body">El servicio es un bien intangible, o sea, a diferencia del bien físico, el servicio no se
puede experimentar antes de su compra, es tan sólo una experiencia (Kotler y otros,
2004:25). Cuándo un cliente compra un viaje en una agencia, o hace una reserva de
transporte u hotel, está comprando la promesa de que recibirá unos servicios
específicos en un plazo determinado. En el momento del pago el cliente no
puede probar los servicios que ha comprado, no puede tocarlos (Altés, 1993:54).
Cuándo nos vamos de viaje es común que compremos <text:span text:style-name="Emphasis"><text:span text:style-name="ecti-1200">souvenirs, </text:span></text:span>recuerdos para
no olvidarnos de la experiencia que hemos tenido. Esta actitud es<text:span text:style-name="Emphasis"> </text:span>intento de
tangibilizar algo que por definición es intangible. Muchos de los productos vendidos
en el turismo son experiencias intangibles, es decir, se compra su uso, no el
producto.
                                                                                 
                                                                                 
</text:p>
      <!--l. 656
-->
      <text:p text:style-name="Text-body">El carácter indisociable del servicio significa que el empleado y los clientes forman parte
del producto (Kotler y otros, 2004:25), característica que comprende que el servicio no
puede ser separado de quien los presta. El servicio, casi siempre, se produce al momento
de su consumo con la participación del cliente (Altés, 1993:55), o sea, la producción y
el consumo van unidos.
</text:p>
      <!--l. 663
-->
      <text:p text:style-name="Text-body">Para explicar la variabilidad del servicio podemos decir que los servicios se producen y
consumen de manera simultánea, limitando el control de calidad (Kotler y otros,
2004:26). Por lo tanto, su calidad puede variar mucho, dependiendo de quién los ofrezca
y cuándo, dónde y cómo se ofrezcan. Es decir, la calidad del servicio depende de la
participación del cliente, es necesaria la participación del mismo en el momento de la
prestación del servicio. Debido a los varios elementos que participan en la prestación
del servicio es muy complicado estandarizarlo. A diferencia del producto físico que en el
momento de la fabricación se tiende homogeneizarlo para bajar los costes, en el caso de
los servicios es muy difícil crear dos servicios que sean iguales (Escobar y González,
29:2011).
</text:p>
      <!--l. 676
-->
      <text:p text:style-name="Text-body">El carácter perecedero del servicio significa que los servicios no se pueden almacenar para el
consumo posterior, no podemos almacenarlo en espera de ser vendido en otro momento. El
servicio que hoy no vendamos se habrá perdido y si mañana lo vendemos será un otro
servicio ya que cambia el personal que va prestarlo, el momento y el entorno (Escobar y
Gonzáez, 2011:28). Un hotel de 100 habitaciones que tenga un nivel de ocupación de 80<!--l. 682
--><draw:frame draw:style-name="mml-inline" draw:name="mobj-2" text:anchor-type="as-char" draw:z-index="0"><draw:object xlink:href="./teste-m2" xlink:type="simple" xlink:show="embed" xlink:actuate="onLoad"/></draw:frame>
% no puede almacenar las 20 habitaciones no vendidas y vender mañana 120
habitaciones. Los ingresos por la falta de venta de las 20 habitaciones se han perdido para
siempre (Kotler y otros, 2004:26).
</text:p>
      <!--l. 687
-->
      <text:p text:style-name="Text-body">Debido a las características particulares de los servicios, éstos necesitan diferentes
enfoques de marketing. En una empresa los productos tangibles están normalmente en
estanterías exhibiéndose a los clientes. Entretanto los servicios se producen al
momento, o sea, el cliente y el empleado interactúan creando el servicio. Según
Kotler (2004:27) el marketing de servicios necesita algo más que el marketing
externo tradicional, exige un enfoque en el marketing interno y en el marketing
interactivo.
</text:p>
      <!--l. 696
-->
      <text:p text:style-name="Text-body">Kotler (2004:27) explica el significado del marketing interno diciendo que la empresa
de servicios debe formar y motivar constantemente sus empleados que tienen
contacto directo con los clientes, para que éstos puedan prestar un servicios de
calidad y puedan ofrecer satisfacción a los clientes. Chías (1991) (citado en
Altés, 1993:265) da una visión más amplia al marketing interno diciendo que:
</text:p>
      <text:section text:style-name="begin-end-env" text:name="begin-end-env-8">
        <text:p text:style-name="begin-env-p"/>
        <!--l. 703
-->
        <text:p text:style-name="quote"><text:span text:style-name="ecrm-1095">Por marketing interno se entiende todo el programa, desde su an</text:span><text:span text:style-name="ecrm-1095">á</text:span><text:span text:style-name="ecrm-1095">lisis hasta</text:span>
      <text:span text:style-name="ecrm-1095">su ejecuci</text:span><text:span text:style-name="ecrm-1095">ó</text:span><text:span text:style-name="ecrm-1095">n y control, dirigido hacia el equipo humano de la organizaci</text:span><text:span text:style-name="ecrm-1095">ó</text:span><text:span text:style-name="ecrm-1095">n,</text:span>
      <text:span text:style-name="ecrm-1095">desde la alta direcci</text:span><text:span text:style-name="ecrm-1095">ó</text:span><text:span text:style-name="ecrm-1095">n hasta el personal en contacto con el p</text:span><text:span text:style-name="ecrm-1095">ú</text:span><text:span text:style-name="ecrm-1095">blico, desde el</text:span>
      <text:span text:style-name="ecrm-1095">administrativo hasta el comercial externo que pretende alcanzar una cultura</text:span>
      <text:span text:style-name="ecrm-1095">organizativa “orientada al mercado”. Un programa de marketing interno debe</text:span>
      <text:span text:style-name="ecrm-1095">ser  tarea  de  toda  la  empresa  y  por  lo  tanto  responsabilidad  de  la  alta</text:span>
      <text:span text:style-name="ecrm-1095">direcci</text:span><text:span text:style-name="ecrm-1095">ó</text:span><text:span text:style-name="ecrm-1095">n.</text:span>
      </text:p>
        <text:p text:style-name="end-env-p"/>
      </text:section>
      <!--l. 711
-->
      <text:p text:style-name="Text-body">Siguiendo Kotler (2004:27) el marketing interactivo demuestra la calidad percibida del
servicio en la calidad con que se crea la interacción cliente-empleado durante la
prestación del servicio. En los servicios la calidad está sometida tanto del que ofrece el
servicio como del que hace la entrega. El cliente juzga la calidad de los servicios de una
manera global, es decir, juzgando tanto la calidad técnica como la calidad
funcional.
</text:p>
      <!--l. 719
-->
      <text:p text:style-name="Text-body">Las empresas de servicio enfrentan un mercado competitivo y, sobretodo, deben prestar
una mayor atención a las actividades del marketing y intentar potencializar las tres
                                                                                 
                                                                                 
principales áreas de marketing: la diferenciación competitiva, la calidad de los servicios
y la productividad.
</text:p>
      <!--l. 724
-->
      <text:p text:style-name="Text-body">Kotler (2004:27) comenta la gestión de la diferenciación del servicio diciendo que en la
actualidad nos deparamos con una intensa competencia en precios, al ser muy
difícil diferenciar los servicios de los de la competencia. En el momento en que
los clientes valoran similares los servicios de proveedores diferentes, se centran
más su atención en el precio. Una solución a la competencia de precios es
incluir al servicio unas características innovadoras, diferenciando la oferta de
la compañía de la de sus competidores. Las líneas aéreas con el fin de
diferenciar sus ofertas ofrecen servicios diferenciados como: las películas en el
vuelo, la reserva de asientos específicos, servicio telefónico, programas de
promoción para viajeros frecuentes... Las empresas de servicios deben estar
constantemente atentas a las ofertas de sus competidores y intentar siempre innovar sus
servicios.
</text:p>
      <!--l. 738
-->
      <text:p text:style-name="Text-body">Siguiendo Altés (1993:253), la actual competencia y teniendo un consumidor más
experto, exigente y con acceso a las informaciones, ha llevado a que la calidad sea un
factor competitivo clave para la empresa de servicios. La principal manera en que una
empresa de servicios puede diferenciar su producto de sus competidores es ofreciendo de
forma continua una calidad superior (Kotler, 2004:28). Altés (1993:253) define calidad en
servicios como “la capacidad de dar respuesta a las expectativas de los clientes por un
precio determinado y se mide por el grado de satisfacción de los mismos.” Kotler
(2004:28) afirma que la clave es superar las expectativas de los clientes en cuanto a la
calidad del servicio.
</text:p>
      <!--l. 750
-->
      <text:p text:style-name="Text-body">Lynn (1977) (citado en Kotler, 2004:29) comenta que los profesionales del marketing de
servicios deben buscar una manera de hacer tangible el servicio, y que según Kotler
(2004:29) hay que buscar unos factores que contribuyan a tangibilizar el servicio. El
material de promoción, la apariencia de los empleados y el entorno físico de
la empresa son ejemplos de como hacer tangible algo que por definición es
intangible.
                                                                                 
                                                                                 
                                                                                 
                                                                                 
</text:p>
      <!--end of section
-->
      <!--end of chapter
-->
      <!--start of chapter
-->
      <text:p text:style-name="clearpage"/>
      <text:h text:style-name="Heading-1" text:outline-level="1"><text:span text:style-name="chapter">4.<text:s/><text:s/> </text:span><text:reference-mark text:name="x1-140004"> </text:reference-mark>Marketing de destinos turísticos y páginas web</text:h>
      <!--l. 762
-->
      <text:p text:style-name="Text-body">Según Esteban y otros (2002:167) internet se ha convertido en un lugar para
hacer transacciones, compartir informaciones y comunicarse, y también ha
creado un entorno para nuevas formas de promoción y distribución directa a
los consumidores finales. El marketing electrónico está cambiando de una
manera muy rápida el modo de dirigir los negocios de las empresas turísticas.
Rodríguez (2008:25) explica que el marketing electrónico utiliza las tecnologías
de la información y comunicación para lograr los objetivos de marketing de
la empresa. Esto tipo de marketing normalmente se asocia con marketing en
internet, que según Rodríguez (2008:25), es cuándo se utiliza la internet
con propósitos de marketing y otras tecnologías digitales vinculadas con la
Red.
</text:p>
      <!--l. 774
-->
      <text:p text:style-name="Text-body">Tal como dice Rodríguez (2008:25, 50): </text:p>
      <text:section text:style-name="begin-end-env" text:name="begin-end-env-9">
        <text:p text:style-name="begin-env-p"/>
        <!--l. 776
-->
        <text:p text:style-name="quote"><text:span text:style-name="ecrm-1095">Internet se ha convertido en un canal de extraordinaria importancia, tanto para</text:span>
      <text:span text:style-name="ecrm-1095">la investigaci</text:span><text:span text:style-name="ecrm-1095">ó</text:span><text:span text:style-name="ecrm-1095">n de marketing como para las comunicaciones de marketing y la</text:span>
      <text:span text:style-name="ecrm-1095">distribuci</text:span><text:span text:style-name="ecrm-1095">ó</text:span><text:span text:style-name="ecrm-1095">n comercial. Internet permite cartearse, participar en espacios de</text:span>
      <text:span text:style-name="ecrm-1095">debates, obtener recursos de ordenadores remotos, transferir ficheros, conversar</text:span>
      <text:span text:style-name="ecrm-1095">en tiempo real con otras persona y acceder a informaci</text:span><text:span text:style-name="ecrm-1095">ó</text:span><text:span text:style-name="ecrm-1095">n muy diversa. Todos</text:span>
      <text:span text:style-name="ecrm-1095">estos servicios se prestan a trav</text:span><text:span text:style-name="ecrm-1095">é</text:span><text:span text:style-name="ecrm-1095">s de instrumentos como la </text:span><text:span text:style-name="Emphasis"><text:span text:style-name="ecti-1095">World Wide Web</text:span>
      </text:span><text:span text:style-name="ecrm-1095">y los recursos de la Web 2.0 [...].</text:span>
      </text:p>
        <text:p text:style-name="end-env-p"/>
      </text:section>
      <!--l. 785
-->
      <text:p text:style-name="Text-body">Antes de la web, los destinos turísticos sólo contaban con escasos medios para atraer la
atención de los turistas, como por ejemplo, anuncios caros o bien buenas criticas por
parte de los medios de comunicación. Con la llegada de la Web el marketing
experimentó un cambio de las normas, la Web no es la televisión (Meerman, 2010:37).
Según Bitnet y otros (2000) (citado en Kotler y otros, 2004:407) la internet puede
mejorar la satisfacción de un cliente ya que le deja acceder a los servicios cuándo
y dónde le apetezca, sin estar limitado a horarios de atención telefónica
y comunicación con otra persona. Al utilizar los medios de comunicación
convencionales, como por ejemplo la televisión, los publicistas deben crear un anuncio
que capte la atención de los clientes potenciales. Este tipo de anuncio son de
una dirección, centrados en un producto y se ha basado tradicionalmente en
                                                                                 
                                                                                 
captar la atención de los futuros clientes interrumpiendo lo que estén haciendo.
Esteban y otros (2002:181) afirman que internet proporciona una comunicación
bidireccional, interactiva y personalizada. El nuevo marketing en internet se
basa en la interactuación, información, educación y selección. Meerman
(2001:39) complementa la idea diciendo que el consumidor acude en el momento
que desea tomar una decisión de compra, éste decide cuándo quiere recibir
informaciones, a diferencia de los medios convencionales de comunicación, que
normalmente interrumpen a los consumidores con una publicidad que no les
interesan.
</text:p>
      <!--l. 808
-->
      <text:p text:style-name="Text-body">Cho y Cheo (2005) (citado en Huertas y Fernández, 2006) comentan que las páginas
webs pueden servir para diversas finalidades de comunicación: relaciones públicas,
promoción de ventas, publicidad o marketing directo. Kotler y otros (2004:405)
complementan la idea diciendo que los usos de una página web incluyen la venta de
productos, el descubrimiento de nuevos productos, el apoyo de promoción de un
producto o de una marca, posibilitar que los clientes contacten con la empresa, obtener
informaciones de futuros clientes, apoyo a las relaciones públicas y administrar la
información para que los consumidores puedan tener un mejor uso del producto. La web
cumple varias funciones, y muchas veces de manera simultánea, sin embargo durante la
ultima década se ha mostrado como un poderoso e indispensable instrumento de
comunicación y comercialización de productos y servicios. Podemos afirmar que
el sector que más ha sido afectado ha sido el sector turístico (Fernández,
2010).
</text:p>
      <!--l. 824
-->
      <text:p text:style-name="Text-body">Uno do los usos más importantes de internet es la comunicación, la web se ha
convertido en un canal de comunicación instantáneo y mundial. La difusión de las
tecnologías de la información y comunicación ha ocasionado la modificación de la
conducta de los viajeros actuales, creando un nuevo perfil de turista: menos interesado en
los paquetes turísticos tradicionales, más exigente y sofisticado, y habituado a dirigirse
directamente a lo proveedores. La Organización Mundial de Turismo (2008, p.
XXI) (citado en Fernández, 2010:8) afirma que “la información online es ahora
la influencia principal en las decisiones del consumidor en los mercados más
importantes.” En palabras de Palmer (2005) (citado en Fernández, 2010:8)
</text:p>
      <text:section text:style-name="begin-end-env" text:name="begin-end-env-10">
        <text:p text:style-name="begin-env-p"/>
        <!--l. 836
-->
        <text:p text:style-name="quote"><text:span text:style-name="ecrm-1095">Internet ofrece tremendas oportunidades para desarrollar marcas de destinos</text:span>
      <text:span text:style-name="ecrm-1095">fuertes que proporcionen beneficios reales a los turistas... Sin embargo, el hecho</text:span>
      <text:span text:style-name="ecrm-1095">de tener un sitio web en s</text:span><text:span text:style-name="ecrm-1095">í</text:span> <text:span text:style-name="ecrm-1095">mismo no es garant</text:span><text:span text:style-name="ecrm-1095">í</text:span><text:span text:style-name="ecrm-1095">a del </text:span><text:span text:style-name="ecrm-1095">é</text:span><text:span text:style-name="ecrm-1095">xito del destino. En</text:span>
                                                                                 
                                                                                 
      <text:span text:style-name="ecrm-1095">la era que todos los destinos pueden desarrollar un sitio web, debe existir una</text:span>
      <text:span text:style-name="ecrm-1095">estrategia coherente para desarrollar, posicionar y promocionar la presencia</text:span>
      <text:span text:style-name="ecrm-1095">electr</text:span><text:span text:style-name="ecrm-1095">ó</text:span><text:span text:style-name="ecrm-1095">nica.</text:span>
      </text:p>
        <text:p text:style-name="end-env-p"/>
      </text:section>
      <!--l. 843
-->
      <text:p text:style-name="Text-body">Las web no sirven solo para sacar informaciones, sino que a través de ella se puede
atraer, convencer y ayudar a la hora de escoger el destino e inclusive permite al turista
realizar consultas reservas y compras de manera rápida y sencilla. Una pagina web con
informaciones útiles y presentada de manera atractiva ayuda en el proceso de decisión
del destino turístico. Siguiendo Rita (citado en Kotler y otros, 2004:406) “una pagina
web diseñada adecuadamente puede facilitar la planificación por parte del viajero y
ayudarle a asegurarse de que sus opciones son las mejores y le proporcionarán
una agradable experiencia.” Se puede decir que, en el caso de los turistas, la
web es el lugar donde empieza la experiencia del viaje y, una vez finalizado el
viaje, es donde se extiende la experiencia. La Organización Mundial de Turismo
(2008:3) (citado en Fernández, 2010:10) complementa la idea diciendo que
</text:p>
      <text:section text:style-name="begin-end-env" text:name="begin-end-env-11">
        <text:p text:style-name="begin-env-p"/>
        <!--l. 858
-->
        <text:p text:style-name="quote"><text:span text:style-name="ecrm-1095">El sitio web oficial de un destino puede resultar de importancia clave antes del</text:span>
      <text:span text:style-name="ecrm-1095">viaje, durante el viaje y despu</text:span><text:span text:style-name="ecrm-1095">é</text:span><text:span text:style-name="ecrm-1095">s del viaje. Puede ser de m</text:span><text:span text:style-name="ecrm-1095">á</text:span><text:span text:style-name="ecrm-1095">xima utilidad a</text:span>
      <text:span text:style-name="ecrm-1095">los viajeros en el momento de exploraci</text:span><text:span text:style-name="ecrm-1095">ó</text:span><text:span text:style-name="ecrm-1095">n y selecci</text:span><text:span text:style-name="ecrm-1095">ó</text:span><text:span text:style-name="ecrm-1095">n del destino, en la etapa</text:span>
      <text:span text:style-name="ecrm-1095">de planificaci</text:span><text:span text:style-name="ecrm-1095">ó</text:span><text:span text:style-name="ecrm-1095">n del viaje, a la hora de reservar servicios, en el transcurso de</text:span>
      <text:span text:style-name="ecrm-1095">la visita y en la fase posterior - el momento de comentar el viaje, compartir</text:span>
      <text:span text:style-name="ecrm-1095">experiencias y realizar recomendaciones a otras personas.</text:span>
      </text:p>
        <text:p text:style-name="end-env-p"/>
      </text:section>
      <!--l. 866
-->
      <text:p text:style-name="Text-body">En la actualidad resulta fundamental que las webs de empresas e instituciones turísticas
puedan informar, convencer y comercializar sus marcas turísticas de forma eficiente. Las
webs de los destinos turísticos deben facilitar información de forma organizada,
atractiva y fácilmente accesible para los potenciales visitantes. Según el estudio
<text:span text:style-name="Emphasis"><text:span text:style-name="ecti-1200">Attitudes of Europeans towards Tourism </text:span></text:span>realizado por la Comisión Europea, el 46<!--l. 872
--><draw:frame draw:style-name="mml-inline" draw:name="mobj-3" text:anchor-type="as-char" draw:z-index="0"><draw:object xlink:href="./teste-m3" xlink:type="simple" xlink:show="embed" xlink:actuate="onLoad"/></draw:frame> % de los europeos han dicho que utilizan la Internet para planearse sus viajes
(EUROPEAN COMISSION, 2013), y conforme Lookinside.travel, el 54<!--l. 874
--><draw:frame draw:style-name="mml-inline" draw:name="mobj-4" text:anchor-type="as-char" draw:z-index="0"><draw:object xlink:href="./teste-m4" xlink:type="simple" xlink:show="embed" xlink:actuate="onLoad"/></draw:frame> % de los españoles han utilizado algún canal de Internet para decidir su destino de viaje
en 2011. Otro estudio realizado concluye que los turistas que utilizan la internet
para planearse sus viajes tienden a pasar más tiempo en el destino, comparado
con los turistas que han utilizado los medios convencionales (Buhalis y Law,
2008:611).
</text:p>
      <!--l. 880
-->
      <text:p text:style-name="Text-body">Otro factor importante y de gran influencia a la hora de elegir el destino de viaje es la
opinión de otros consumidores, familiares y amigos. Tal como dice Huertas (2010), “los
estudios muestran que las informaciones que provienen de la experiencia de terceros
tienen gran influencia y poder de persuasión en las decisiones turísticas de otros
usuarios”. Según el estudio desarrollado por la Comisión Europea, el 56<!--l. 886
--><draw:frame draw:style-name="mml-inline" draw:name="mobj-5" text:anchor-type="as-char" draw:z-index="0"><draw:object xlink:href="./teste-m5" xlink:type="simple" xlink:show="embed" xlink:actuate="onLoad"/></draw:frame> % de los encuestados han dicho que consideran importante las opiniones de amigos y
familiares a la hora de organizar sus viajes (EUROPEAN COMISSION, 2013). En España,
el 38<!--l. 888
--><draw:frame draw:style-name="mml-inline" draw:name="mobj-6" text:anchor-type="as-char" draw:z-index="0"><draw:object xlink:href="./teste-m6" xlink:type="simple" xlink:show="embed" xlink:actuate="onLoad"/></draw:frame> % han utilizado las recomendaciones personales como fuente de información para decidir
el destino (Lookinside.travel, 2011). En el sector turístico la opinión de otros
consumidores es fundamental en la toma de decisiones de los turistas potenciales, ya que,
debido a su carácter intangible, los servicios turísticos no se pueden probar con
anterioridad y las decisiones de compra se perciben de riesgo elevado (Senecal &amp; Nantal,
2004; Buhalis, 2003; Lewis &amp; Chambers, 2000; citados en Sancho y Sanz, 2010). Así
pues, las opiniones de otros consumidores reducen el riesgo percibido y aumentan la
imagen positiva de los servicios que están bien valorados, facilitando el proceso de
decisión de compra.
</text:p>
      <!--l. 900
-->
      <text:p text:style-name="Text-body">Además, en el ámbito de los destinos turísticos, las opiniones y experiencias de los
usuarios con comentarios emocionantes y fotografías, pueden motivar y persuadir mucho
más que un folleto turístico. Las organizaciones de marketing de los destinos están
cada vez más incorporando este recurso de comunicación interactiva a sus paginas
webs, ya que las experiencias de otros turistas influyen en la decisión de visitar o viajar a
un destino.
</text:p>
      <!--l. 908
-->
      <text:p text:style-name="Text-body">A parte de tener una web atractiva y eficaz desde el punto de vista de la comunicación y
la comercialización del destino, es fundamental usar las estrategias de posicionamiento
en buscadores. Kotler y otros (2004:408) afirman que los responsables por el marketing de
destinos turísticos deben situar la página en internet de manera adecuada, para que en
el momento que una persona busque información sobre un destino en los buscadores
aparezca de inmediato. Según Rovira y otros (2010) es de suma importancia la web de
un destino turístico estar en las primeras posiciones en los resultados de búsquedas con
palabras clave que coincidan con el destino. Meerman (2010:53) complementa la idea
afirmando que el marketing en la web “consiste en entender las palabras clave y las frases
que utilizan los compradores, y a continuación implementar micro campañas
capaces de atraer a los consumidores a páginas web repletas del contenido que
buscan.” Entretanto el posicionamiento se basa en factores internos y externos.
Según Casares (2008); Clay y Esparza (2008); Enge y otros (2009); Maciá y
Gosende (2009); SEOmoz (2009) todos ellos citados en Rovira y otros (2010)
</text:p>
      <text:section text:style-name="begin-end-env" text:name="begin-end-env-12">
        <text:p text:style-name="begin-env-p"/>
        <!--l. 926
-->
        <text:p text:style-name="quote"><text:span text:style-name="ecrm-1095">Entre los factores internos se puede resaltar la presencia de las palabras clave</text:span>
      <text:span text:style-name="ecrm-1095">en determinadas partes del contenido de la p</text:span><text:span text:style-name="ecrm-1095">á</text:span><text:span text:style-name="ecrm-1095">gina o de la cabecera, estructura</text:span>
      <text:span text:style-name="ecrm-1095">hipertextual de la sede web, antig</text:span><text:span text:style-name="ecrm-1095">ü</text:span><text:span text:style-name="ecrm-1095">edad, territorialidad del dominio... Entre</text:span>
      <text:span text:style-name="ecrm-1095">los  externos,  los  m</text:span><text:span text:style-name="ecrm-1095">á</text:span><text:span text:style-name="ecrm-1095">s  decisivos  son  el  n</text:span><text:span text:style-name="ecrm-1095">ú</text:span><text:span text:style-name="ecrm-1095">mero  de  enlaces  recibidos  y</text:span>
      <text:span text:style-name="ecrm-1095">la  presencia  de  una  parte  de  esos  enlaces  en  sedes  web  con  autoridad  o</text:span>
                                                                                 
                                                                                 
      <text:span text:style-name="ecrm-1095">popularidad.</text:span>
      </text:p>
        <text:p text:style-name="end-env-p"/>
      </text:section>
      <!--l. 933
-->
      <text:p text:style-name="Text-body">Las organizaciones de marketing de destinos turísticos se ven forzadas a modernizar el
proceso de identificación de las oportunidades en los mercados y a desarrollar la
interrelación con los turistas (Rita, citado en Kotler y otros, 2004:406). Internet ofrece
una gran oportunidad de que se produzca una interacción entre el cliente y el negocio, y
las paginas web tienen como objetivo promover las relaciones de marketing mediante el
desarrollo de una comunidad de usuarios habituales.
                                                                                 
                                                                                 
                                                                                 
                                                                                 
</text:p>
      <!--end of chapter
-->
      <!--start of chapter
-->
      <text:p text:style-name="clearpage"/>
      <text:h text:style-name="Heading-1" text:outline-level="1"><text:span text:style-name="chapter">5.<text:s/><text:s/> </text:span><text:reference-mark text:name="x1-150005"> </text:reference-mark>Metodología</text:h>
      <!--l. 946
-->
      <text:p text:style-name="Text-body">Para las entidades promotoras del turismo resulta fundamental en la actualidad el
diseño, creación y mantenimiento de sitios web que informen, persuadan y
comercialicen sus marcas de destino de forma eficiente. Se ha realizado en este Trabajo de
Fin de Carrera una investigación para diagnosticar y evaluar la efectividad comunicativa
de los sitios web en turismo y adecuación de los portales de destinos españoles. Se ha
optado por las páginas web de las capitales de las provincias costeras de Cataluña, con
lo cual se han analizado las webs de los entes promotores del turismo pertenecientes a
las ciudades de Barcelona, Tarragona y Girona. La metodología utilizada es
de carácter cualitativo aplicando la técnica documental complementada con
entrevistas.
</text:p>
      <!--l. 958
-->
      <text:p text:style-name="Text-body">Turisme de Barcelona, situada en Passatge de la Concepció, 7-9 08008 Barcelona,
trabaja para promover la ciudad de Barcelona como destino turístico. Una de las
principales herramientas que dispone para lograr este objetivo es su página web
www.barcelonaturisme.com.
</text:p>
      <!--l. 963
-->
      <text:p text:style-name="Text-body">El organismo responsable por la promoción turística de la ciudad de Tarragona a
través de la web www.tarragonaturisme.cat es el El Patronat Municipal de Turisme de
Tarragona, ubicada en el municipio de Tarragona en la calle Major, 39 43003
(Tarragona).
</text:p>
      <!--l. 968
-->
      <text:p text:style-name="Text-body">El Ajuntament de Girona, ubicado en Plaça del Vi, 1 17004 Girona es, en este caso, el
organismo responsable de la promoción turística así como del mantenimiento de la
web www.girona.cat/turisme.
</text:p>
      <!--l. 972
-->
      <text:p text:style-name="Text-body">El análisis de las páginas web se ha basado en una plantilla de análisis y evaluación
de webs de destinos turísticos desarrollada por un equipo de 13 investigadores
especializados en publicidad, relaciones públicas, turismo, economía, usabilidad y
arquitectura de la información, investigación de mercados, lingüística y
geografía, procedentes de siete universidades españolas (Huertas y otros, 2010). La
plantilla interdisciplinar de análisis de páginas web es parte de un proyecto de
investigación “Nuevas estrategias de publicidad y promoción de las marcas turísticas
españolas en la Web”, financiado por el Ministerio de Ciencia e Innovación español
(CSO2008-02627) dirigido por la Universidad Pompeu Fabra de Barcelona. La
plantilla utilizada como base para este Trabajo de Fin de Carrera tiene sus propias
características con grupos de información, categorías y variables diferentes,
contemplando 12 temáticas. El estudio se ha realizado en el mes de marzo de
2013 y se han observado 11 temáticas: página de inicio, calidad y cantidad de
contenido, arquitectura, usabilidad, accesibilidad, posicionamiento, distribución o
                                                                                 
                                                                                 
comercialización, idiomas, tratamiento de la marca, interactividad y presencia
en la web 2.0. Durante el análisis, se ha ido comprobando la existencia o no
de las variables detalladas en las tablas posteriores, valorando este hecho, de
manera que se han puntuado con valor nulo “0” aquellos sitios donde no aparece la
variable, con un “1” en los que aparece de forma deficiente o con alguna limitación,
con un “2” en los que poseen la variable en los términos estudiados y con un
“3” en los que las variables presentan los términos deseados y además otras
características.
</text:p>
      <!--l. 998
-->
      <text:p text:style-name="Text-body">La plantilla de análisis utilizada como base para esta investigación se puede encontrar
en el anexo 1 de este trabajo.
</text:p>
      <!--l. 1001
-->
      <text:p text:style-name="Text-body">Por otro lado, a las oficinas de turismo de las tres ciudades se les ha enviado el mismo
modelo de entrevista, compuesta por 8 preguntas abiertas. Ésta ha sido enviada por
correo electrónico debido a incompatibilidad horaria del entrevistador y de los
entrevistados.
</text:p>
      <!--l. 1006
-->
      <text:p text:style-name="Text-body">La primera entrevistada ha sido el Patronat Municipal de Turisme de Tarragona, ubicada
en el municipio de Tarragona en la calle Major, 39 43003 Tarragona (Tarragona). La
entrevista ha sido contestada por el Sr. Gerard Castells Martí, auxiliar administrativo
del Patronat Municipal de Turisme de Tarragona.
</text:p>
      <!--l. 1012
-->
      <text:p text:style-name="Text-body">La Oficina de Turismo de Girona ha sido la segunda entrevistada. Está ubicada
en la Rambla de la Llibertat, 1 17004 en la ciudad de Girona (Girona), y en
este caso la persona entrevistada ha sido el Sra. Marina Bosch, informadora
turística.
</text:p>
      <!--l. 1017
-->
      <text:p text:style-name="Text-body">Hemos contactado con Barcelona Turisme pero, lamentablemente, no ha sido posible
obtener una respuesta por parte del organismo responsable del turismo de la
ciudad.
</text:p>
      <!--l. 1021
-->
      <text:p text:style-name="Text-body">Se buscaba saber mediante la realización de la entrevista la opinión del entrevistado
sobre la presencia de las páginas web en internet, si la información ofrecida es útil y
además si los entrevistados al planear un viaje buscan informaciones en páginas webs
de los entes promotores del turismo del destino. También se ha querido conocer si, a la
hora de planificar un viaje, los entrevistados valoran de manera positiva las opiniones de
turistas que ya hayan visitado el destino.
</text:p>
      <!--l. 1030
-->
      <text:p text:style-name="Text-body">El modelo de la entrevista se puede encontrar en el anexo 2 de este trabajo.
                                                                                 
                                                                                 
                                                                                 
                                                                                 
</text:p>
      <!--end of chapter
-->
      <!--start of chapter
-->
      <text:p text:style-name="clearpage"/>
      <text:h text:style-name="Heading-1" text:outline-level="1"><text:span text:style-name="chapter">6.<text:s/><text:s/> </text:span><text:reference-mark text:name="x1-160006"> </text:reference-mark>Análisis de datos</text:h>
      <!--start of section
-->
      <text:h text:style-name="Heading-2" text:outline-level="2"><text:span text:style-name="section">6.1  </text:span><text:reference-mark text:name="x1-170006.1"> </text:reference-mark>Página de inicio</text:h>
      <!--l. 1041
-->
      <text:p text:style-name="Text-body">Entendemos como página de inicio la sede web a partir de la cual se puede acceder todos
los contenidos por medio de navegación hipertextual. La página inicial será el primer
contacto que el turista va a tener con el destino turístico, por lo tanto los contenidos
deberán presentarse de forma eficiente y eficaz, con la información y recursos
adecuados.
</text:p>
      <!--l. 1047
-->
      <text:p text:style-name="Text-body">Una página de inicio bien diseñada deberá reunir una serie de características que
consigan atraer a los turistas para que continúen interesándose por el destino
turístico. Podemos observar en la tabla y gráfico 6.1 que la web de Barcelona (23
puntos) ofrece una página inicial más completa, seguida por la de Girona (20) y
Tarragona (17).
</text:p>
      <!--l. 1054
-->
      <text:p text:style-name="Text-body">
</text:p>
      <!--end of section
-->
      <!--start of section
-->
      <text:h text:style-name="Heading-2" text:outline-level="2"><text:span text:style-name="section">6.2  </text:span><text:reference-mark text:name="x1-180006.2"> </text:reference-mark>Calidad y Cantidad de Contenido</text:h>
      <!--l. 1056
-->
      <text:p text:style-name="Text-body">La tabla y gráfico 6.2 demuestra que las tres webs analizadas ofrecen informaciones
turísticas generales, que ayudan a los usuarios a planificar sus viajes aportándoles gran
información.
</text:p>
      <!--l. 1060
-->
      <text:p text:style-name="Text-body">En el apartado de contacto institucional podemos observar que las webs de las tres
ciudades informan el nombre y la dirección postal de la entidad promotora de turismo,
además de la dirección de las oficinas de información turística repartidas por la
ciudades.
</text:p>
      <!--l. 1065
-->
      <text:p text:style-name="Text-body">Existe e-mail de contacto, pero se trata de un buzón conjunto para toda la organización
de marketing del destino. Como por ejemplo, el e-mail de contacto de Barcelona es
info@barcelonaturisme.com; el de Tarragona es turisme@tarragona.cat y Girona
turisme@ajgirona.cat. Ambos, e-mail y teléfono de contacto, no indican el nombre de la
persona de contacto.
                                                                                 
                                                                                 
</text:p>
      <!--l. 1072
-->
      <text:p text:style-name="Text-body">Los turistas pueden encontrar en la web de Barcelona un teléfono de call center, o sea,
un único número de teléfono sin especificar el contacto. Tarragona ofrece una
información en un mapa interactivo con el número del call center y, además, el horario
de funcionamiento. Estas informaciones no se han encontrado en la web de turismo de
Girona.
</text:p>
      <!--l. 1078
-->
      <text:p text:style-name="Text-body">En general, las tres webs ofrecen información turística comercial, es decir, información
turística con posibilidad de compra como por ejemplo el alojamiento.
</text:p>
      <!--l. 1082
-->
      <text:p text:style-name="Text-body">Analizando la información turística personalizada, podemos observar que Barcelona se
destaca con 12 puntos, seguido de Tarragona con 11 y por último Girona con 6 puntos.
Aparte de la web oficial de turismo de Barcelona, podemos encontrar la web
visitbarcelona.com donde los usuarios pueden añadir fotos y vídeos, además de
comentarios.
</text:p>
      <!--l. 1088
-->
      <text:p text:style-name="Text-body">Podemos observar en la tabla y gráfico 6.2 que Barcelona (62 puntos) tiene una web
turística con contenido de calidad y cantidad, seguido por Tarragona (56 puntos) y por
último Girona (39 puntos).
</text:p>
      <!--l. 1093
-->
      <text:p text:style-name="Text-body">
</text:p>
      <!--end of section
-->
      <!--start of section
-->
      <text:h text:style-name="Heading-2" text:outline-level="2"><text:span text:style-name="section">6.3  </text:span><text:reference-mark text:name="x1-190006.3"> </text:reference-mark>Arquitectura de la información</text:h>
      <!--l. 1095
-->
      <text:p text:style-name="Text-body">La tabla y gráfico 6.3 podemos clasifica la arquitectura de las 3 webs. El análisis está
dividido 4: rotulado, estructura y navegación, lay-out de la página y búsqueda. Una
web hay que estar pensada para el usuario y por este motivo que estudiar las etiquetas,
los enlaces, apariencia entre otras variables que podemos observar en la tabla 6.3
abajo.
</text:p>
      <!--l. 1102
-->
      <text:p text:style-name="Text-body">Podemos observar que en las tres webs analizadas los rótulos o textos son semánticamente
claros y significativos, o sea, describen adecuadamente el contenido que dan acceso, en
menús, enlaces y encabezamientos.
</text:p>
      <!--l. 1106
-->
      <text:p text:style-name="Text-body">Las webs de Barcelona y Girona usan al menos 2 o 3 etiquetas estándares, es decir,
etiquetas de uso frecuente que son fácilmente reconocidas por lo usuarios. Ejemplos de
etiquetas estándares son: Acerca de, Quienes somos, Ayuda, Mapa del Sitio, FAQs. La
web del Patronat de Turisme de Tarragona presenta solamente entre 1 o ninguna
etiqueta.
                                                                                 
                                                                                 
</text:p>
      <!--l. 1112
-->
      <text:p text:style-name="Text-body">Tienen el título adecuado al contenido de la página las webs de los entes promotores de
turismo de Barcelona y Tarragona. Los títulos han sido planificados y aplicados
correctamente. Por otro lado, la web de Girona presentan títulos adecuados solamente
en paginas de primer nivel, y las páginas de secundo nivel tienen un título
general.
</text:p>
      <!--l. 1118
-->
      <text:p text:style-name="Text-body">Los enlaces deben diferenciarse claramente del resto del contenido de las páginas con un
cambio de color, cambio de icono - mano en lugar de flecha - o un subrayado (Huertas y
otros, 2010). Todas las 3 webs analizadas se reconocen parcialmente los enlaces, lo que
significa que los enlaces son fácilmente reconocible pero no se indica el estado de los
enlaces.
</text:p>
      <!--l. 1125
-->
      <text:p text:style-name="Text-body">Las webs de Barcelona y Tarragona no presentan sobrecarga memorísticas de los
menús, o sea, los menús son bien repartidos y al abrirlos no quedan sobrecargados. La
web de Girona ha tenido una clasificación más bajas debido a que algunos de los
menús estaban sobrecargados, haciendo con que el rendimiento de la web sea
menor.
</text:p>
      <!--l. 1131
-->
      <text:p text:style-name="Text-body">Según Huertas y otros (2010), “las páginas web deberían presentar elementos de
navegación, normalmente en forma de “migas de pan” o “hilos de Ariafna” (<text:span text:style-name="Emphasis"><text:span text:style-name="ecti-1200">breadcrumbs</text:span></text:span>)
que indiquen al usuario en qué lugar del sitio web se hallan, y le permitan además
deshacer su navegación”. La web de Girona presenta parcialmente las “migas de pan”,
como podemos observar en la figura 6.1 abajo.
</text:p>
      <!--l. 1138
-->
      <text:p text:style-name="Text-body">Los enlaces rotos son enlaces que no llevan a ningún sitio, bien porque el enlace
no sea el correcto o bien porque el contenido en lazado haya dejado de existir.
Para analizar los enlaces rotos se ha utilizado la herramienta online de la web
http://linkchecker.submitexpress.com/. Las webs de Barcelona y Girona no presentan
ningún enlace roto. La web de Tarragona no sido posible analizarla, en la tabla 6.3
podemos observar que está clasificado como error.
</text:p>
      <!--l. 1146
-->
      <text:p text:style-name="Text-body">Las tres webs analizadas hacen buen uso de las zonas de alta jerarquía informativa. Las
zonas más visuales de las páginas webs, la parte superior y la central, contienen los
contenidos más importantes.
</text:p>
      <!--l. 1150
-->
      <text:p text:style-name="Text-body">Con la resolución estándar (1024x768) el usuario de las webs de Barcelona y
Girona no necesitan desplazar demasiado las barras laterales del navegador,
acción que también se conoce como <text:span text:style-name="Emphasis"><text:span text:style-name="ecti-1200">scrolling</text:span></text:span>. Sin embargo, los usuarios de
la web del Patronat de Turisme de Tarragona tienen que hacer más uso del
<text:span text:style-name="Emphasis"><text:span text:style-name="ecti-1200">scrolling.</text:span></text:span>
</text:p>
      <!--l. 1156
-->
      <text:p text:style-name="Text-body">La presencia del buscador es muy importante para una web, de esta manera el
                                                                                 
                                                                                 
usuario puede encontrar fácilmente lo que quiere buscar. El usuario puede
encontrar el buscador interno en todas las páginas del sitio y siempre ubicado en el
mismo lugar en la web de Barcelona Turisme y del Patronat de Turisme de
Tarragona. La página web de Girona Turisme no presente ningún buscador
interno.
</text:p>
      <!--l. 1163
-->
      <text:p text:style-name="Text-body">El usuario puede encontrar fácilmente el buscador en la web de Tarragona Turisme, pero
en la web de Barcelona Turisme no se ve tan fácil.
</text:p>
      <!--l. 1166
-->
      <text:p text:style-name="Text-body">En la tabla y gráfico 6.3 se ha analizado la arquitectura de la webs. Según Rosenfeld y
Morville (2002) (citado en Huertas y otros, 2010:10) “se entiende por arquitectura de la
información el arte y la ciencia de estructurar y clasificar sitios web e intranets con el fin
de ayudar a los usuarios a encontrar y manejar la información”. La web de Barcelona
Turisme (15 puntos) es la mejor estructurada entre las 3 webs analizadas, luego Tarragona
(12 puntos) y Girona (12 puntos).
</text:p>
      <!--l. 1175
-->
      <text:p text:style-name="Text-body">
</text:p>
      <!--end of section
-->
      <!--start of section
-->
      <text:h text:style-name="Heading-2" text:outline-level="2"><text:span text:style-name="section">6.4  </text:span><text:reference-mark text:name="x1-200006.4"> </text:reference-mark>Usabilidad</text:h>
      <!--l. 1177
-->
      <text:p text:style-name="Text-body">Huertas y otros (2010:12) definen la usabilidad diciendo que “la usabilidad se refiere a la
facilidad de la web para ser usada y alcanzar los objetivos propuestos de forma eficiente,
rápida, agradable, atractiva y sin errores”. Para analizar la usabilidad, se estudian
aspectos como la actualización del sitio web, la adecuación de la URL, la identidad de
la institución, y el uso de elementos multimedia (calidad de las imágenes, iconos o
metáforas visuales,...), entre otros.
</text:p>
      <!--l. 1185
-->
      <text:p text:style-name="Text-body">Las web de Tarragona y Girona tienen una URL correcta, clara y fácil de recordar como
podemos observar en las figuras 6.2 y 6.3. Sin embargo la web de Barcelona no
presenta URL de fácil comprensión, abajo en la figura 6.5 podemos mirar la
URL.
</text:p>
      <!--l. 1190
-->
      <text:p text:style-name="Text-body">Podemos observar que el diseño es centrado en el usuario en las webs de Barcelona y
Tarragona, o sea, las secciones y los contenidos de servicios son enfocados al turista
en su totalidad en las webs de ya la web de Girona está enfocado de forma
parcial.
                                                                                 
                                                                                 
</text:p>
      <!--l. 1195
-->
      <text:p text:style-name="Text-body">Tanto la web de Barcelona Turisme cuanto la del Patronat de Turisme de Tarragona,
presentan un diseño general coherente y uniforme referentes a elementos de navegación
(menús y enlaces) y apariencia (colores, disposición de los contenidos). La web de
Girona Turisme es un tanto confusa en relación a los contrastes de colores, por lo tanto
se ha valorado como regular.
</text:p>
      <!--l. 1202
-->
      <text:p text:style-name="Text-body">A que se refiere a la actualización de la página web podemos decir que las 3 webs
analizadas son actualizadas frecuentemente. Se ha valorado sobretodo las secciones de
noticias, eventos y novedades.
</text:p>
      <!--l. 1206
-->
      <text:p text:style-name="Text-body">En todas las webs se puede identificar la identidad del ente responsable por el turismo y
presentan imágenes de calidad resultando atractivas al usuario.
</text:p>
      <!--l. 1210
-->
      <text:p text:style-name="Text-body">Las webs de Barcelona, Tarragona y Girona no presentan iconos o metáforas visuales. Se
ha valorado como no es el caso (NC) porque estas metáforas visuales no existen pero no
es necesarios. Se entiende por metáforas visuales un icono con apariencia de sobre para
hacer referencia al correo electrónico, por ejemplo.
</text:p>
      <!--l. 1216
-->
      <text:p text:style-name="Text-body">El contenido multimedia de todos los sitios webs analizados aportan un valor adicional al
contenido textual de la página.
</text:p>
      <!--l. 1219
-->
      <text:p text:style-name="Text-body">La web del Patronat de Turisme de Tarragona no ofrece ayuda contextual para
tareas más complejas. Se valora positivamente si la web ofrece ayuda para la
realización de tareas con la que el usuario no está familiarizado, como por
ejemplo, la compra online, rellenar un formulario, etc. En la web de Barcelona
Turisme se puede obtener ayuda sobre el proceso de compra online llamando a
un teléfono fijo, conforme se puede observar en la figura 6.5. Girona Turisme
ofrece ayuda solamente en la web girona.net que está enlazada con la web
girona.cat/turisme.
</text:p>
      <!--l. 1228
-->
      <text:p text:style-name="Text-body">Por lo tanto, lo que se puede observar es que Barcelona, con 15 puntos, ofrece una
web más fácil de ser usada, seguida por Tarragona y Girona, ambas con 14
puntos.
</text:p>
      <!--l. 1230
-->
      <text:p text:style-name="Text-body"/>
      <text:p text:style-name="newpage"/>
      <!--l. 1230
-->
      <text:p text:style-name="Text-body">
                                                                                 
                                                                                 
</text:p>
      <!--end of section
-->
      <!--start of section
-->
      <text:h text:style-name="Heading-2" text:outline-level="2"><text:span text:style-name="section">6.5  </text:span><text:reference-mark text:name="x1-210006.5"> </text:reference-mark>Accesibilidad</text:h>
      <!--l. 1235
-->
      <text:p text:style-name="Text-body">Huertas y otros (2010:10) nos explican la definición de accesibilidad diciendo que es “el
conjunto de estrategias, recomendaciones y recursos que hacen que la web sea o no
accesible, teniendo en cuenta las personas con discapacidades visuales y/o auditivas”.
Como podemos observar en la tabla 6.5, en esta sección se ha analizado el tamaño de la
fuente, compatibilidad con diferentes navegadores web y resoluciones de pantalla, entre
otros.
</text:p>
      <!--l. 1243
-->
      <text:p text:style-name="Text-body">El tamaño de la letra de la pagina web de Barcelona Turisme se adapta al dispositivo
que el turista está usando, mientras que la web de Tarragona no ofrece este servicio. Se
ha podido comprobar que en la web de Girona la letra de algunos enlaces internos se
adaptan al dispositivo, pero no todos.
</text:p>
      <!--l. 1249
-->
      <text:p text:style-name="Text-body">Ninguna de las paginas webs analizadas ofrecen una aplicación directa para agrandar o
disminuir el tamaño de la fuente.
</text:p>
      <!--l. 1252
-->
      <text:p text:style-name="Text-body">Para analizar la compatibilidad con los diferentes navegadores se ha utilizado la versión
actualizada de los navegadores Safari, Firefox y Chrome. Las webs de Barcelona
y Girona son compatibles con los tres navegadores utilizados. Sin embargo la
pagina web del Patronat de Turisme de Tarragona es compatible solamente con el
navegador Firefox, con los otros dos no era posible visualizar perfectamente los
menus.
</text:p>
      <!--l. 1259
-->
      <text:p text:style-name="Text-body">Se ha probado tres resoluciones de pantalla diferentes que son: 800x600, 1024x768 y
1280x800. El resultado es igual para las tres paginas webs analizadas, todas son
compatibles con las resoluciones 1024x768 y 1280x800 y no compatibles con la
800x600.
</text:p>
      <!--l. 1264
-->
      <text:p text:style-name="Text-body">El usuario puede disfrutar de todos los contenidos de las webs de Barcelona, Tarragona y
Girona sin la necesidad de instalar plugins adicionales.
</text:p>
      <!--l. 1268
-->
      <text:p text:style-name="Text-body">Las etiquetas de texto alternativo son utilizadas para describir el contenido a los usuarios
con discapacidad. La web de Barcelona ofrece las etiquetas, la de Tarragona no
ofrece y Girona ofrece parcialmente, o sea, en algunos contenidos y en otros
no.
</text:p>
      <!--l. 1273
-->
      <text:p text:style-name="Text-body">Según Huertas y otros (2010), “un sitio web debe ser lo más accesible posible, para que
las personas con discapacidades puedan acceder a él. En España la legislación
establece que los sitios web de las instituciones públicas deben tener un nivel de
                                                                                 
                                                                                 
adecuación AA”. Se ha utilizado el validador automático TAW, disponible en
www.tawdis.net, para verificar el nivel de adecuación. Todas las webs analizadas tienen
el nivel de adecuación AA exigido en España.
</text:p>
      <!--l. 1281
-->
      <text:p text:style-name="Text-body">La web del Patronat de Turisme de Tarragona es la única entre las analizadas que ofrece
una sección de accesibilidad en el que informa al usuario sobre las normativas de
accesibilidad del sitio.
</text:p>
      <!--l. 1285
-->
      <text:p text:style-name="Text-body">Podemos observar en la tabla 6.5 que la web de Barcelona Turisme tiene un nivel más
alto de accesibilidad sumando 17 puntos, seguida de Girona Turisme con 14 puntos y
Tarragona con 11 puntos.
</text:p>
      <!--l. 1290
-->
      <text:p text:style-name="Text-body">
</text:p>
      <!--end of section
-->
      <!--start of section
-->
      <text:h text:style-name="Heading-2" text:outline-level="2"><text:span text:style-name="section">6.6  </text:span><text:reference-mark text:name="x1-220006.6"> </text:reference-mark>Posicionamiento web</text:h>
      <!--l. 1292
-->
      <text:p text:style-name="Text-body">En la tabla y gráfico podemos observar el resultado de la análisis del posicionamiento
de las webs. Según Huertas y otros (2010:11)el posicionamiento es “el proceso para
mejorar el lugar que ocupa una página web en los listados de resultados naturales,
orgánicos o no- remunerados de los buscadores, de forma ética”. Se ha analizado
indicadores tanto internos como externos que evaluarán el trato de las palabras clave, es
decir, su elección, su frecuencia y presencia en los distintos apartados de la web (URL,
enlaces, títulos, metadatos,...); el PageRank y el TrafficRank; los enlaces de entrada,
entre otros elementos a evaluar.
</text:p>
      <!--l. 1303
-->
      <text:p text:style-name="Text-body">Las tres webs analizadas tienen presentes las palabras claves turismo y el nombre del
destino tanto en la URL como en los títulos, como podemos observar en las figuras 6.6,
6.7 y 6.8. Las palabras clave también tienen presencia en los metadatos de las webs de
Barcelona, Tarragona y Girona.
</text:p>
      <!--l. 1309
-->
      <text:p text:style-name="Text-body">Para analizar la frecuencia de las palabras clave hemos insertado en el buscador Google
site:http//web destino “pages” y apuntamos el número, luego insertamos site:http://web
destino turismo nombre destino (keyword) “pages” y apuntamos el numero de la búsqueda.
Al final se hace un ranking en porcentaje. En el caso de la web de Barcelona de los 22.300
resultados encontrados por el google solamente 413 tienen las palabras clave, resultando
1,85<!--l. 1315
--><draw:frame draw:style-name="mml-inline" draw:name="mobj-7" text:anchor-type="as-char" draw:z-index="0"><draw:object xlink:href="./teste-m7" xlink:type="simple" xlink:show="embed" xlink:actuate="onLoad"/></draw:frame> %. Insertando la web de Tarragona el buscador ha encontrado 3.710 y 83
tienen presentes las palabras clave, lo que nos da un resultado de 2,23<!--l. 1317
--><draw:frame draw:style-name="mml-inline" draw:name="mobj-8" text:anchor-type="as-char" draw:z-index="0"><draw:object xlink:href="./teste-m8" xlink:type="simple" xlink:show="embed" xlink:actuate="onLoad"/></draw:frame> %. La web de Girona ha presentado un mejor resultado de 14,84<!--l. 1318
--><draw:frame draw:style-name="mml-inline" draw:name="mobj-9" text:anchor-type="as-char" draw:z-index="0"><draw:object xlink:href="./teste-m9" xlink:type="simple" xlink:show="embed" xlink:actuate="onLoad"/></draw:frame> %, de los 9.500 resultados 1.410 tienen las palabras claves. Sin embargo, las
palabras clave no están destacadas tipográficamente en ninguna de las tres
webs.
</text:p>
      <!--l. 1322
-->
      <text:p text:style-name="Text-body">Se ha utilizado el buscador Google para analizar si las tres webs aparecen en los 10
primeros resultados en búsquedas con las palabras clave “turismo” y “nombre del destino.
Se comprobado que las paginas webs de Barcelona Turisme, Tarragona Turisme y
Girona Turisme tienen un buen posicionamiento apareciendo entre los 10 primeros
resultados.
</text:p>
      <!--l. 1328
-->
      <text:p text:style-name="Text-body">PageRank es un valor numérico y un concepto registrado y patentado por Google que
representa la popularidad que una página web tiene en Internet. Las páginas webs
de Barcelona y Tarragona tienen un PageRank 6, considerado como un valor
medio, mientras que la página web de Girona tiene un PageRank más bajo,
3.
</text:p>
      <!--l. 1334
-->
      <text:p text:style-name="Text-body">La posición de un sitio web en el Traffic Rank se basa en los datos de tráfico
acumulados durante un período de tres meses y tiene en cuenta tanto el número de
usuarios que visita un sitio, como el de páginas visitadas. Cuanto más bajo sea el
número mejor Traffic Rank tiene. Entre las tres webs, el mejor Traffic Rank que tiene es
la página web de Barcelona Turisme con 138.190, seguida de Girona Turisme con
322.676 y Tarragona Turisme con 1.101.802. Se ha considerado que ninguna de las webs
tiene un Traffic Rank optimo.
</text:p>
      <!--l. 1343
-->
      <text:p text:style-name="Text-body">Los enlaces de entrada son los enlaces que recibe una página web desde otras páginas
webs. El numero de <text:span text:style-name="Emphasis"><text:span text:style-name="ecti-1200">backlinks </text:span></text:span>es la cantidad de páginas que la enlazan a través de un
vinculo. Para obtener el numero de <text:span text:style-name="Emphasis"><text:span text:style-name="ecti-1200">backlinks </text:span></text:span>de las webs se ha utilizado la extensión
SEO Quake en el navegador Chrome, lo cual analiza automáticamente. El número de
<text:span text:style-name="Emphasis"><text:span text:style-name="ecti-1200">backlinks </text:span></text:span>de la web de Barcelona es de 516, seguida por Tarragona con 104 y Girona con
71. Se ha considerado que Barcelona tiene un numero elevado de enlaces de
entrada.
</text:p>
      <!--l. 1352
-->
      <text:p text:style-name="Text-body">Ninguna de las tres webs analizadas están presentes el en directorio del google.
</text:p>
      <!--l. 1355
-->
      <text:p text:style-name="Text-body">Se puede observar en la tabla y gráfico 6.6 que la web de Barcelona Turisme, con 11
puntos, tiene un mejor posicionamiento web, seguida de Girona con 10 puntos y
Tarragona con 9.
</text:p>
      <!--end of section
-->
      <!--start of section
-->
      <text:h text:style-name="Heading-2" text:outline-level="2"><text:span text:style-name="section">6.7  </text:span><text:reference-mark text:name="x1-230006.7"> </text:reference-mark>Distribución o comercialización</text:h>
      <!--l. 1362
-->
      <text:p text:style-name="Text-body">Siguiendo Huerta y otros (2010:13), los autores de la plantilla de análisis, “se entiende
por distribución y comercialización los distintos sistemas de reservas de los distintos
proveedores de servicios turísticos en las webs. En esta temática tratamos el nivel de
comercialización de la web analizada teniendo en cuenta distintos sistemas de reservas y
pagos (propio, externo, mixto) en relación al alojamiento, eventos y restauración”. Se
ha analizado si las webs ofrecen sistemas de búsqueda e información de alojamiento,
restaurantes, eventos, entre otros.
</text:p>
      <!--l. 1372
-->
      <text:p text:style-name="Text-body">Las webs de Tarragona y Girona ofrecen un listado de alojamientos con información
completa de los alojamientos, que incluye: nombre, teléfono, enlaces, imágenes,
localización y características. La web de Barcelona Turisme ofrece un sistema con
criterios de búsqueda con categorías de los alojamientos como podemos observar en la
figura 6.9.
</text:p>
      <!--l. 1379
-->
      <text:p text:style-name="Text-body">Barcelona Turisme ofrece un sistema de reservas propio integrado en la web
que funciona de forma generalizada para un gran numero de alojamiento. La
web de Barcelona Turisme dispone de un servicio de reservas de alojamiento
completo con disponibilidad de plazas por fechas, opción de reserva y pago
online. La web de Girona Turisme ofrece un link que te lleva a una web externa
(girona.net) para reservar alojamiento, pero esta opción solamente ofrece 3 opciones
de hoteles. Tarragona Turisme no ofrece un sistema de reservas en su página
web.
</text:p>
      <!--l. 1388
-->
      <text:p text:style-name="Text-body">En la web de Barcelona Turisme se puede encontrar un sistema propio de reservas y
compras de otros servicios, como eventos y guías de viaje. Tarragona Turisme dispone
de un sistema externo de compra de entradas de eventos (www.tarracoticket.cat), como
podemos observar en la figura 6.10.
</text:p>
      <!--l. 1394
-->
      <text:p text:style-name="Text-body">La web de Barcelona Turisme dispone de un sistema propio de reserva y compra de varios
productos en un mismo carro de compra. Mientras que Tarragona Turisme y Girona
Turisme no ofrecen este servicio a los usuarios de la web.
</text:p>
      <!--l. 1399
-->
      <text:p text:style-name="Text-body">Se puede observar en la tabla y gráfico 6.7 que la web de Barcelona (9 puntos)
dispone de opciones más completas para distribución o comercialización en su
página web. Girona viene en segunda posición con 4 puntos y Tarragona con 2
puntos.
</text:p>
      <!--l. 1405
-->
      <text:p text:style-name="Text-body">
                                                                                 
                                                                                 
</text:p>
      <!--end of section
-->
      <!--start of section
-->
      <text:h text:style-name="Heading-2" text:outline-level="2"><text:span text:style-name="section">6.8  </text:span><text:reference-mark text:name="x1-240006.8"> </text:reference-mark>Idiomas</text:h>
      <!--l. 1407
-->
      <text:p text:style-name="Text-body">Huertas y otros (2010:14) nos explican como se ha analizado los idiomas de las web
diciendo que “esta temática trata la gestión de los idiomas en la web, es decir, las
versiones idiomáticas existentes de cada uno de los sitios web, tanto cooficiales como no
oficiales/extranjeros que se consideran importantes para un sitio web oficial de una marca
turística de destino española. Dependiendo de cuántos idiomas tenga, la web
tendrá una valoración numérica concreta. Se basa en trabajos anteriores como
los de Díaz Luque, Guevara y Antón (2006). Se contempla un total de 6
indicadores”.
</text:p>
      <!--l. 1417
-->
      <text:p text:style-name="Text-body">Según Luque y otros (2004) “para que las páginas web analizadas sean comprensibles
para el mayor número de personas deberán tener versiones en diversos idiomas.” Como
se puede observar en la tabla y gráfico 6.8 la web que más dispone de idiomas
extranjeros es la del Patronat de Turisme de Tarragona con 78 puntos, seguida de
Barcelona y Girona con 52 puntos.
</text:p>
      <!--l. 1424
-->
      <text:p text:style-name="Text-body">El francés y el inglés están presentes en la tres webs analizadas. A parte de las
versiones en inglés y francés, la página web de Barcelona Turisme ofrece
informaciones generales en formato PDF en otros idiomas: portugués, alemán, italiano,
chino, japonés, ruso, árabe, polaco y checo.
</text:p>
      <!--l. 1430
-->
      <text:p text:style-name="Text-body">En las tres webs se ofrecen contenidos en catalán, otra lengua oficial del Estado
Español, aparte del castellano.
</text:p>
      <!--l. 1433
-->
      <text:p text:style-name="Text-body">Las páginas webs analizadas no ofrecen distinción cultural para países de un mismo
idioma. Ej. Inglés sin diferenciar público USA y público UK.
</text:p>
      <!--l. 1437
-->
      <text:p text:style-name="Text-body">Las webs integran sus versiones idiomáticas a su dominio oficial como podemos observar
en las figuras 6.11, 6.12 y 6.13.
</text:p>
      <!--l. 1441
-->
      <text:p text:style-name="Text-body">
</text:p>
      <!--end of section
-->
      <!--start of section
-->
      <text:h text:style-name="Heading-2" text:outline-level="2"><text:span text:style-name="section">6.9  </text:span><text:reference-mark text:name="x1-250006.9"> </text:reference-mark>Tratamiento de la marca</text:h>
      <!--l. 1443
-->
      <text:p text:style-name="Text-body">Según los autores de plantilla de análisis de páginas web Huertas y otros (2010:12) “se
entiende por tratamiento de marca la manera de gestionar la imagen de marca, es
decir, la representación mental de los atributos y beneficios percibidos de la
                                                                                 
                                                                                 
marca que se forman los usuarios a partir del total de sus comunicaciones. En
esta temática nos centramos en la presencia del logotipo de la marca, así
como el papel de las imágenes de la web como representación de la marca
destino.”
</text:p>
      <!--l. 1451
-->
      <text:p text:style-name="Text-body">Las webs de Barcelona y Tarragona no disponen de eslogan en la página inicial. Sin
embargo, en la web de Girona se puede observar el eslogan ;) Girona emociona.
</text:p>
      <!--l. 1455
-->
      <text:p text:style-name="Text-body">El logotipo (figura 6.14 y 6.15) está presente en todas las páginas de la web de
Barcelona Turisme y Tarragona Turisme. En la web de Girona solamente se puede
observar el logotipo (figura 6.16) en la página principal.
</text:p>
      <!--l. 1460
-->
      <text:p text:style-name="Text-body">En la versión catalana de la página web de Barcelona Turisme se puede encontrar una
descripción del logotipo, “L’element simbòlic està format pels 4 quadrats en forma de
rombe disposats en arc que respon a diferents icones de Barcelona com: la síntesi
simbólica de la part superior dels campanars de la Sagrada Família, un mosaic
modernista, els colors de les flors a la Rambla, un arc de benvinguda i el disseny
d’avantguarda.” Las demás webs analizadas no disponen de una descripción de sus
logotipos.
</text:p>
      <!--l. 1469
-->
      <text:p text:style-name="Text-body">El diseño gráfico de toda la web, los colores predominantes de la página y la
tipografía están coordinados con el logotipo de las webs de Tarragona y Barcelona. Por
la web de Girona disponer del logotipo solamente en la página principal, se ha evaluado
como parcial o regular los tres indicadores.
</text:p>
      <!--l. 1475
-->
      <text:p text:style-name="Text-body">Todas las webs ofrecen a los usuarios imágenes distintas del territorio, donde el territorio
se puede identificar claramente.
</text:p>
      <!--l. 1478
-->
      <text:p text:style-name="Text-body">Lo que está relacionado con el tratamiento de la marca se puede observar en la tabla y
gráfico 6.9 que Barcelona ha sumado 11 puntos, seguida de Tarragona y Girona con
10.
</text:p>
      <!--l. 1483
-->
      <text:p text:style-name="Text-body">
</text:p>
      <!--end of section
-->
      <!--start of section
-->
      <text:h text:style-name="Heading-2" text:outline-level="2"><text:span text:style-name="section">6.10  </text:span><text:reference-mark text:name="x1-260006.10"> </text:reference-mark>Interactividad</text:h>
      <!--l. 1485
-->
      <text:p text:style-name="Text-body">Huertas y otros (2010:11) entienden por interactividad “la relación comunicativa
bidireccional que se establece con otros individuos o con la propia información o
                                                                                 
                                                                                 
mensaje. En esta temática se estudian los distintos tipos de interacciones a través de la
web: consumidor-mensaje, consumidor-marketer, y consumidor-consumidor; este último
relacionándolo con el WOM”.
</text:p>
      <!--l. 1492
-->
      <text:p text:style-name="Text-body">La web de Tarragona ofrece un tour virtual y fotos del destino en 360 grados a través de
un enlace externo que direcciona el usuario a la web del ayuntamiento de la ciudad.
Barcelona no dispone de tales servicios y Girona solamente ofrece fotos 360
grados.
</text:p>
      <!--l. 1497
-->
      <text:p text:style-name="Text-body">Todas las tres webs tienen vídeos externalizados utilizando el servicio gratuito del
youtube.
</text:p>
      <!--l. 1500
-->
      <text:p text:style-name="Text-body">Los folletos, planos y o mapas están disponibles de forma gratuita a través de la web
del Patronat de Turisme de Tarragona. El portal de Girona carece de alguna de las
descargas y ya el portal de Barcelona Turisme no ofrece ninguna opción de descarga
gratuita.
</text:p>
      <!--l. 1505
-->
      <text:p text:style-name="Text-body">Barcelona Turisme tiene una sección exclusiva para la descarga gratuita y de pago de
aplicaciones móviles. La web de Tarragona Turisme solamente dispone de las
coordenadas de GPS, mientras que Girona ofrece al usuario las coordenadas GPS y
también una web exclusiva (www.gironain.cat) donde los turistas pueden descargar la
aplicación gratuitamente.
</text:p>
      <!--l. 1511
-->
      <text:p text:style-name="Text-body">Las webs de Girona y Tarragona ofrecen un mapa interactivo para los turistas, sin
embargo la página web de Barcelona no ofrece tal recurso interactivo.
</text:p>
      <!--l. 1515
-->
      <text:p text:style-name="Text-body">La web del Patronat de Turisme de Tarragona dispone de audioguías en diferentes
idiomas con explicaciones y informaciones de los principales atractivos turísticos de la
ciudad. El audioguía se puede identificar fácilmente en la web, como podemos observar
en la figura 6.17.
</text:p>
      <!--l. 1520
-->
      <text:p text:style-name="Text-body">El usuario puede encontrar en la web de Girona Turisme un tripplaner, llamado Girona a
la carta, donde se puede añadir los atractivos turísticos en un listado y luego
imprimirlo con las principales informaciones. Barcelona y Tarragona no disponen de este
tipo de servicio.
</text:p>
      <!--l. 1525
-->
      <text:p text:style-name="Text-body">Barcelona dispone de grupo en Facebook y además de otra web oficial de comunidad
virtual del destino: www.visitbarcelona.com. En esta web los usuarios pueden compartir
sus experiencias, fotos y vídeos del destino. Tarragona y Girona solamente ofrecen un
grupo de Facebook.
</text:p>
      <!--l. 1530
-->
      <text:p text:style-name="Text-body">La web de Barcelona ofrece un apartado para que los usuarios pueden dejar sugerencias
                                                                                 
                                                                                 
y/o comentarios. Los usuarios deben rellenar un formulario en la página web de Girona
Turisme si quieren dejar alguna sugerencia y/o comentarios.
</text:p>
      <!--l. 1535
-->
      <text:p text:style-name="Text-body">Solamente la página web de Girona Turisme dispone de un apartado de pregunta más
frecuentes. Barcelona y Tarragona no disponen de esta opción.
</text:p>
      <!--l. 1539
-->
      <text:p text:style-name="Text-body">Podemos observar en la tabla y gráfico 6.10 que la web de Girona (15 puntos) es, entre
las tres webs analizadas, la más interactiva, seguidas de Tarragona (13 puntos) y
Barcelona (8 puntos).
</text:p>
      <!--l. 1543
-->
      <text:p text:style-name="Text-body"/>
      <text:p text:style-name="newpage"/>
      <!--l. 1543
-->
      <text:p text:style-name="Text-body">
                                                                                 
                                                                                 
</text:p>
      <!--end of section
-->
      <!--start of section
-->
      <text:h text:style-name="Heading-2" text:outline-level="2"><text:span text:style-name="section">6.11  </text:span><text:reference-mark text:name="x1-270006.11"> </text:reference-mark>Presencia en la Web 2.0</text:h>
      <!--l. 1548
-->
      <text:p text:style-name="Text-body">Para Huertas (2008) (citado en Huertas y otros, 2010:12): </text:p>
      <text:section text:style-name="begin-end-env" text:name="begin-end-env-13">
        <text:p text:style-name="begin-env-p"/>
        <!--l. 1550
-->
        <text:p text:style-name="quote"><text:span text:style-name="ecrm-1095">El concepto de Web 2.0 - tambi</text:span><text:span text:style-name="ecrm-1095">é</text:span><text:span text:style-name="ecrm-1095">n llamada Web social- se caracteriza por la</text:span>
      <text:span text:style-name="ecrm-1095">dimensi</text:span><text:span text:style-name="ecrm-1095">ó</text:span><text:span text:style-name="ecrm-1095">n social y comunicativa aparecida en la web, de la que son buenos</text:span>
      <text:span text:style-name="ecrm-1095">ejemplos los blogs, las redes sociales, los foros, los wikis, etc. En esta tem</text:span><text:span text:style-name="ecrm-1095">á</text:span><text:span text:style-name="ecrm-1095">tica</text:span>
      <text:span text:style-name="ecrm-1095">tratamos la presencia o grado de adopci</text:span><text:span text:style-name="ecrm-1095">ó</text:span><text:span text:style-name="ecrm-1095">n de la Web 2.0, (disposici</text:span><text:span text:style-name="ecrm-1095">ó</text:span><text:span text:style-name="ecrm-1095">n de</text:span>
      <text:span text:style-name="ecrm-1095">blog, cuentas en redes sociales como Flickr, Youtube, LinkedIn, Twitter, etc), la</text:span>
      <text:span text:style-name="ecrm-1095">interacci</text:span><text:span text:style-name="ecrm-1095">ó</text:span><text:span text:style-name="ecrm-1095">n gestores-usuarios-contenidos desde una perspectiva participativa</text:span>
      <text:span text:style-name="ecrm-1095">y de socializaci</text:span><text:span text:style-name="ecrm-1095">ó</text:span><text:span text:style-name="ecrm-1095">n, temas como la recomendaci</text:span><text:span text:style-name="ecrm-1095">ó</text:span><text:span text:style-name="ecrm-1095">n, creaci</text:span><text:span text:style-name="ecrm-1095">ó</text:span><text:span text:style-name="ecrm-1095">n, cooperaci</text:span><text:span text:style-name="ecrm-1095">ó</text:span><text:span text:style-name="ecrm-1095">n y</text:span>
      <text:span text:style-name="ecrm-1095">personalizaci</text:span><text:span text:style-name="ecrm-1095">ó</text:span><text:span text:style-name="ecrm-1095">n por parte del usuario, y el grado de innovaci</text:span><text:span text:style-name="ecrm-1095">ó</text:span><text:span text:style-name="ecrm-1095">n tecnol</text:span><text:span text:style-name="ecrm-1095">ó</text:span><text:span text:style-name="ecrm-1095">gica</text:span>
      <text:span text:style-name="ecrm-1095">del sitio web.</text:span>
      </text:p>
        <text:p text:style-name="end-env-p"/>
      </text:section>
      <!--l. 1560
-->
      <text:p text:style-name="Text-body">Se puede observar en la tabla y gráfico 6.11 que ninguna de las tres webs analizadas
disponen de un sistema de comentarios y votos por parte del usuario.
</text:p>
      <!--l. 1564
-->
      <text:p text:style-name="Text-body">En la web del Patronat de Turisme de Tarragona algunos contenidos se pueden compartir
en Facebook, Twitter, correo electrónico o, también, imprimirlo. Barcelona y Girona no
ofrecen esta opción a sus usuarios.
</text:p>
      <!--l. 1568
-->
      <text:p text:style-name="Text-body">Aparte de la página web www.barcelonaturisme.com, el ente promotor de la ciudad
también promociona Barcelona a través de la web visitbarcelona.com (figura 6.18). En
esta web los usuarios pueden compartir experiencias, escribir comentarios, añadir fotos y
vídeos (figura 6.19). Las páginas webs de Tarragona y Girona no disponen de tal
servicio a los usuarios.
</text:p>
      <!--l. 1574
-->
      <text:p text:style-name="Text-body">En la página web visitbarcelona.com el usuario debe registrarse para poder publicar
comentarios, fotos y vídeos. Además, el usuario puede suscribirse al canal RSS para
recibir actualizaciones cuando el contenido cambie. En la web de Tarragona el usuario
puede registrarse para poder tener acceso a contenidos exclusivos como: guías
profesionales, estadística y estudios, imagen corporativa, negocios y congresos y sala de
prensa. La página web de Girona no ofrece este servicio, lo único que dispone es de un
simple planificador de viaje que el usuario puede acceder sin la necesidad de
registro.
                                                                                 
                                                                                 
</text:p>
      <!--l. 1584
-->
      <text:p text:style-name="Text-body">Barcelona Turisme dispone de la web visitbarcelona.com donde los usuarios pueden
compartir experiencias e informaciones. En esta web que es considerada el blog
corporativo, el usuario dispone de herramientas para compartir la información en las
principales redes sociales (figura 6.20).
</text:p>
      <!--l. 1590
-->
      <text:p text:style-name="Text-body">Los usuarios de la web de Tarragona Turisme pueden compartir algunas informaciones de
la web en Facebook, Twitter. Tarragona dispone de un blog corporativo llamado
Tarragona Experience, www.tarragonaturisme.cat/experience, donde el usuario
puede encontrar informaciones sobre el turismo y actividades que se están
realizando en la ciudad. Girona Turisme no ofrece ninguno de estos servicios a sus
usuarios.
</text:p>
      <!--l. 1597
-->
      <text:p text:style-name="Text-body">Tarragona y Girona disponen de plataformas de imágenes en servicios externos como
Flickr y Instagram (figuras 6.21 y 6.22). Tarragona Turisme tiene 1.499 seguidores y
Girona Turisme 1.240.
                                                                                 
                                                                                 
                                                                                 
                                                                                 
</text:p>
      <!--end of section
-->
      <!--end of chapter
-->
      <!--start of chapter
-->
      <text:p text:style-name="clearpage"/>
      <text:h text:style-name="Heading-1" text:outline-level="1"><text:span text:style-name="chapter">7.<text:s/><text:s/> </text:span><text:reference-mark text:name="x1-280007"> </text:reference-mark>Entrevistas</text:h>
      <!--start of section
-->
      <text:h text:style-name="Heading-2" text:outline-level="2"><text:span text:style-name="section">7.1  </text:span><text:reference-mark text:name="x1-290007.1"> </text:reference-mark>Entrevista Patronat Municipal de Turisme de Tarragona</text:h>
      <!--l. 1609
-->
      <text:p text:style-name="Text-body">Las respuestas a las preguntas planteadas a la Sr. Gerard Castells Martí, auxiliar
administrativo del Patronat Municipal de Turisme de Tarragona se encuentran a
continuación.
</text:p>
      <!--l. 1614
-->
      <text:p text:style-name="Text-body"><text:span text:style-name="textbf"><text:span text:style-name="ecbx-1200">1. ¿Al planear un viaje Ud. busca informaci</text:span><text:span text:style-name="ecbx-1200">ó</text:span><text:span text:style-name="ecbx-1200">n en las paginas webs de las</text:span>
<text:span text:style-name="ecbx-1200">oficinas de turismo del destino?</text:span></text:span>
</text:p>
      <!--l. 1624
-->
      <text:p text:style-name="Text-body"><text:span text:style-name="Emphasis"><text:span text:style-name="ecti-1200">Normalmente s</text:span><text:span text:style-name="ecti-1200">í</text:span><text:span text:style-name="ecti-1200">. Las p</text:span><text:span text:style-name="ecti-1200">á</text:span><text:span text:style-name="ecti-1200">ginas web de turismo de los diferentes destinos tur</text:span><text:span text:style-name="ecti-1200">í</text:span><text:span text:style-name="ecti-1200">sticos son</text:span>
<text:span text:style-name="ecti-1200">una buena herramienta para tener una informaci</text:span><text:span text:style-name="ecti-1200">ó</text:span><text:span text:style-name="ecti-1200">n global de las ciudades o regiones,</text:span>
<text:span text:style-name="ecti-1200">sirven para hacerte una idea de sus recursos tur</text:span><text:span text:style-name="ecti-1200">í</text:span><text:span text:style-name="ecti-1200">sticos m</text:span><text:span text:style-name="ecti-1200">á</text:span><text:span text:style-name="ecti-1200">s importantes y para saber si</text:span>
<text:span text:style-name="ecti-1200">en las fechas en las cuales se tiene previsto el viaje hay acontecimientos culturales o</text:span>
<text:span text:style-name="ecti-1200">folkl</text:span><text:span text:style-name="ecti-1200">ó</text:span><text:span text:style-name="ecti-1200">ricos interesantes. La p</text:span><text:span text:style-name="ecti-1200">á</text:span><text:span text:style-name="ecti-1200">gina web oficial juntamente con otras p</text:span><text:span text:style-name="ecti-1200">á</text:span><text:span text:style-name="ecti-1200">ginas tipo</text:span>
<text:span text:style-name="ecti-1200">tripadvisor donde tambi</text:span><text:span text:style-name="ecti-1200">é</text:span><text:span text:style-name="ecti-1200">n se mezclan experiencias personales de visitantes</text:span>
<text:span text:style-name="ecti-1200">que ya han estado antes en ese destino sirven para hacer una idea global de la</text:span>
<text:span text:style-name="ecti-1200">ciudad.</text:span></text:span>
</text:p>
      <!--l. 1627
-->
      <text:p text:style-name="Text-body"><text:span text:style-name="textbf"><text:span text:style-name="ecbx-1200">2. ¿Qu</text:span><text:span text:style-name="ecbx-1200">é</text:span> <text:span text:style-name="ecbx-1200">informaciones espera encontrar en la pagina web de oficina de</text:span>
<text:span text:style-name="ecbx-1200">turismo del destino?</text:span></text:span>
</text:p>
      <!--l. 1631
-->
      <text:p text:style-name="Text-body"><text:span text:style-name="Emphasis"><text:span text:style-name="ecti-1200">La informaci</text:span><text:span text:style-name="ecti-1200">ó</text:span><text:span text:style-name="ecti-1200">n b</text:span><text:span text:style-name="ecti-1200">á</text:span><text:span text:style-name="ecti-1200">sica de la ciudad, sobretodo, alojamiento, un mapa general,</text:span>
<text:span text:style-name="ecti-1200">gastronom</text:span><text:span text:style-name="ecti-1200">í</text:span><text:span text:style-name="ecti-1200">a t</text:span><text:span text:style-name="ecti-1200">í</text:span><text:span text:style-name="ecti-1200">pica y acontecimientos culturales y fiestas patronales.</text:span></text:span>
</text:p>
      <!--l. 1635
-->
      <text:p text:style-name="Text-body"><text:span text:style-name="textbf"><text:span text:style-name="ecbx-1200">3. Si Ud. estuviera planeando un viaje a Tarragona ¿encontrar</text:span><text:span text:style-name="ecbx-1200">í</text:span><text:span text:style-name="ecbx-1200">a</text:span>
<text:span text:style-name="ecbx-1200">todas las informaciones necesarias en la pagina web de la oficina de</text:span>
<text:span text:style-name="ecbx-1200">turismo?</text:span></text:span>
</text:p>
      <!--l. 1643
-->
      <text:p text:style-name="Text-body"><text:span text:style-name="Emphasis"><text:span text:style-name="ecti-1200">Encontrar</text:span><text:span text:style-name="ecti-1200">í</text:span><text:span text:style-name="ecti-1200">a la mayor</text:span><text:span text:style-name="ecti-1200">í</text:span><text:span text:style-name="ecti-1200">a de informaciones que necesita. Hay que tener en cuenta que la</text:span>
<text:span text:style-name="ecti-1200">p</text:span><text:span text:style-name="ecti-1200">á</text:span><text:span text:style-name="ecti-1200">gina web de la oficina de turismo es una herramienta de servicio p</text:span><text:span text:style-name="ecti-1200">ú</text:span><text:span text:style-name="ecti-1200">blico con lo cual la</text:span>
<text:span text:style-name="ecti-1200">informaci</text:span><text:span text:style-name="ecti-1200">ó</text:span><text:span text:style-name="ecti-1200">n que da tiene que ser neutral y que sea el propio visitante el que</text:span>
<text:span text:style-name="ecti-1200">escoja el servicio que prefiera. Adem</text:span><text:span text:style-name="ecti-1200">á</text:span><text:span text:style-name="ecti-1200">s la p</text:span><text:span text:style-name="ecti-1200">á</text:span><text:span text:style-name="ecti-1200">gina web de la oficina se actualiza</text:span>
<text:span text:style-name="ecti-1200">constantemente con los principales acontecimientos que se producen en la ciudad en ese</text:span>
<text:span text:style-name="ecti-1200">momento.</text:span></text:span>
</text:p>
      <!--l. 1646
-->
      <text:p text:style-name="Text-body"><text:span text:style-name="textbf"><text:span text:style-name="ecbx-1200">4. ¿Cree que la pagina web de la oficina de turismo de Tarragona ofrece</text:span>
<text:span text:style-name="ecbx-1200">informaciones </text:span><text:span text:style-name="ecbx-1200">ú</text:span><text:span text:style-name="ecbx-1200">tiles para los turistas? Califique de 0 a 10.</text:span></text:span>
                                                                                 
                                                                                 
</text:p>
      <!--l. 1654
-->
      <text:p text:style-name="Text-body"><text:span text:style-name="Emphasis"><text:span text:style-name="ecti-1200">Ofrece toda la informaci</text:span><text:span text:style-name="ecti-1200">ó</text:span><text:span text:style-name="ecti-1200">n en diferentes idiomas que un turista pueda necesitar</text:span>
<text:span text:style-name="ecti-1200">para planear su estancia en la ciudad y tambi</text:span><text:span text:style-name="ecti-1200">é</text:span><text:span text:style-name="ecti-1200">n informaci</text:span><text:span text:style-name="ecti-1200">ó</text:span><text:span text:style-name="ecti-1200">n </text:span><text:span text:style-name="ecti-1200">ú</text:span><text:span text:style-name="ecti-1200">til una vez el</text:span>
<text:span text:style-name="ecti-1200">visitante se encuentre ya en la ciudad sobre actividades culturales que suceden en</text:span>
<text:span text:style-name="ecti-1200">ese mismo momento en la ciudad. Es dif</text:span><text:span text:style-name="ecti-1200">í</text:span><text:span text:style-name="ecti-1200">cil puntuar una p</text:span><text:span text:style-name="ecti-1200">á</text:span><text:span text:style-name="ecti-1200">gina web ya que</text:span>
<text:span text:style-name="ecti-1200">la valoraci</text:span><text:span text:style-name="ecti-1200">ó</text:span><text:span text:style-name="ecti-1200">n puede variar dependiendo de las expectativas de cada visitante,</text:span>
<text:span text:style-name="ecti-1200">pero, por su sencillez y facilidad para encontrar los contenidos, le pondr</text:span><text:span text:style-name="ecti-1200">í</text:span><text:span text:style-name="ecti-1200">a un</text:span>
<text:span text:style-name="ecti-1200">9.</text:span></text:span>
</text:p>
      <!--l. 1657
-->
      <text:p text:style-name="Text-body"><text:span text:style-name="textbf"><text:span text:style-name="ecbx-1200">5. ¿Cree que la a navegaci</text:span><text:span text:style-name="ecbx-1200">ó</text:span><text:span text:style-name="ecbx-1200">n es </text:span><text:span text:style-name="ecbx-1200">á</text:span><text:span text:style-name="ecbx-1200">gil? Califique de 0 a 10 la agilidad de la</text:span>
<text:span text:style-name="ecbx-1200">navegaci</text:span><text:span text:style-name="ecbx-1200">ó</text:span><text:span text:style-name="ecbx-1200">n.</text:span></text:span>
</text:p>
      <!--l. 1665
-->
      <text:p text:style-name="Text-body"><text:span text:style-name="Emphasis"><text:span text:style-name="ecti-1200">La navegaci</text:span><text:span text:style-name="ecti-1200">ó</text:span><text:span text:style-name="ecti-1200">n por la p</text:span><text:span text:style-name="ecti-1200">á</text:span><text:span text:style-name="ecti-1200">gina web es muy sencilla y instintiva, que creo deben ser las</text:span>
<text:span text:style-name="ecti-1200">premisas b</text:span><text:span text:style-name="ecti-1200">á</text:span><text:span text:style-name="ecti-1200">sicas de cualquier p</text:span><text:span text:style-name="ecti-1200">á</text:span><text:span text:style-name="ecti-1200">gina que ofrezca informaci</text:span><text:span text:style-name="ecti-1200">ó</text:span><text:span text:style-name="ecti-1200">n sobre un lugar que es una</text:span>
<text:span text:style-name="ecti-1200">destinaci</text:span><text:span text:style-name="ecti-1200">ó</text:span><text:span text:style-name="ecti-1200">n tur</text:span><text:span text:style-name="ecti-1200">í</text:span><text:span text:style-name="ecti-1200">stica, debe ser un primer acercamiento al producto y siempre debe</text:span>
<text:span text:style-name="ecti-1200">completarse con la informaci</text:span><text:span text:style-name="ecti-1200">ó</text:span><text:span text:style-name="ecti-1200">n que se ofrece en las oficinas de turismo y la atenci</text:span><text:span text:style-name="ecti-1200">ó</text:span><text:span text:style-name="ecti-1200">n</text:span>
<text:span text:style-name="ecti-1200">presencial que siempre es mucho m</text:span><text:span text:style-name="ecti-1200">á</text:span><text:span text:style-name="ecti-1200">s personalizada. En cuanto a navegaci</text:span><text:span text:style-name="ecti-1200">ó</text:span><text:span text:style-name="ecti-1200">n por estos</text:span>
<text:span text:style-name="ecti-1200">motivos le dar</text:span><text:span text:style-name="ecti-1200">í</text:span><text:span text:style-name="ecti-1200">a un 10.</text:span></text:span>
</text:p>
      <!--l. 1667
-->
      <text:p text:style-name="Text-body"><text:span text:style-name="textbf"><text:span text:style-name="ecbx-1200">6. ¿Cree importante las opin</text:span></text:span>i<text:span text:style-name="textbf"><text:span text:style-name="ecbx-1200">ones de turistas que ya han visitado el destino?</text:span>
<text:span text:style-name="ecbx-1200">¿Por qu</text:span><text:span text:style-name="ecbx-1200">é</text:span><text:span text:style-name="ecbx-1200">?</text:span></text:span>
</text:p>
      <!--l. 1677
-->
      <text:p text:style-name="Text-body"><text:span text:style-name="Emphasis"><text:span text:style-name="ecti-1200">Son b</text:span><text:span text:style-name="ecti-1200">á</text:span><text:span text:style-name="ecti-1200">sicas, las opiniones expresadas en foros de internet o p</text:span><text:span text:style-name="ecti-1200">á</text:span><text:span text:style-name="ecti-1200">ginas especializadas, as</text:span><text:span text:style-name="ecti-1200">í</text:span>
<text:span text:style-name="ecti-1200">como las experiencias contadas por conocidos nos har</text:span><text:span text:style-name="ecti-1200">á</text:span><text:span text:style-name="ecti-1200">n decidir por un destino</text:span>
<text:span text:style-name="ecti-1200">determinado o por un hotel. Normalmente la gente con capacidad tecnol</text:span><text:span text:style-name="ecti-1200">ó</text:span><text:span text:style-name="ecti-1200">gica a trav</text:span><text:span text:style-name="ecti-1200">é</text:span><text:span text:style-name="ecti-1200">s de</text:span>
<text:span text:style-name="ecti-1200">internet, usa la red para informarse sobre hoteles, restaurantes y otras experiencias</text:span>
<text:span text:style-name="ecti-1200">vividas. Una mala puntuaci</text:span><text:span text:style-name="ecti-1200">ó</text:span><text:span text:style-name="ecti-1200">n o valoraci</text:span><text:span text:style-name="ecti-1200">ó</text:span><text:span text:style-name="ecti-1200">n en la red descarta destinos o servicios y una</text:span>
<text:span text:style-name="ecti-1200">buena opini</text:span><text:span text:style-name="ecti-1200">ó</text:span><text:span text:style-name="ecti-1200">n contrastada con otras opiniones puede decidir a favor de un restaurante o</text:span>
<text:span text:style-name="ecti-1200">hotel.</text:span></text:span>
</text:p>
      <!--l. 1682
-->
      <text:p text:style-name="Text-body"><text:span text:style-name="Emphasis"><text:span text:style-name="ecti-1200">Nos fiamos de la gente que antes ha visitado un destino, al fin y al cabo el hotel o</text:span>
<text:span text:style-name="ecti-1200">restaurante intentar</text:span><text:span text:style-name="ecti-1200">á</text:span> <text:span text:style-name="ecti-1200">vender su producto lo mejor posible, pero son las experiencia de los</text:span>
<text:span text:style-name="ecti-1200">usuarios las que te dar</text:span><text:span text:style-name="ecti-1200">á</text:span><text:span text:style-name="ecti-1200">n una imagen m</text:span><text:span text:style-name="ecti-1200">á</text:span><text:span text:style-name="ecti-1200">s veraz del destino.</text:span></text:span>
</text:p>
      <!--l. 1685
-->
      <text:p text:style-name="Text-body"><text:span text:style-name="textbf"><text:span text:style-name="ecbx-1200">7. ¿Cree importante la presencia de las oficinas de turismo en las redes</text:span>
<text:span text:style-name="ecbx-1200">sociales? ¿Por qu</text:span><text:span text:style-name="ecbx-1200">é</text:span><text:span text:style-name="ecbx-1200">?</text:span></text:span>
</text:p>
      <!--l. 1693
-->
      <text:p text:style-name="Text-body"><text:span text:style-name="Emphasis"><text:span text:style-name="ecti-1200">S</text:span><text:span text:style-name="ecti-1200">í</text:span><text:span text:style-name="ecti-1200">. hoy en d</text:span><text:span text:style-name="ecti-1200">í</text:span><text:span text:style-name="ecti-1200">a todo el mundo menor de 35 a</text:span><text:span text:style-name="ecti-1200">ñ</text:span><text:span text:style-name="ecti-1200">os est</text:span><text:span text:style-name="ecti-1200">á</text:span> <text:span text:style-name="ecti-1200">conectado a las redes sociales y</text:span>
<text:span text:style-name="ecti-1200">interactuan constantemente. Por tanto una campa</text:span><text:span text:style-name="ecti-1200">ñ</text:span><text:span text:style-name="ecti-1200">a permanente en las redes sociales</text:span>
<text:span text:style-name="ecti-1200">permite mantenerte en la mente del consumidor potencial y mantenerlo informado de las</text:span>
<text:span text:style-name="ecti-1200">ofertas del destino tur</text:span><text:span text:style-name="ecti-1200">í</text:span><text:span text:style-name="ecti-1200">stico. a la vez sirve para que el turista mantenga en contacto</text:span>
<text:span text:style-name="ecti-1200">directo con los responsables tur</text:span><text:span text:style-name="ecti-1200">í</text:span><text:span text:style-name="ecti-1200">sticos de la zona. Es una buen term</text:span><text:span text:style-name="ecti-1200">ó</text:span><text:span text:style-name="ecti-1200">metro de la</text:span>
<text:span text:style-name="ecti-1200">valoraci</text:span><text:span text:style-name="ecti-1200">ó</text:span><text:span text:style-name="ecti-1200">n de los productos ofertados.</text:span></text:span>
                                                                                 
                                                                                 
</text:p>
      <!--l. 1696
-->
      <text:p text:style-name="Text-body"><text:span text:style-name="textbf"><text:span text:style-name="ecbx-1200">8. ¿Propondr</text:span><text:span text:style-name="ecbx-1200">í</text:span><text:span text:style-name="ecbx-1200">a alg</text:span><text:span text:style-name="ecbx-1200">ú</text:span><text:span text:style-name="ecbx-1200">n cambio en la pagina web de la oficina de turismo?</text:span>
<text:span text:style-name="ecbx-1200">¿Cu</text:span><text:span text:style-name="ecbx-1200">á</text:span><text:span text:style-name="ecbx-1200">l?</text:span></text:span>
</text:p>
      <!--l. 1702
-->
      <text:p text:style-name="Text-body"><text:span text:style-name="Emphasis"><text:span text:style-name="ecti-1200">Como trabajador de la oficina de turismo es dif</text:span><text:span text:style-name="ecti-1200">í</text:span><text:span text:style-name="ecti-1200">cil saber la opini</text:span><text:span text:style-name="ecti-1200">ó</text:span><text:span text:style-name="ecti-1200">n del servicio, creo</text:span>
<text:span text:style-name="ecti-1200">que esta es una pregunta que se deber</text:span><text:span text:style-name="ecti-1200">í</text:span><text:span text:style-name="ecti-1200">a hacer directamente los usuarios finales del</text:span>
<text:span text:style-name="ecti-1200">servicio (turistas) ya que son ellos quienes deben responder si han encontrado lo que</text:span>
<text:span text:style-name="ecti-1200">buscaban el la p</text:span><text:span text:style-name="ecti-1200">á</text:span><text:span text:style-name="ecti-1200">gina web.</text:span></text:span>
</text:p>
      <!--l. 1705
-->
      <text:p text:style-name="Text-body">
</text:p>
      <!--end of section
-->
      <!--start of section
-->
      <text:h text:style-name="Heading-2" text:outline-level="2"><text:span text:style-name="section">7.2  </text:span><text:reference-mark text:name="x1-300007.2"> </text:reference-mark>Entrevista Oficina de Turisme de Girona</text:h>
      <!--l. 1707
-->
      <text:p text:style-name="Text-body">Las respuestas a las preguntas planteadas a la Sra. Marina Bosch, informadora turística
de la Oficina de Turisme de Girona se encuentran a continuación.
</text:p>
      <!--l. 1712
-->
      <text:p text:style-name="Text-body"><text:span text:style-name="textbf"><text:span text:style-name="ecbx-1200">1. ¿Al planear un viaje Ud. busca informaci</text:span><text:span text:style-name="ecbx-1200">ó</text:span><text:span text:style-name="ecbx-1200">n en las paginas webs de las</text:span>
<text:span text:style-name="ecbx-1200">oficinas de turismo del destino? </text:span></text:span>
</text:p>
      <!--l. 1714
-->
      <text:p text:style-name="Text-body"><text:span text:style-name="Emphasis"><text:span text:style-name="ecti-1200">S</text:span><text:span text:style-name="ecti-1200">í</text:span><text:span text:style-name="ecti-1200">.</text:span></text:span>
</text:p>
      <!--l. 1717
-->
      <text:p text:style-name="Text-body"><text:span text:style-name="textbf"><text:span text:style-name="ecbx-1200">2. ¿Qu</text:span><text:span text:style-name="ecbx-1200">é</text:span> <text:span text:style-name="ecbx-1200">informaciones espera encontrar en la pagina web de oficina de</text:span>
<text:span text:style-name="ecbx-1200">turismo del destino? </text:span></text:span>
</text:p>
      <!--l. 1720
-->
      <text:p text:style-name="Text-body"><text:span text:style-name="Emphasis"><text:span text:style-name="ecti-1200">El m</text:span><text:span text:style-name="ecti-1200">á</text:span><text:span text:style-name="ecti-1200">ximo de informaci</text:span><text:span text:style-name="ecti-1200">ó</text:span><text:span text:style-name="ecti-1200">n, sobretodo actividades y eventos a hacer.</text:span></text:span>
</text:p>
      <!--l. 1724
-->
      <text:p text:style-name="Text-body"><text:span text:style-name="textbf"><text:span text:style-name="ecbx-1200">3. Si Ud. estuviera planeando un viaje a Girona ¿encontrar</text:span><text:span text:style-name="ecbx-1200">í</text:span><text:span text:style-name="ecbx-1200">a todas las</text:span>
<text:span text:style-name="ecbx-1200">informaciones necesarias en la pagina web de la oficina de turismo?</text:span>
</text:span>
</text:p>
      <!--l. 1726
-->
      <text:p text:style-name="Text-body"><text:span text:style-name="Emphasis"><text:span text:style-name="ecti-1200">S</text:span><text:span text:style-name="ecti-1200">í</text:span><text:span text:style-name="ecti-1200">.</text:span></text:span>
</text:p>
      <!--l. 1729
-->
      <text:p text:style-name="Text-body"><text:span text:style-name="textbf"><text:span text:style-name="ecbx-1200">4. ¿Cree que la pagina web de la oficina de turismo de Girona ofrece</text:span>
<text:span text:style-name="ecbx-1200">informaciones </text:span><text:span text:style-name="ecbx-1200">ú</text:span><text:span text:style-name="ecbx-1200">tiles para los turistas? Califique de 0 a 10. </text:span></text:span>
</text:p>
      <!--l. 1731
-->
      <text:p text:style-name="Text-body"><text:span text:style-name="Emphasis"><text:span text:style-name="ecti-1200">8 </text:span></text:span>
</text:p>
      <!--l. 1734
-->
      <text:p text:style-name="Text-body"><text:span text:style-name="textbf"><text:span text:style-name="ecbx-1200">5. ¿Cree que la a navegaci</text:span><text:span text:style-name="ecbx-1200">ó</text:span><text:span text:style-name="ecbx-1200">n es </text:span><text:span text:style-name="ecbx-1200">á</text:span><text:span text:style-name="ecbx-1200">gil? Califique de 0 a 10 la agilidad de la</text:span>
<text:span text:style-name="ecbx-1200">navegaci</text:span><text:span text:style-name="ecbx-1200">ó</text:span><text:span text:style-name="ecbx-1200">n. </text:span></text:span>
</text:p>
      <!--l. 1736
-->
      <text:p text:style-name="Text-body"><text:span text:style-name="Emphasis"><text:span text:style-name="ecti-1200">8</text:span></text:span>
                                                                                 
                                                                                 
</text:p>
      <!--l. 1739
-->
      <text:p text:style-name="Text-body"><text:span text:style-name="textbf"><text:span text:style-name="ecbx-1200">6. ¿Cree importante las opiniones de turistas que ya han visitado el destino?</text:span>
<text:span text:style-name="ecbx-1200">¿Por qu</text:span><text:span text:style-name="ecbx-1200">é</text:span><text:span text:style-name="ecbx-1200">? </text:span></text:span>
</text:p>
      <!--l. 1741
-->
      <text:p text:style-name="Text-body"><text:span text:style-name="Emphasis"><text:span text:style-name="ecti-1200">S</text:span><text:span text:style-name="ecti-1200">í</text:span> <text:span text:style-name="ecti-1200">para poder mejorar aspectos que no est</text:span><text:span text:style-name="ecti-1200">á</text:span><text:span text:style-name="ecti-1200">n funcionando.</text:span></text:span>
</text:p>
      <!--l. 1744
-->
      <text:p text:style-name="Text-body"><text:span text:style-name="textbf"><text:span text:style-name="ecbx-1200">7. ¿Cree importante la presencia de las oficinas de turismo en las redes</text:span>
<text:span text:style-name="ecbx-1200">sociales? ¿Por qu</text:span><text:span text:style-name="ecbx-1200">é</text:span><text:span text:style-name="ecbx-1200">? </text:span></text:span>
</text:p>
      <!--l. 1746
-->
      <text:p text:style-name="Text-body"><text:span text:style-name="Emphasis"><text:span text:style-name="ecti-1200">S</text:span><text:span text:style-name="ecti-1200">í</text:span> <text:span text:style-name="ecti-1200">para hacer promoci</text:span><text:span text:style-name="ecti-1200">ó</text:span><text:span text:style-name="ecti-1200">n sobretodo.</text:span></text:span>
</text:p>
      <!--l. 1749
-->
      <text:p text:style-name="Text-body"><text:span text:style-name="textbf"><text:span text:style-name="ecbx-1200">8. ¿Propondr</text:span><text:span text:style-name="ecbx-1200">í</text:span><text:span text:style-name="ecbx-1200">a alg</text:span><text:span text:style-name="ecbx-1200">ú</text:span><text:span text:style-name="ecbx-1200">n cambio en la pagina web de la oficina de turismo?</text:span>
<text:span text:style-name="ecbx-1200">¿Cu</text:span><text:span text:style-name="ecbx-1200">á</text:span><text:span text:style-name="ecbx-1200">l? </text:span></text:span>
</text:p>
      <!--l. 1751
-->
      <text:p text:style-name="Text-body"><text:span text:style-name="Emphasis"><text:span text:style-name="ecti-1200">M</text:span><text:span text:style-name="ecti-1200">á</text:span><text:span text:style-name="ecti-1200">s actual, moderna.</text:span></text:span>
                                                                                 
                                                                                 
                                                                                 
                                                                                 
</text:p>
      <!--end of section
-->
      <!--end of chapter
-->
      <!--end of chapter*
-->
      <!--start of chapter*
-->
      <text:p text:style-name="clearpage"/>
      <text:h text:style-name="Heading-1" text:outline-level="1"><text:reference-mark text:name="x1-310007.2"> </text:reference-mark>Bibliografía</text:h>
      <text:bibliography text:name="bib-1">
        <text:bibliography-source>
          <text:index-title-template>Referencia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1]<text:reference-mark text:name="Xkey-2"> </text:reference-mark> ADELL, Ramón (2007)<text:span text:style-name="textsc"><text:span text:style-name="eccc-1200">: </text:span></text:span><text:span text:style-name="Emphasis"><text:span text:style-name="ecti-1200">Aprender Marketing, </text:span></text:span>Paidós, Barcelona.
   </text:p>
          <text:p text:style-name="p-bibitem">
 [2]<text:reference-mark text:name="Xkey-6"> </text:reference-mark> ALTÉS MACHÍN, Carmen (1993): <text:span text:style-name="Emphasis"><text:span text:style-name="ecti-1200">Marketing y Turismo: una introducci</text:span><text:span text:style-name="ecti-1200">ó</text:span><text:span text:style-name="ecti-1200">n</text:span>
   <text:span text:style-name="ecti-1200">al marketing de empresas y destinos tur</text:span><text:span text:style-name="ecti-1200">í</text:span><text:span text:style-name="ecti-1200">sticos, </text:span></text:span>Síntesis, Madrid.
   </text:p>
          <text:p text:style-name="p-bibitem">
 [3]<text:reference-mark text:name="Xkey-7"> </text:reference-mark> BEEKMAN, George (2005): <text:span text:style-name="Emphasis"><text:span text:style-name="ecti-1200">Introducci</text:span><text:span text:style-name="ecti-1200">ó</text:span><text:span text:style-name="ecti-1200">n a la inform</text:span><text:span text:style-name="ecti-1200">á</text:span><text:span text:style-name="ecti-1200">tica, </text:span></text:span>6<text:span text:style-name="tcrm-1200">© </text:span>ed., Pearson
   Educación, Madrid.
   </text:p>
          <text:p text:style-name="p-bibitem">
 [4]<text:reference-mark text:name="Xkey-8"> </text:reference-mark> BEELEN, Paul (2006): <text:span text:style-name="Emphasis"><text:span text:style-name="ecti-1200">Publicidad 2.0.</text:span></text:span><text:line-break/>&lt;http://www.paulbeelen.com/whitepaper/Publicidad20.pdf&gt;<text:line-break/>[Consultada: 6 abril 2012]
   </text:p>
          <text:p text:style-name="p-bibitem">
 [5]<text:reference-mark text:name="Xkey-11"> </text:reference-mark> BUHALIS, Dimitrios y LAW, Rob (2008): “Progress in information technology
   and tourism management: 20 years on and 10 years after the Internet - The state
   of eTourism research”, <text:span text:style-name="Emphasis"><text:span text:style-name="ecti-1200">Tourism Management, </text:span></text:span>n<text:span text:style-name="tcrm-1200">º </text:span>29, pp. 609-623.
   </text:p>
          <text:p text:style-name="p-bibitem">
 [6]<text:reference-mark text:name="Xkey-12"> </text:reference-mark> CASTELLS, Manuel (2001): “Internet y la sociedad red” <text:span text:style-name="Emphasis"><text:span text:style-name="ecti-1200">Letra Internacional,</text:span>
   </text:span>n<text:span text:style-name="tcrm-1200">º </text:span>71, pp. 4-16.
   </text:p>
          <text:p text:style-name="p-bibitem">
 [7]<text:reference-mark text:name="Xkey-1"> </text:reference-mark> COBO ROMANÍ, Cristóbal y PARDO KUKLINSKI, Hugo (2007): <text:span text:style-name="Emphasis"><text:span text:style-name="ecti-1200">Planeta</text:span>
   <text:span text:style-name="ecti-1200">Web 2.0. Inteligencia colectiva o medios fast food, </text:span></text:span>Grup de Recerca d’Interaccions
   Digitals, Universitat de Vic, Flacso México, Barcelona / México DF.
   </text:p>
          <text:p text:style-name="p-bibitem">
 [8]<text:reference-mark text:name="Xkey-2"> </text:reference-mark> DÍAZ LUQUE, Pablo; GUEVARA PLAZA, Antonio y CAVO HERRERO,
   José Luiz (2004): <text:span text:style-name="Emphasis"><text:span text:style-name="ecti-1200">Promoci</text:span><text:span text:style-name="ecti-1200">ó</text:span><text:span text:style-name="ecti-1200">n tur</text:span><text:span text:style-name="ecti-1200">í</text:span><text:span text:style-name="ecti-1200">stica de las Comunidades Autonomas en</text:span>
   <text:span text:style-name="ecti-1200">Internet. </text:span></text:span>Actas del V Congreso Turismo y Tecnologías de la Información y
   las Comunicaciones TURITEC 2004.
                                                                                 
                                                                                 
   </text:p>
        </text:index-body>
      </text:bibliography>
      <text:reference-mark text:name="Q1-1-32"> </text:reference-mark>
      <!--end of chapter*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teste.tex, options: xhtml,ooffice,html,refcaption 
(http://www.cse.ohio-state.edu/~gurari/TeX4ht/)  
</meta:initial-creator>
    <meta:generator>TeX4ht from teste.tex, options: xhtml,ooffice,html,refcaption 
(http://www.cse.ohio-state.edu/~gurari/TeX4ht/)  
</meta:generator>
    <meta:creation-date>2013-07-31 11:59:00</meta:creation-date>
    <dc:date>2013-07-31 11:59:00</dc:date>
  </office:meta>
</office:document-meta>
</file>

<file path=teste-m2/content.xml><?xml version="1.0" encoding="utf-8"?>
<!DOCTYPE math  PUBLIC '-//W3C//DTD MathML 2.0//EN'  'math.dtd'>
<?xtpipes file="oo-math.4xt" ?>
<!-- teste-m2 by TeX4ht from teste.tex line 682 2009-06-11-09:32 
(http://www.cse.ohio-state.edu/~gurari/TeX4ht/) -->
<math:math xmlns:math="http://www.w3.org/1998/Math/MathML" xmlns:xlink="http://www.w3.org/1999/xlink">
  <math:mtext> </math:mtext>
</math:math>
</file>

<file path=teste-m7/content.xml><?xml version="1.0" encoding="utf-8"?>
<!DOCTYPE math  PUBLIC '-//W3C//DTD MathML 2.0//EN'  'math.dtd'>
<?xtpipes file="oo-math.4xt" ?>
<!-- teste-m7 by TeX4ht from teste.tex line 1315 2009-06-11-09:32 
(http://www.cse.ohio-state.edu/~gurari/TeX4ht/) -->
<math:math xmlns:math="http://www.w3.org/1998/Math/MathML" xmlns:xlink="http://www.w3.org/1999/xlink">
  <math:mtext> </math:mtext>
</math:math>
</file>

<file path=teste-m8/content.xml><?xml version="1.0" encoding="utf-8"?>
<!DOCTYPE math  PUBLIC '-//W3C//DTD MathML 2.0//EN'  'math.dtd'>
<?xtpipes file="oo-math.4xt" ?>
<!-- teste-m8 by TeX4ht from teste.tex line 1317 2009-06-11-09:32 
(http://www.cse.ohio-state.edu/~gurari/TeX4ht/) -->
<math:math xmlns:math="http://www.w3.org/1998/Math/MathML" xmlns:xlink="http://www.w3.org/1999/xlink">
  <math:mtext> </math:mtext>
</math:math>
</file>

<file path=teste.txt>Dedicatoria



Dedico este Trabajo Final de Carrera a mis padres, Norberto y 
Marli, a mis abuelos, Adolfo y Elvira, porque sin su apoyo no 
habr&#237;a podido venir a Espa&#241;a a hacer la Diplomatura en Turismo, y 
a mi pareja Daniel, que ha estado anim&#225;ndome, incentiv&#225;ndome y 
ayud&#225;ndome siempre que ha podido. 

Agradecimientos



En primer lugar agradezco a mi tutor Jos&#233; Luis Mart&#237;nez por 
aconsejarme en todo momento y ayudarme a realizar el trabajo de 
la mejor manera posible. No puedo dejar de agradecer a la Dra. 
Assumpci&#243; Huertas, profesora de la Universitat Rovira i Virgili, 
por haber proporcionado la plantilla de an&#225;lisis de paginas webs 
tur&#237;sticas, resultado de 3 a&#241;os de investigaci&#243;n de un grupo de 
13 investigadores, que sin &#233;sta yo no habr&#237;a podido realizar este 
trabajo de investigaci&#243;n. Al Dr. Jos&#233; Fern&#225;ndez Cavia, profesor 
de la Universitat Pompeu Fabra, por haber facilitado materiales 
para la realizaci&#243;n de este proyecto. Por &#250;ltimo agradezco a mis 
amigos y a todas las persona que, directa o indirectamente, me 
han ayudado en la realizaci&#243;n de este Trabajo Final de Carrera. 
&#161;Gracias a todos!

Historia de Internet



Se habla mucho de internet pero la mayor parte de las personas no 
saben de donde ha surgido la tan famosa y &#250;til internet. Se puede 
decir que el antecesor de la que hoy conocemos como internet fue 
un proyecto del departamento de defensa de los Estado Unidos, lo 
cual form&#243; la agencia Advanced Research Projects Agency (ARPA) en 
1957. Tanenabum (1997:47) recuerda que &#8220;ARPA se cre&#243; en respuesta 
al lanzamiento del Sputnik de la Uni&#243;n Sovi&#233;tica en 1957 y tuvo 
la misi&#243;n de desarrollar tecnolog&#237;as que pudieran ser &#250;tiles a la 
milicia.&#8221; ARPA no tenia cient&#237;ficos ni laboratorios, fue 
constituida en una oficina y con un presupuesto peque&#241;o para los 
patrones del gobierno estadounidense. Tal como dice Lamarca 
(2006) &#8220;En 1969, ARPA estableci&#243; ARPANET, la red predecesora de 
internet.&#8221; En diciembre de 1969 han creado una red experimental 
con conexiones entre cuatro universidades: Universidad de 
California en Los Angeles (UCLA), Universidad de California en 
Santa Barbara (UCSB), Universidad de Utah y Stanford Research 
Institute (SRI), que a trav&#233;s de la conexi&#243;n conjunta a la 
ARPANET surgi&#243; la rudimentaria internet, la cual su prop&#243;sito era 
poner en comunicaci&#243;n a los cient&#237;ficos (Leiner y otros, 1998:3).

A partir de la ARPANET han surgido otros tipos de conexiones en 
red con nuevas tecnolog&#237;as y m&#225;s r&#225;pidas conexiones, una de ellas 
fue la NSFNET. Esta red fue creada por la NSF (National Science 
Foundation) en 1984 y ha permitido usuarios de miles de 
universidades, laboratorios de investigaci&#243;n, bibliotecas y 
museos acceder a cualquiera de las supercomputadoras y 
comunicarse entre s&#237;. Seg&#250;n Lamarca (2006) &#8220;el crecimiento 
exponencial que experiment&#243; NSFNET as&#237; como el incremento 
continuo de su capacidad de transmisi&#243;n de datos, determin&#243; que 
la mayor&#237;a de los miembros de ARPANET terminaran conect&#225;ndose a 
esta nueva red&#8221;. 

A los mediados de la d&#233;cada de 1980, NSFNET y ARPANET se fusionan 
que result&#243; en un gran crecimiento y permiti&#243; hacer conexi&#243;n con 
Canad&#225;, Europa y el Pac&#237;fico. Se empez&#243; a ver las aglomeraciones 
de redes como una interred y luego como la internet (Tanenbaum, 
1997:52). El crecimiento es imparable y tal como dice Paxson 
(citado en Tanenbaum, 1997:53) el tama&#241;o se duplica 
aproximadamente cada a&#241;o.

La Real Academia Espa&#241;ola (2001) define internet como &#8220;red 
inform&#225;tica mundial, descentralizada, formada por la conexi&#243;n 
directa entre computadoras u ordenadores mediante un protocolo 
especial de comunicaci&#243;n.&#8221; Lamarca (2006) afirma que internet es 
una red de millones de ordenadores en todo el mundo. 

Al principio la internet solo era utilizada por una peque&#241;a 
comunidad de cient&#237;ficos, ingenieros y otros investigadores. 
Actualmente, internet es una comunidad de millones de personas de 
todo el mundo que engloba tanto a los ni&#241;os como a los ejecutivos 
(Beekman, 2005:340). Lamarca (2006) recuerda que la red de redes 
proporciona una comunicaci&#243;n entre millones de personas de todos 
los pa&#237;ses del mundo. 

Internet ofrece varias herramientas de comunicaci&#243;n, informaci&#243;n 
y interacci&#243;n, Lamarca (2006) comenta que:

Internet aporta o soporta una serie de instrumentos para que la 
gente difunda y acceda a documentos y a la informaci&#243;n (WWW, FTP, 
etc.), para que los individuos y los grupos se relacionen a 
trav&#233;s de una serie de medios de comunicaci&#243;n m&#225;s o menos nuevos 
(correo electr&#243;nico, listas de distribuci&#243;n, videoconferencia, 
chats...) o m&#225;s o menos viejos (como una conversaci&#243;n telef&#243;nica, 
poner un fax, etc,) y tambi&#233;n incluye dentro de s&#237; a los 
denominados medios de comunicaci&#243;n de masas (radio, televisi&#243;n, 
peri&#243;dicos y revistas online, cine, la omnipresente publicidad, 
etc).

Internet es una red que comprende distintos tipos y distintos 
sistemas de comunicaci&#243;n, desde correo electr&#243;nico hasta una 
pagina web. Tal como dice Beekman (2005:346), &#8220;Se puede conectar 
a internet de diversas formas, y cada una de ellas ofrece 
diferentes grados de acceso a sus servicios [...] las primeras 
paginas webs eran simples documentos de hipertextos; las actuales 
contienen cientos de complejas estructuras ricas en multimedia 
que ofrecen a sus visitantes una gran variedad de elecciones.&#8221; 
Internet no es lo mismo que una pagina web, &#233;sta es solo una de 
las muchas herramienta que ofrece internet. Para Castells 
(2001:2), internet &#8220;es un medio de comunicaci&#243;n, de interacci&#243;n y 
de organizaci&#243;n social.&#8221; Lamarca (2005) tambi&#233;n comenta que 
internet se puede dividir en 3 funciones principales: 
comunicaci&#243;n, informaci&#243;n y interacci&#243;n. Las personas utilizan la 
internet para comunicarse en varios contextos de uno a uno, de 
uno a varios o de varios a varios. Adem&#225;s de la comunicaci&#243;n, las 
personas pueden interactuar con personas de pa&#237;ses de todo el 
mundo jugando, haciendo negocios a trav&#233;s de internet, 
intercambiando archivos o simplemente charlando en redes 
sociales. La internet es una gran fuente de informaci&#243;n, donde se 
puede encontrar todos los tipos de temas de amplio rango de 
actividades y conocimientos humanos (Lamarca, 2006). 

Nafr&#237;a (2007:45) recuerda que: 

Fue en 1999 el a&#241;o de la confirmaci&#243;n de internet en muchos 
aspectos: como una poderos&#237;sima herramienta de comunicaci&#243;n, como 
un excelente medio para hacer negocios, como un gran escaparate 
comercial que propicia nuevas formas de comprar y vender... Uno 
de los atractivos principales de la red era, y es, precisamente 
&#233;ste: su capacidad para transformar de un modo u otro casi todas 
las actividades en las que los humanos podamos estar 
involucrados. Comunicaci&#243;n, formaci&#243;n, ocio o negocio, todo puede 
verse afectado por la red.

La World Wide Web



La historia de la world wide web, o com&#250;nmente conocida como web, 
comenz&#243; en 1989 y la idea surgi&#243; del f&#237;sico del Centro Europeo de 
Investigaci&#243;n Nuclear (CERN) Tim Berners-Lee como recuerda 
Tanenbaum (1997:681). Seg&#250;n Lamarca (2006) el prop&#243;sito de la web 
era de ofrecer una herramienta para la b&#250;squeda y transmisi&#243;n de 
informaci&#243;n entre los cient&#237;ficos. La web naci&#243; de la necesidad 
de conseguir que los investigadores dispersos en todo el mundo 
pudieran colaborar utilizando un acervo de documentos, informes, 
fotos, dibujos que iban constantemente cambiando (Tanenbaum, 
1997:681).

La Real Academia Espa&#241;ola (2011) define web como una red 
inform&#225;tica y, por otro lado, define pagina web como un documento 
situado en una red inform&#225;tica, al que se accede mediante enlaces 
de hipertexto. Son muchas las definiciones y conceptos que 
podemos encontrar, seg&#250;n Lamarca (2006) la World Wide Web 
constituye una gran red documental de estructura hipertextual. 
Prieto; Lloris y Torres (2002:639) dan una otra visi&#243;n al 
concepto de la world wide web diciendo que es compuesta por 
archivos distribuidos a lo largo de todo el mundo y con enlaces 
entre ellos. A trav&#233;s de la web tenemos acceso a una enorme 
cantidad de informaci&#243;n de todo tipo y de diversos recursos: 
im&#225;genes, audio, video, texto, recursos audiovisuales (Lamarca, 
2005). 

Desde su creaci&#243;n hasta los d&#237;as actuales la web cambi&#243; mucho, al 
principio el usuario era pasivo, ten&#237;a disponible una informaci&#243;n 
est&#225;tica con direcci&#243;n unidireccional y la producci&#243;n del 
contenido de las webs eran individuales con fuentes limitadas. 
Cu&#225;ndo hablamos de una web con estas caracter&#237;sticas podemos 
definirla como web 1.0. Nafr&#237;a (2007:44) afirma que en 1998 la 
mejor manera de conectarse a internet era a trav&#233;s de los 
portales web, que se entend&#237;a como una web que reun&#237;a una gran 
parte de los servicios e informaciones que los usuarios m&#225;s 
utilizaban, como el correo electr&#243;nico, noticias, agenda...

La web fue cambiando poco a poco a lo largo de los a&#241;os y han 
surgido varias webs que estaban pensadas para el usuario, podemos 
citar la Epinions.com que seg&#250;n Nafr&#237;a (2007:54) surgi&#243; en 
mediados del 1999 y ofrec&#237;a a los usuarios de la red la 
oportunidad de dar su opini&#243;n sobre cualquier producto y tambi&#233;n 
de comparar sus caracter&#237;sticas y precios con otros similares. El 
usuario empieza a ejercer un papel importante en la red, 
participando y compartiendo informaciones. Otras webs que tienen 
una participaci&#243;n muy importante en el cambio de la manera que 
utilizamos la web son: Flickr, web para compartir fotos; Youtube, 
web para compartir v&#237;deos y MySpace, que se dedicaba al 
intercambio de archivos digitales entre usuarios. 

Seg&#250;n Nafr&#237;a (2007:112) es dif&#237;cil fijar un momento exacto en la 
historia de la web que termina la primera fase, pero se puede 
situarlo entre 2001 y 2003. A lo largo de estos a&#241;os muchas cosas 
empiezan a diversificarse en la web, empezaron a surgir nuevas 
tecnolog&#237;as que facilitaban y agilizaban la b&#250;squeda de 
informaci&#243;n, la velocidad de la internet mejora as&#237; como la 
calidad de la misma donde el usuario puede hacer m&#225;s cosas en la 
web con mayor rapidez y es cu&#225;ndo comienza a surgir la idea del 
usuario como generador de contenido. 

Cobo y Pardo (2007:27) afirman que la web actual no es igual a la 
web que exist&#237;a en 2000, en ese momento las aplicaciones que 
ofrec&#237;an espacios abiertos de acceso, escritura y producci&#243;n de 
contenido de valor a&#241;adido en forma gratuita eran limitadas. Tal 
como dice Cobo y Pardo (2007:27) &#8220;[...] la web en su conjunto 
empieza a dibujar un nuevo escenario de contenidos y 
meta-informaci&#243;n en plena transformaci&#243;n hacia los principios de 
la web 2.0.&#8221;

Siguiendo a Fumero y Roca (2007:11) &#8220;surge una nueva red 
caracterizada como la web de las personas frente a la web de los 
datos, correspondiente a la versi&#243;n uno, la web 1.0.&#8221; Cobo y 
Pardo (2007:15) comentan que en esta nueva red, la web de las 
personas, deja de ser un simple escaparate de contenidos 
multimedia para transformarse en una plataforma abierta , 
construida y basada en la participaci&#243;n de los usuarios. La web 
2.0 es como podemos llamar la segunda fase de los negocios de 
internet en la que estamos actualmente inmersos, las reglas son 
muy diferentes a las de la web 1.0, entre otras cosas porque el 
coste de lanzar un nuevo servicio se ha reducido mucho (Nafr&#237;a, 
2007:122).

Nafr&#237;a (2007:124) afirma que la Web 1.0 en su mayor&#237;a fue un 
canal de publicaci&#243;n unidireccional utilizado por las empresas 
para enviar informaci&#243;n a los usuarios, un emisor publicaba sus 
contenidos en la red y los receptores, que llamamos usuarios, los 
consum&#237;an. Entretanto la Web 2.0 es un entorno bidireccional 
donde es papel del emisor y receptor acaba mezcl&#225;ndose. Hemos 
pasado de un modelo unidireccional de comunicaci&#243;n a un proceso 
din&#225;mico e interactivo de selecci&#243;n, modelaje y debate de nuevas 
experiencias entre los propios usuarios (Molenaar, 2002, citado 
en Huertas, 2008:1).

Explica Nafr&#237;a (2007:124) que:

La web 1.0 era una web de s&#243;lo lectura; la Web 2.0 es de lectura 
y escritura. La Web 2.0 es participativa por naturaleza. [...] 
los usuarios no suelen adoptar una actitud pasiva, sino todo lo 
contrario. No s&#243;lo leen, tambi&#233;n discuten, comentan, valoran, 
opinan, proponen, anuncian, enlazan, escriben, publican, 
intercambian, escogen, corrigen, comparten... Es decir, 
participan activamente. Y con su participaci&#243;n, ayudan a elaborar 
el producto.

Si internet fuese un software inform&#225;tico, la web 2.0 ser&#237;a una 
nueva y mejorada versi&#243;n del mismo. Una versi&#243;n que estar&#237;a 
sacando provecho de lo mejor de su primera fase, la que conocemos 
como la web 1.0, y que se habr&#237;an integrado importantes novedades 
tanto tecnol&#243;gicas como de uso. La nueva versi&#243;n de la web, la 
que llamamos web 2.0, ha dado lugar a nuevos escenarios, nuevas 
posibilidades, nuevos m&#233;todos de trabajo, nuevas v&#237;as de 
participaci&#243;n, nuevas formas de relaci&#243;n, nuevos modos de hacer 
negocio. La web 2.0 ha cambiado las reglas del juego que 
estuvieron vigentes durante los primeros a&#241;os de internet 
(Nafr&#237;a, 2007:111).

El concepto de web 2.0, seg&#250;n O&#8217;Reilly (2005:1) naci&#243; en una 
sesi&#243;n de brainstorming realizada entre O'Reilly y MediaLive 
International a mediados de 2004. La historia del nacimiento de 
este concepto fue publicada por Tim O&#8217;Reilly, el 30 de septiembre 
de 2005, en un art&#237;culo que public&#243; en su web, titulado What is 
Web 2.0. Design Patterns and Business Models for the Next 
Generation of Software (Qu&#233; es Web 2.0. Patrones de dise&#241;o y 
modelos de negocio para la siguiente generaci&#243;n de software). Un 
a&#241;o y medio m&#225;s tarde el t&#233;rmino, web 2.0, contaba con 9,5 
millones de referencia en Google (O&#8217;Reilly, 2005:1) lo cu&#225;l 
genera muchos debates y discusiones sobre el concepto web 2.0. 

O&#8217;Reilly (citado en Beelen, 2006:4,5) describe las 
caracter&#237;sticas de la nueva web:

Web 2.0 es la red como plataforma, involucrando todos los 
dispositivos conectados. Aplicaciones Web 2.0 son las que 
aprovechan mejor las ventajas de esa plataforma, ofreciendo 
software como un servicio de actualizaci&#243;n continua que mejora en 
la medida que la cantidad de usuarios aumenta, consumiendo y 
remezclando datos de diferentes fuentes, incluyendo usuarios 
individuales, mientras genera sus propios datos en una forma que 
permite ser remezclado por otros, creando efectos de red a trav&#233;s 
de una arquitectura de participaci&#243;n y dejando atr&#225;s la met&#225;fora 
de la p&#225;gina del web 1.0, con el fin de ofrecer experiencias mas 
envolventes al usuario.

Fumero y Roca (2007:10) definen la web 2.0 como la red que fue 
convertida en un espacio social, con espacio para todos los 
agentes sociales, capaz de dar auxilio y formar parte de una 
verdadera sociedad de la informaci&#243;n, la comunicaci&#243;n y/o el 
conocimiento.

En la primera conferencia sobre la web 2.0, en octubre de 2004, 
John Battelle y Tim O&#8217;Reilly enumeraron un conjunto de principios 
para mejor definir la web 2.0 (O&#8217;Reilly, 2005:2). Seg&#250;n O&#8217;Reilly 
(2005) (citado en Cobo y Pardo, 2007:15) los principios 
constitutivos de la web 2.0 son siete: la web como plataforma de 
trabajo, el fortalecimiento de la inteligencia colectiva, la 
gesti&#243;n de las bases de datos como competencia b&#225;sica, el fin del 
ciclo de las actualizaciones de versiones de software, los 
modelos de programaci&#243;n ligera junto a la b&#250;squeda de la 
simplicidad, el software no limitado a un solo dispositivo y las 
experiencias enriquecedoras de los usuarios. 

2.1 La web como plataforma

La web como plataforma fue el tema central elegido para la 
primera edici&#243;n de la Web 2.0 Conference celebrada en 2004 y una 
de las ideas fundamentales de la web 2.0. Considerar la web como 
plataforma implica al usuario utilizar las paginas webs como si 
fueran un programa instalado en su ordenador, el usuario conecta 
a una web en concreto y la usa como si fuese una aplicaci&#243;n 
(Nafr&#237;a, 2007:115). Las nuevas compa&#241;&#237;as ofrecen software 
gratuito, utilizando la web como plataforma. De esta manera, las 
herramientas y sus contenidos se encuentran en la propia web y no 
en el ordenador del usuario. Para explicar este fen&#243;meno podemos 
utilizar el concepto de webtop que es opuesto al de desktop (Cobo 
y Pardo, 2007:28). &#8220;El webtop permite convertir la web en un 
escritorio virtual sobre el que el usuario pueda trabajar como si 
estuviera en su equipo, creando, modificando y guardando archivos 
de todo tipo (Nafr&#237;a, 2007:406).&#8221;

Cobo y Pardo (2007:28) afirman que el modelo de negocio de la web 
1.0 era limitado a un espacio de contenido corporativo y de 
servicios, sin participaci&#243;n del usuario ni contenidos gratuitos 
o servicios de alta importancia. Exist&#237;an pocos espacios para que 
los usuarios publicaran sus contenidos, o sea, b&#225;sicamente s&#243;lo 
se pod&#237;a consumir. La web 2.0 plantea la colaboraci&#243;n gratuita y 
abierta fundamentada en un software en l&#237;nea, permitiendo al 
usuario generar contenido (Scolari y Pardo, 2006:2).

Scolari y Pardo (2006:2) explican de una forma sencilla el 
significado de plataforma abierta diciendo que, las herramientas 
Web 2.0 utilizan su propio servidor para almacenar toda la 
informaci&#243;n, de esta manera el usuario que se conecta a la red 
siempre tiene acceso a ella. Esta caracter&#237;stica de la web 2.0 
trae muchos beneficios para toda la comunidad de usuarios.

O&#8217;Reilly (2005:5) afirma que el servicio mejora autom&#225;ticamente 
cuanto m&#225;s gente use las herramientas de la web 2.0. Se puede 
decir que el producto va mejorando con el uso y con el aumento de 
las comunidades que est&#225;n siempre subiendo y compartiendo 
contenidos. Como ejemplo podemos mencionar Youtube 
(www.youtube.com) que desde su creaci&#243;n, en julio de 2004, tuvo 
un crecimiento exponencial y es un espacio donde millones de 
usuarios colaboran y comparten v&#237;deos. 

2.2 El fortalecimiento de la inteligencia colectiva

O&#8217;Reilly en su art&#237;culo afirma que &#8220;el principio fundamental que 
se esconde detr&#225;s del &#233;xito de los gigantes nacidos en la era de 
la Web 1.0 que han sobrevivido para liderar la era de la Web 2.0 
parece ser &#233;ste, que han abrazado el poder de la web para 
explotar inteligencia colectiva.&#8221; Berners-Lee ya hablaba de estos 
principios Cu&#225;ndo pens&#243; y cre&#243; la Web a principios de la d&#233;cada 
de 1990. Los usuarios pueden actuar de la forma tradicional, 
navegando a trav&#233;s de los contenidos de las webs, o de manera 
proactiva, es decir, creando y aportando sus contenidos. L&#233;vy 
(citado en Cobo y Pardo, 2007:46) complementa la idea afirmando 
que la inteligencia colectiva es una especie de sociedad an&#243;nima 
donde el capital aportado por cada socio son sus conocimientos, 
sus conversaciones, la capacidad de aprender y ense&#241;ar. La web 
del futuro revelar&#225; la inteligencia colectiva de un mundo 
globalizado e interconectado a trav&#233;s de la internet.

O&#8217;Reilly (2005:7) clasifica Wikipedia como &#8220;un experimento 
radical de confianza&#8221; donde el usuario puede aportar contenido y 
cualquier otro puede corregirlo, resultando en un enorme cambio 
en la manera de crear contenido. Nafr&#237;a (2007:117) afirma que la 
actividad colectiva y constante de millones de usuarios en webs 
de subastas como el eBay o Amazon.com es lo que hace que estas 
webs sean muy valiosas, aportando un valor a&#241;adido que sus 
competidores no pueden ofrecer. Hacer un buen uso de la 
inteligencia colectiva, o sea, explotar o aprovechar las 
contribuciones de los usuarios, es la clave para el dominio del 
mercado en la era de la web 2.0. De esta forma el usuario pasa de 
consumidor a co-desarrollador. El ambiente perfecto para expresar 
las habilidades, experiencias y competencias de las personas es 
el ciberespacio, es donde cada persona puede aportar algo y nadie 
tiene conocimiento absoluto (L&#233;vy, 1997, citado en Cobo y Pardo, 
2007:46).

2.3 La gesti&#243;n de las bases de datos como competencia b&#225;sica

La clave de este principio es el infoware, es decir, el software 
m&#225;s datos. Los datos son valiosos para las aplicaciones Web 2.0, 
ya que el software es un recurso de f&#225;cil implementaci&#243;n (Cobo y 
Pardo, 2007:30). O&#8217;Reilly (2005:3) afirma que las herramientas 
necesitan de los datos y el software es la manera que se usa para 
manejarlos. Los datos son una parte definitivamente importante de 
cualquier proyecto web, y muchas veces la clave del &#233;xito o 
fracaso de una web est&#225; relacionada con la gesti&#243;n de los datos 
(Nafr&#237;a, 2007:118).

O&#8217;Reilly utiliza como ejemplo Amazon.com, que desde el principio 
aplica la pol&#237;tica de enriquecimiento de informaci&#243;n, y que 
muchas veces &#233;stas fueron generadas por los propios usuarios de 
la web (Cobo y Pardo, 2007:30). Scolari y Pardo (2006:3) 
complementa la idea afirmando que la administraci&#243;n de los datos 
de Amazon.com es su habilidad b&#225;sica y el enriquecimiento de su 
servicio y contenido. Comenta Nafr&#237;a (2007:118) que una ventaja 
competitiva es lograr un conjunto cr&#237;tico de usuarios que 
producen datos de gran valor de manera que se pueda ofrecer un 
servicio atractivo para los clientes. 

2.4 El fin del ciclo de las actualizaciones de versiones de 
  software

Cobo y Pardo (2007:30) afirman que se acaba el modelo inicial de 
software cerrado, para pasar a utilizar el software como un 
servicio gratuito combinado con los datos, funcionando en la 
propia web sin la necesidad de instalar en nuestro ordenador. 
O&#8217;Reilly (2005:3) complementa la idea utilizando como ejemplo 
Google:

Google comenz&#243; su vida como una aplicaci&#243;n web nativa, nunca 
vendida o empaquetada, sino siempre entregada como un servicio 
[...]. No hay programaci&#243;n de las actualizaciones de las 
versiones del software, sencillamente mejora continua. Ninguna 
licencia o venta, sencillamente uso. Ning&#250;n tipo de portabilidad 
a diferentes plataformas de forma que los clientes puedan 
ejecutar el software en su propio equipo.

Este cambio en el modelo de negocio favorece mucho al usuario, 
siendo Google el ejemplo de actualizaci&#243;n diaria del software 
(Scolari y Pardo, 2006:3). Seg&#250;n Cobo y Pardo (2007:31) Google, 
con su motor de b&#250;squeda y servicios complementarios, ofrece de 
forma gratuita una oferta de servicios innovadores, sin 
constantes actualizaciones ni incompatibilidades de sistemas, 
utilizando la Web como plataforma y sin la necesidad de instalar 
y quitar espacio de disco duro de nuestro ordenador. Las empresas 
web 2.0 dejan de estar transformando sus modelos en versiones 
betas, lanzan el software pronto y a menudo, aprendiendo del 
consumo de los usuarios para mejorar sus prototipos. De este modo 
la herramienta est&#225; en constante desarrollo, sin costes 
adicionales para el usuario y se acelera el proceso de mejoras de 
la aplicaci&#243;n. 

2.5 Los modelos de programaci&#243;n ligera junto a la b&#250;squeda de la 
  simplicidad

Seg&#250;n O&#8217;Reilly (2005) (citado en Scolari y Pardo, 2006:3) este 
principio consta en simplificar las aplicaciones y a la vez que 
tambi&#233;n sean fiables y funcionales. Se pretende que las 
aplicaciones crezcan de una manera simplificada y que el usuario 
pueda ver el contenido cu&#225;ndo quiera en la plataforma que quiera, 
y no seg&#250;n lo que establezca el proveedor/desarrollador de la 
informaci&#243;n. 

Cobo y Pardo (2007:31) complementan la idea afirmando que los 
modelos de programaci&#243;n ligera realzan la simplicidad, donde 
menos es m&#225;s, donde se evita los excesos de especificaciones y 
funciones del software cerrado. La programaci&#243;n ligera 
proporciona productos creativos, productivos y con mayor valor 
a&#241;adido.

2.6 El software no limitado a un solo dispositivo

Nafr&#237;a (2007:120) comenta que una de las caracter&#237;sticas de la 
web 2.0 es que el servicio no debe estar limitado simplemente al 
ordenador, ya que el ordenador personal ya no es m&#225;s el &#250;nico 
aparato de acceso a internet. Los smartphones y las tablets 
empezaron a ocupar espacios hasta ahora solo reservados a los 
ordenadores personales (Cobo y Pardo, 2007:32). Scolari y Pardo 
(2006:3) complementan la idea afirmando que los dispositivos 
m&#243;viles se est&#225;n transformando en plataformas para el 
entretenimiento, la gesti&#243;n de la informaci&#243;n, y la producci&#243;n de 
contenidos multimedia. Este principio fue pensado precisamente en 
la uni&#243;n entre las aplicaciones web 2.0 y los dispositivos 
m&#243;viles, actualmente, tanto el software como las aplicaciones son 
dise&#241;adas para sean utilizadas en diversas plataformas, 
principalmente ordenadores y m&#243;viles (Cobo y Pardo, 2007:119). 

2.7 Las experiencias enriquecedoras de los usuarios

Seg&#250;n O&#8217;Reilly (citado en Nafr&#237;a, 2007:120) para lograr el &#233;xito 
en el mundo de la web 2.0 las compa&#241;&#237;as tendr&#225;n que crear 
aplicaciones que aprendan de sus usuarios, utilizando una 
arquitectura de participaci&#243;n para sacar provecho en la interfaz 
del programa as&#237; como en la riqueza de los datos compartidos.

Se puede citar como una experiencia enriquecedora de los usuarios 
los blogs, Cobo y Pardo (2007:33) afirman que su &#233;xito est&#225; 
justificado por la sencillez de creaci&#243;n, productividad, 
posibilidad de indexaci&#243;n y visibilidad en los buscadores. Rojas 
(2005) (citado en Cobo y Pardo, 2007:33) complementa la idea de 
los blogs como experiencia enriquecedora de los usuarios 
resumiendo los porqu&#233;s de su popularidad:

Los blogs son f&#225;ciles de usar, tienen un bajo coste o a veces son 
gratuitos, son interactivos, humanizan a las organizaciones, son 
cre&#237;bles, inmediatos, directos e infecciosos, pueden ser 
consultados por los periodistas, no son intrusivos, otorgan 
autoridad e influencia, permiten llegar a audiencias que han 
abandonado otros medios, crean comunidad, ayudan a aumentar la 
notoriedad de la organizaci&#243;n en la red, refuerzan la cultura de 
la organizaci&#243;n y ayudan en momentos de crisis institucionales.

El nuevo dise&#241;o de las interfaces webs plantea experiencias de 
usuarios ricas en la capacidad del acceso en cualquier lugar y 
momento, usabilidad y simplicidad de la navegaci&#243;n, generaci&#243;n de 
contenido en forma din&#225;mica e integraci&#243;n con los sistemas 
operativos de nuestros ordenadores (Scolari y Pardo, 2006:4). 

Marketing



En el mundo del marketing, el art&#237;culo de Bagozzi, Marketing as 
Echange, es conocido como el primer concepto de marketing. Seg&#250;n 
Bagozzi (1975) (citado en Adell, 2007:18) marketing es &#8220;el 
sistema m&#225;s correcto para enfocar los intercambios entre una 
empresa, organizaci&#243;n o instituci&#243;n y su entorno.&#8221; Hoy al hablar 
de marketing encontramos una infinidad de conceptos y 
definiciones, para Esteban y otros (2002:13) el marketing se 
enfoca en la identificaci&#243;n de las necesidades y deseos de una 
entidad y estimula la demanda para materializar los deseos, 
mediante las relaciones de intercambio.

El marketing se fundamenta en las relaciones de intercambio que 
satisfacen los prop&#243;sitos del cliente y de la organizaci&#243;n, 
mediante los procesos de planificaci&#243;n y ejecuci&#243;n de acciones de 
producto, precio, distribuci&#243;n y comunicaci&#243;n de bienes, 
servicios e ideas (Esteban y otros, 2002:14). Existe dos partes 
que interaccionan en el mercado: una que produce y vende 
productos y servicios, que denominamos la oferta y otra que 
compra y consume esos productos y servicios, que llamamos la 
demanda. Se puede decir que la funci&#243;n del marketing es poner en 
contacto la oferta y la demanda, y facilitar el intercambio entre 
ellas de manera satisfactoria y rentable para ambas partes 
(Alt&#233;s, 1993:13). Adell (2007:18) da una otra visi&#243;n diciendo que 
el marketing ayuda a realizar intercambios entre los que ofrecen 
productos y servicios y quienes los necesitan o desean. 

Siguiendo a Esteban y otros (2002:14) &#8220;un intercambio es una 
acci&#243;n voluntaria para transferir un bien en contraprestaci&#243;n de 
otro objeto de valor similar.&#8221; El intercambio es la comunicaci&#243;n 
de dos partes donde resulta la obtenci&#243;n de algo valioso. Adell 
(2007:19) complementa la idea diciendo que el intercambio debe 
satisfacer las necesidades y los deseos de ambas las partes que 
participan en &#233;l. Las empresas disponen de productos para 
satisfacer las necesidades y los deseos de los compradores y 
podemos decir que un intercambio ocurre cu&#225;ndo obtenemos un 
producto deseado ofreciendo algo valioso a cambio. Un producto 
puede ser un bien, un servicio o una idea (Esteban y otros, 
2002:15).

Para American Marketing Association (1985) (citado en Esteban y 
otros, 2002:16) &#8220;marketing es el proceso que planifica y ejecuta 
el concepto, precio, promoci&#243;n y distribuci&#243;n de ideas, bienes y 
servicios para crear intercambios que satisfagan tanto objetivos 
individuales como organizacionales.&#8221; Se puede decir que el 
marketing es una filosof&#237;a de empresa orientada a satisfacer las 
necesidades de los compradores (Adell, 2007:23). Adem&#225;s podemos 
complementar el concepto diciendo que el marketing es una 
determinada actitud u orientaci&#243;n con la que la empresa se 
afronta a su entorno y su actividad (Alt&#233;s, 1993:14). Adell 
(2007:21) define el marketing de una manera m&#225;s amplia:

El marketing tiene parte de ciencia (por ejemplo, econom&#237;a) y 
parte de arte (por ejemplo, creatividad), pero esencialmente es 
una t&#233;cnica que utiliza otras t&#233;cnicas y ciencias, 
preferentemente del &#225;rea social, para su desarrollo y para la 
toma de decisiones con la finalidad de producir intercambio de 
ideas, bienes y servicios que sean objetivo y satisfacci&#243;n del 
p&#250;blico en general.

El objetivo del marketing en la empresa es enfocarse en observar 
las relaciones entre la empresa y su entorno, examinar las 
oportunidades de mercado y establecer planes de actuaci&#243;n para 
definir qu&#233; recursos hay que usar para convertir estas 
oportunidades en el cumplimiento de sus objetivos comerciales 
(Esteban y otros, 2002:29).

3.1 Marketing y turismo

Tal como dice Alt&#233;s (1993:54) &#8220;las empresas tur&#237;sticas son 
empresas de servicios y, si bien prestan servicios no asociados a 
la adquisici&#243;n de un bien tangible, para ello necesitan contar 
con importantes infraestructuras y equipamientos [...].&#8221; Existen 
diferencias importantes entre el marketing industrial y el 
marketing de servicios, debido a particulares caracter&#237;sticas de 
los servicios: la intangibilidad, el car&#225;cter indisociable, la 
variabilidad y el car&#225;cter perecedero. 

El servicio es un bien intangible, o sea, a diferencia del bien 
f&#237;sico, el servicio no se puede experimentar antes de su compra, 
es tan s&#243;lo una experiencia (Kotler y otros, 2004:25). Cu&#225;ndo un 
cliente compra un viaje en una agencia, o hace una reserva de 
transporte u hotel, est&#225; comprando la promesa de que recibir&#225; 
unos servicios espec&#237;ficos en un plazo determinado. En el momento 
del pago el cliente no puede probar los servicios que ha 
comprado, no puede tocarlos (Alt&#233;s, 1993:54). Cu&#225;ndo nos vamos de 
viaje es com&#250;n que compremos souvenirs, recuerdos para no 
olvidarnos de la experiencia que hemos tenido. Esta actitud es 
intento de tangibilizar algo que por definici&#243;n es intangible. 
Muchos de los productos vendidos en el turismo son experiencias 
intangibles, es decir, se compra su uso, no el producto.

El car&#225;cter indisociable del servicio significa que el empleado y 
los clientes forman parte del producto (Kotler y otros, 2004:25), 
caracter&#237;stica que comprende que el servicio no puede ser 
separado de quien los presta. El servicio, casi siempre, se 
produce al momento de su consumo con la participaci&#243;n del cliente 
(Alt&#233;s, 1993:55), o sea, la producci&#243;n y el consumo van unidos.

Para explicar la variabilidad del servicio podemos decir que los 
servicios se producen y consumen de manera simult&#225;nea, limitando 
el control de calidad (Kotler y otros, 2004:26). Por lo tanto, su 
calidad puede variar mucho, dependiendo de qui&#233;n los ofrezca y 
cu&#225;ndo, d&#243;nde y c&#243;mo se ofrezcan. Es decir, la calidad del 
servicio depende de la participaci&#243;n del cliente, es necesaria la 
participaci&#243;n del mismo en el momento de la prestaci&#243;n del 
servicio. Debido a los varios elementos que participan en la 
prestaci&#243;n del servicio es muy complicado estandarizarlo. A 
diferencia del producto f&#237;sico que en el momento de la 
fabricaci&#243;n se tiende homogeneizarlo para bajar los costes, en el 
caso de los servicios es muy dif&#237;cil crear dos servicios que sean 
iguales (Escobar y Gonz&#225;lez, 29:2011).

El car&#225;cter perecedero del servicio significa que los servicios 
no se pueden almacenar para el consumo posterior, no podemos 
almacenarlo en espera de ser vendido en otro momento. El servicio 
que hoy no vendamos se habr&#225; perdido y si ma&#241;ana lo vendemos ser&#225; 
un otro servicio ya que cambia el personal que va prestarlo, el 
momento y el entorno (Escobar y Gonz&#225;ez, 2011:28). Un hotel de 
100 habitaciones que tenga un nivel de ocupaci&#243;n de 80% no puede 
almacenar las 20 habitaciones no vendidas y vender ma&#241;ana 120 
habitaciones. Los ingresos por la falta de venta de las 20 
habitaciones se han perdido para siempre (Kotler y otros, 
2004:26).

Debido a las caracter&#237;sticas particulares de los servicios, &#233;stos 
necesitan diferentes enfoques de marketing. En una empresa los 
productos tangibles est&#225;n normalmente en estanter&#237;as exhibi&#233;ndose 
a los clientes. Entretanto los servicios se producen al momento, 
o sea, el cliente y el empleado interact&#250;an creando el servicio. 
Seg&#250;n Kotler (2004:27) el marketing de servicios necesita algo 
m&#225;s que el marketing externo tradicional, exige un enfoque en el 
marketing interno y en el marketing interactivo.

Kotler (2004:27) explica el significado del marketing interno 
diciendo que la empresa de servicios debe formar y motivar 
constantemente sus empleados que tienen contacto directo con los 
clientes, para que &#233;stos puedan prestar un servicios de calidad y 
puedan ofrecer satisfacci&#243;n a los clientes. Ch&#237;as (1991) (citado 
en Alt&#233;s, 1993:265) da una visi&#243;n m&#225;s amplia al marketing interno 
diciendo que: 

Por marketing interno se entiende todo el programa, desde su 
an&#225;lisis hasta su ejecuci&#243;n y control, dirigido hacia el equipo 
humano de la organizaci&#243;n, desde la alta direcci&#243;n hasta el 
personal en contacto con el p&#250;blico, desde el administrativo 
hasta el comercial externo que pretende alcanzar una cultura 
organizativa &#8220;orientada al mercado&#8221;. Un programa de marketing 
interno debe ser tarea de toda la empresa y por lo tanto 
responsabilidad de la alta direcci&#243;n.

Siguiendo Kotler (2004:27) el marketing interactivo demuestra la 
calidad percibida del servicio en la calidad con que se crea la 
interacci&#243;n cliente-empleado durante la prestaci&#243;n del servicio. 
En los servicios la calidad est&#225; sometida tanto del que ofrece el 
servicio como del que hace la entrega. El cliente juzga la 
calidad de los servicios de una manera global, es decir, juzgando 
tanto la calidad t&#233;cnica como la calidad funcional.

Las empresas de servicio enfrentan un mercado competitivo y, 
sobretodo, deben prestar una mayor atenci&#243;n a las actividades del 
marketing y intentar potencializar las tres principales &#225;reas de 
marketing: la diferenciaci&#243;n competitiva, la calidad de los 
servicios y la productividad.

Kotler (2004:27) comenta la gesti&#243;n de la diferenciaci&#243;n del 
servicio diciendo que en la actualidad nos deparamos con una 
intensa competencia en precios, al ser muy dif&#237;cil diferenciar 
los servicios de los de la competencia. En el momento en que los 
clientes valoran similares los servicios de proveedores 
diferentes, se centran m&#225;s su atenci&#243;n en el precio. Una soluci&#243;n 
a la competencia de precios es incluir al servicio unas 
caracter&#237;sticas innovadoras, diferenciando la oferta de la 
compa&#241;&#237;a de la de sus competidores. Las l&#237;neas a&#233;reas con el fin 
de diferenciar sus ofertas ofrecen servicios diferenciados como: 
las pel&#237;culas en el vuelo, la reserva de asientos espec&#237;ficos, 
servicio telef&#243;nico, programas de promoci&#243;n para viajeros 
frecuentes... Las empresas de servicios deben estar 
constantemente atentas a las ofertas de sus competidores y 
intentar siempre innovar sus servicios.

Siguiendo Alt&#233;s (1993:253), la actual competencia y teniendo un 
consumidor m&#225;s experto, exigente y con acceso a las 
informaciones, ha llevado a que la calidad sea un factor 
competitivo clave para la empresa de servicios. La principal 
manera en que una empresa de servicios puede diferenciar su 
producto de sus competidores es ofreciendo de forma continua una 
calidad superior (Kotler, 2004:28). Alt&#233;s (1993:253) define 
calidad en servicios como &#8220;la capacidad de dar respuesta a las 
expectativas de los clientes por un precio determinado y se mide 
por el grado de satisfacci&#243;n de los mismos.&#8221; Kotler (2004:28) 
afirma que la clave es superar las expectativas de los clientes 
en cuanto a la calidad del servicio.

Lynn (1977) (citado en Kotler, 2004:29) comenta que los 
profesionales del marketing de servicios deben buscar una manera 
de hacer tangible el servicio, y que seg&#250;n Kotler (2004:29) hay 
que buscar unos factores que contribuyan a tangibilizar el 
servicio. El material de promoci&#243;n, la apariencia de los 
empleados y el entorno f&#237;sico de la empresa son ejemplos de como 
hacer tangible algo que por definici&#243;n es intangible.

Marketing de destinos tur&#237;sticos y p&#225;ginas web



Seg&#250;n Esteban y otros (2002:167) internet se ha convertido en un 
lugar para hacer transacciones, compartir informaciones y 
comunicarse, y tambi&#233;n ha creado un entorno para nuevas formas de 
promoci&#243;n y distribuci&#243;n directa a los consumidores finales. El 
marketing electr&#243;nico est&#225; cambiando de una manera muy r&#225;pida el 
modo de dirigir los negocios de las empresas tur&#237;sticas. 
Rodr&#237;guez (2008:25) explica que el marketing electr&#243;nico utiliza 
las tecnolog&#237;as de la informaci&#243;n y comunicaci&#243;n para lograr los 
objetivos de marketing de la empresa. Esto tipo de marketing 
normalmente se asocia con marketing en internet, que seg&#250;n 
Rodr&#237;guez (2008:25), es cu&#225;ndo se utiliza la internet con 
prop&#243;sitos de marketing y otras tecnolog&#237;as digitales vinculadas 
con la Red.

Tal como dice Rodr&#237;guez (2008:25, 50):

Internet se ha convertido en un canal de extraordinaria 
importancia, tanto para la investigaci&#243;n de marketing como para 
las comunicaciones de marketing y la distribuci&#243;n comercial. 
Internet permite cartearse, participar en espacios de debates, 
obtener recursos de ordenadores remotos, transferir ficheros, 
conversar en tiempo real con otras persona y acceder a 
informaci&#243;n muy diversa. Todos estos servicios se prestan a 
trav&#233;s de instrumentos como la World Wide Web y los recursos de 
la Web 2.0 [...].

Antes de la web, los destinos tur&#237;sticos s&#243;lo contaban con 
escasos medios para atraer la atenci&#243;n de los turistas, como por 
ejemplo, anuncios caros o bien buenas criticas por parte de los 
medios de comunicaci&#243;n. Con la llegada de la Web el marketing 
experiment&#243; un cambio de las normas, la Web no es la televisi&#243;n 
(Meerman, 2010:37). Seg&#250;n Bitnet y otros (2000) (citado en Kotler 
y otros, 2004:407) la internet puede mejorar la satisfacci&#243;n de 
un cliente ya que le deja acceder a los servicios cu&#225;ndo y d&#243;nde 
le apetezca, sin estar limitado a horarios de atenci&#243;n telef&#243;nica 
y comunicaci&#243;n con otra persona. Al utilizar los medios de 
comunicaci&#243;n convencionales, como por ejemplo la televisi&#243;n, los 
publicistas deben crear un anuncio que capte la atenci&#243;n de los 
clientes potenciales. Este tipo de anuncio son de una direcci&#243;n, 
centrados en un producto y se ha basado tradicionalmente en 
captar la atenci&#243;n de los futuros clientes interrumpiendo lo que 
est&#233;n haciendo. Esteban y otros (2002:181) afirman que internet 
proporciona una comunicaci&#243;n bidireccional, interactiva y 
personalizada. El nuevo marketing en internet se basa en la 
interactuaci&#243;n, informaci&#243;n, educaci&#243;n y selecci&#243;n. Meerman 
(2001:39) complementa la idea diciendo que el consumidor acude en 
el momento que desea tomar una decisi&#243;n de compra, &#233;ste decide 
cu&#225;ndo quiere recibir informaciones, a diferencia de los medios 
convencionales de comunicaci&#243;n, que normalmente interrumpen a los 
consumidores con una publicidad que no les interesan. 

Cho y Cheo (2005) (citado en Huertas y Fern&#225;ndez, 2006) comentan 
que las p&#225;ginas webs pueden servir para diversas finalidades de 
comunicaci&#243;n: relaciones p&#250;blicas, promoci&#243;n de ventas, 
publicidad o marketing directo. Kotler y otros (2004:405) 
complementan la idea diciendo que los usos de una p&#225;gina web 
incluyen la venta de productos, el descubrimiento de nuevos 
productos, el apoyo de promoci&#243;n de un producto o de una marca, 
posibilitar que los clientes contacten con la empresa, obtener 
informaciones de futuros clientes, apoyo a las relaciones 
p&#250;blicas y administrar la informaci&#243;n para que los consumidores 
puedan tener un mejor uso del producto. La web cumple varias 
funciones, y muchas veces de manera simult&#225;nea, sin embargo 
durante la ultima d&#233;cada se ha mostrado como un poderoso e 
indispensable instrumento de comunicaci&#243;n y comercializaci&#243;n de 
productos y servicios. Podemos afirmar que el sector que m&#225;s ha 
sido afectado ha sido el sector tur&#237;stico (Fern&#225;ndez, 2010). 

Uno do los usos m&#225;s importantes de internet es la comunicaci&#243;n, 
la web se ha convertido en un canal de comunicaci&#243;n instant&#225;neo y 
mundial. La difusi&#243;n de las tecnolog&#237;as de la informaci&#243;n y 
comunicaci&#243;n ha ocasionado la modificaci&#243;n de la conducta de los 
viajeros actuales, creando un nuevo perfil de turista: menos 
interesado en los paquetes tur&#237;sticos tradicionales, m&#225;s exigente 
y sofisticado, y habituado a dirigirse directamente a lo 
proveedores. La Organizaci&#243;n Mundial de Turismo (2008, p. XXI) 
(citado en Fern&#225;ndez, 2010:8) afirma que &#8220;la informaci&#243;n online 
es ahora la influencia principal en las decisiones del consumidor 
en los mercados m&#225;s importantes.&#8221; En palabras de Palmer (2005) 
(citado en Fern&#225;ndez, 2010:8)

Internet ofrece tremendas oportunidades para desarrollar marcas 
de destinos fuertes que proporcionen beneficios reales a los 
turistas... Sin embargo, el hecho de tener un sitio web en s&#237; 
mismo no es garant&#237;a del &#233;xito del destino. En la era que todos 
los destinos pueden desarrollar un sitio web, debe existir una 
estrategia coherente para desarrollar, posicionar y promocionar 
la presencia electr&#243;nica.

Las web no sirven solo para sacar informaciones, sino que a 
trav&#233;s de ella se puede atraer, convencer y ayudar a la hora de 
escoger el destino e inclusive permite al turista realizar 
consultas reservas y compras de manera r&#225;pida y sencilla. Una 
pagina web con informaciones &#250;tiles y presentada de manera 
atractiva ayuda en el proceso de decisi&#243;n del destino tur&#237;stico. 
Siguiendo Rita (citado en Kotler y otros, 2004:406) &#8220;una pagina 
web dise&#241;ada adecuadamente puede facilitar la planificaci&#243;n por 
parte del viajero y ayudarle a asegurarse de que sus opciones son 
las mejores y le proporcionar&#225;n una agradable experiencia.&#8221; Se 
puede decir que, en el caso de los turistas, la web es el lugar 
donde empieza la experiencia del viaje y, una vez finalizado el 
viaje, es donde se extiende la experiencia. La Organizaci&#243;n 
Mundial de Turismo (2008:3) (citado en Fern&#225;ndez, 2010:10) 
complementa la idea diciendo que 

El sitio web oficial de un destino puede resultar de importancia 
clave antes del viaje, durante el viaje y despu&#233;s del viaje. 
Puede ser de m&#225;xima utilidad a los viajeros en el momento de 
exploraci&#243;n y selecci&#243;n del destino, en la etapa de planificaci&#243;n 
del viaje, a la hora de reservar servicios, en el transcurso de 
la visita y en la fase posterior - el momento de comentar el 
viaje, compartir experiencias y realizar recomendaciones a otras 
personas.

En la actualidad resulta fundamental que las webs de empresas e 
instituciones tur&#237;sticas puedan informar, convencer y 
comercializar sus marcas tur&#237;sticas de forma eficiente. Las webs 
de los destinos tur&#237;sticos deben facilitar informaci&#243;n de forma 
organizada, atractiva y f&#225;cilmente accesible para los potenciales 
visitantes. Seg&#250;n el estudio Attitudes of Europeans towards 
Tourism realizado por la Comisi&#243;n Europea, el 46% de los europeos 
han dicho que utilizan la Internet para planearse sus viajes 
(EUROPEAN COMISSION, 2013), y conforme Lookinside.travel, el 54% 
de los espa&#241;oles han utilizado alg&#250;n canal de Internet para 
decidir su destino de viaje en 2011. Otro estudio realizado 
concluye que los turistas que utilizan la internet para planearse 
sus viajes tienden a pasar m&#225;s tiempo en el destino, comparado 
con los turistas que han utilizado los medios convencionales 
(Buhalis y Law, 2008:611). 

Otro factor importante y de gran influencia a la hora de elegir 
el destino de viaje es la opini&#243;n de otros consumidores, 
familiares y amigos. Tal como dice Huertas (2010), &#8220;los estudios 
muestran que las informaciones que provienen de la experiencia de 
terceros tienen gran influencia y poder de persuasi&#243;n en las 
decisiones tur&#237;sticas de otros usuarios&#8221;. Seg&#250;n el estudio 
desarrollado por la Comisi&#243;n Europea, el 56% de los encuestados 
han dicho que consideran importante las opiniones de amigos y 
familiares a la hora de organizar sus viajes (EUROPEAN COMISSION, 
2013). En Espa&#241;a, el 38% han utilizado las recomendaciones 
personales como fuente de informaci&#243;n para decidir el destino 
(Lookinside.travel, 2011). En el sector tur&#237;stico la opini&#243;n de 
otros consumidores es fundamental en la toma de decisiones de los 
turistas potenciales, ya que, debido a su car&#225;cter intangible, 
los servicios tur&#237;sticos no se pueden probar con anterioridad y 
las decisiones de compra se perciben de riesgo elevado (Senecal & 
Nantal, 2004; Buhalis, 2003; Lewis & Chambers, 2000; citados en 
Sancho y Sanz, 2010). As&#237; pues, las opiniones de otros 
consumidores reducen el riesgo percibido y aumentan la imagen 
positiva de los servicios que est&#225;n bien valorados, facilitando 
el proceso de decisi&#243;n de compra. 

Adem&#225;s, en el &#225;mbito de los destinos tur&#237;sticos, las opiniones y 
experiencias de los usuarios con comentarios emocionantes y 
fotograf&#237;as, pueden motivar y persuadir mucho m&#225;s que un folleto 
tur&#237;stico. Las organizaciones de marketing de los destinos est&#225;n 
cada vez m&#225;s incorporando este recurso de comunicaci&#243;n 
interactiva a sus paginas webs, ya que las experiencias de otros 
turistas influyen en la decisi&#243;n de visitar o viajar a un 
destino. 

A parte de tener una web atractiva y eficaz desde el punto de 
vista de la comunicaci&#243;n y la comercializaci&#243;n del destino, es 
fundamental usar las estrategias de posicionamiento en 
buscadores. Kotler y otros (2004:408) afirman que los 
responsables por el marketing de destinos tur&#237;sticos deben situar 
la p&#225;gina en internet de manera adecuada, para que en el momento 
que una persona busque informaci&#243;n sobre un destino en los 
buscadores aparezca de inmediato. Seg&#250;n Rovira y otros (2010) es 
de suma importancia la web de un destino tur&#237;stico estar en las 
primeras posiciones en los resultados de b&#250;squedas con palabras 
clave que coincidan con el destino. Meerman (2010:53) complementa 
la idea afirmando que el marketing en la web &#8220;consiste en 
entender las palabras clave y las frases que utilizan los 
compradores, y a continuaci&#243;n implementar micro campa&#241;as capaces 
de atraer a los consumidores a p&#225;ginas web repletas del contenido 
que buscan.&#8221; Entretanto el posicionamiento se basa en factores 
internos y externos. Seg&#250;n Casares (2008); Clay y Esparza (2008); 
Enge y otros (2009); Maci&#225; y Gosende (2009); SEOmoz (2009) todos 
ellos citados en Rovira y otros (2010)

Entre los factores internos se puede resaltar la presencia de las 
palabras clave en determinadas partes del contenido de la p&#225;gina 
o de la cabecera, estructura hipertextual de la sede web, 
antig&#252;edad, territorialidad del dominio... Entre los externos, 
los m&#225;s decisivos son el n&#250;mero de enlaces recibidos y la 
presencia de una parte de esos enlaces en sedes web con autoridad 
o popularidad.

Las organizaciones de marketing de destinos tur&#237;sticos se ven 
forzadas a modernizar el proceso de identificaci&#243;n de las 
oportunidades en los mercados y a desarrollar la interrelaci&#243;n 
con los turistas (Rita, citado en Kotler y otros, 2004:406). 
Internet ofrece una gran oportunidad de que se produzca una 
interacci&#243;n entre el cliente y el negocio, y las paginas web 
tienen como objetivo promover las relaciones de marketing 
mediante el desarrollo de una comunidad de usuarios habituales.

Metodolog&#237;a



Para las entidades promotoras del turismo resulta fundamental en 
la actualidad el dise&#241;o, creaci&#243;n y mantenimiento de sitios web 
que informen, persuadan y comercialicen sus marcas de destino de 
forma eficiente. Se ha realizado en este Trabajo de Fin de 
Carrera una investigaci&#243;n para diagnosticar y evaluar la 
efectividad comunicativa de los sitios web en turismo y 
adecuaci&#243;n de los portales de destinos espa&#241;oles. Se ha optado 
por las p&#225;ginas web de las capitales de las provincias costeras 
de Catalu&#241;a, con lo cual se han analizado las webs de los entes 
promotores del turismo pertenecientes a las ciudades de 
Barcelona, Tarragona y Girona. La metodolog&#237;a utilizada es de 
car&#225;cter cualitativo aplicando la t&#233;cnica documental 
complementada con entrevistas.

Turisme de Barcelona, situada en Passatge de la Concepci&#243;, 7-9 
08008 Barcelona, trabaja para promover la ciudad de Barcelona 
como destino tur&#237;stico. Una de las principales herramientas que 
dispone para lograr este objetivo es su p&#225;gina web 
www.barcelonaturisme.com.

El organismo responsable por la promoci&#243;n tur&#237;stica de la ciudad 
de Tarragona a trav&#233;s de la web www.tarragonaturisme.cat es el El 
Patronat Municipal de Turisme de Tarragona, ubicada en el 
municipio de Tarragona en la calle Major, 39 43003 (Tarragona). 

El Ajuntament de Girona, ubicado en Pla&#231;a del Vi, 1 17004 Girona 
es, en este caso, el organismo responsable de la promoci&#243;n 
tur&#237;stica as&#237; como del mantenimiento de la web 
www.girona.cat/turisme.

El an&#225;lisis de las p&#225;ginas web se ha basado en una plantilla de 
an&#225;lisis y evaluaci&#243;n de webs de destinos tur&#237;sticos desarrollada 
por un equipo de 13 investigadores especializados en publicidad, 
relaciones p&#250;blicas, turismo, econom&#237;a, usabilidad y arquitectura 
de la informaci&#243;n, investigaci&#243;n de mercados, ling&#252;&#237;stica y 
geograf&#237;a, procedentes de siete universidades espa&#241;olas (Huertas 
y otros, 2010). La plantilla interdisciplinar de an&#225;lisis de 
p&#225;ginas web es parte de un proyecto de investigaci&#243;n &#8220;Nuevas 
estrategias de publicidad y promoci&#243;n de las marcas tur&#237;sticas 
espa&#241;olas en la Web&#8221;, financiado por el Ministerio de Ciencia e 
Innovaci&#243;n espa&#241;ol (CSO2008-02627) dirigido por la Universidad 
Pompeu Fabra de Barcelona. La plantilla utilizada como base para 
este Trabajo de Fin de Carrera tiene sus propias caracter&#237;sticas 
con grupos de informaci&#243;n, categor&#237;as y variables diferentes, 
contemplando 12 tem&#225;ticas. El estudio se ha realizado en el mes 
de marzo de 2013 y se han observado 11 tem&#225;ticas: p&#225;gina de 
inicio, calidad y cantidad de contenido, arquitectura, 
usabilidad, accesibilidad, posicionamiento, distribuci&#243;n o 
comercializaci&#243;n, idiomas, tratamiento de la marca, 
interactividad y presencia en la web 2.0. Durante el an&#225;lisis, se 
ha ido comprobando la existencia o no de las variables detalladas 
en las tablas posteriores, valorando este hecho, de manera que se 
han puntuado con valor nulo &#8220;0&#8221; aquellos sitios donde no aparece 
la variable, con un &#8220;1&#8221; en los que aparece de forma deficiente o 
con alguna limitaci&#243;n, con un &#8220;2&#8221; en los que poseen la variable 
en los t&#233;rminos estudiados y con un &#8220;3&#8221; en los que las variables 
presentan los t&#233;rminos deseados y adem&#225;s otras caracter&#237;sticas.

La plantilla de an&#225;lisis utilizada como base para esta 
investigaci&#243;n se puede encontrar en el anexo 1 de este trabajo.

Por otro lado, a las oficinas de turismo de las tres ciudades se 
les ha enviado el mismo modelo de entrevista, compuesta por 8 
preguntas abiertas. &#201;sta ha sido enviada por correo electr&#243;nico 
debido a incompatibilidad horaria del entrevistador y de los 
entrevistados.

La primera entrevistada ha sido el Patronat Municipal de Turisme 
de Tarragona, ubicada en el municipio de Tarragona en la calle 
Major, 39 43003 Tarragona (Tarragona). La entrevista ha sido 
contestada por el Sr. Gerard Castells Mart&#237;, auxiliar 
administrativo del Patronat Municipal de Turisme de Tarragona.

La Oficina de Turismo de Girona ha sido la segunda entrevistada. 
Est&#225; ubicada en la Rambla de la Llibertat, 1 17004 en la ciudad 
de Girona (Girona), y en este caso la persona entrevistada ha 
sido el Sra. Marina Bosch, informadora tur&#237;stica.

Hemos contactado con Barcelona Turisme pero, lamentablemente, no 
ha sido posible obtener una respuesta por parte del organismo 
responsable del turismo de la ciudad.

Se buscaba saber mediante la realizaci&#243;n de la entrevista la 
opini&#243;n del entrevistado sobre la presencia de las p&#225;ginas web en 
internet, si la informaci&#243;n ofrecida es &#250;til y adem&#225;s si los 
entrevistados al planear un viaje buscan informaciones en p&#225;ginas 
webs de los entes promotores del turismo del destino. Tambi&#233;n se 
ha querido conocer si, a la hora de planificar un viaje, los 
entrevistados valoran de manera positiva las opiniones de 
turistas que ya hayan visitado el destino.

El modelo de la entrevista se puede encontrar en el anexo 2 de 
este trabajo.

An&#225;lisis de datos



6.1 P&#225;gina de inicio

Entendemos como p&#225;gina de inicio la sede web a partir de la cual 
se puede acceder todos los contenidos por medio de navegaci&#243;n 
hipertextual. La p&#225;gina inicial ser&#225; el primer contacto que el 
turista va a tener con el destino tur&#237;stico, por lo tanto los 
contenidos deber&#225;n presentarse de forma eficiente y eficaz, con 
la informaci&#243;n y recursos adecuados.

Una p&#225;gina de inicio bien dise&#241;ada deber&#225; reunir una serie de 
caracter&#237;sticas que consigan atraer a los turistas para que 
contin&#250;en interes&#225;ndose por el destino tur&#237;stico. Podemos 
observar en la tabla y gr&#225;fico 6.1 que la web de Barcelona (23 
puntos) ofrece una p&#225;gina inicial m&#225;s completa, seguida por la de 
Girona (20) y Tarragona (17).

6.2 Calidad y Cantidad de Contenido

La tabla y gr&#225;fico 6.2 demuestra que las tres webs analizadas 
ofrecen informaciones tur&#237;sticas generales, que ayudan a los 
usuarios a planificar sus viajes aport&#225;ndoles gran informaci&#243;n. 

En el apartado de contacto institucional podemos observar que las 
webs de las tres ciudades informan el nombre y la direcci&#243;n 
postal de la entidad promotora de turismo, adem&#225;s de la direcci&#243;n 
de las oficinas de informaci&#243;n tur&#237;stica repartidas por la 
ciudades. 

Existe e-mail de contacto, pero se trata de un buz&#243;n conjunto 
para toda la organizaci&#243;n de marketing del destino. Como por 
ejemplo, el e-mail de contacto de Barcelona es 
info@barcelonaturisme.com; el de Tarragona es 
turisme@tarragona.cat y Girona turisme@ajgirona.cat. Ambos, 
e-mail y tel&#233;fono de contacto, no indican el nombre de la persona 
de contacto.

Los turistas pueden encontrar en la web de Barcelona un tel&#233;fono 
de call center, o sea, un &#250;nico n&#250;mero de tel&#233;fono sin 
especificar el contacto. Tarragona ofrece una informaci&#243;n en un 
mapa interactivo con el n&#250;mero del call center y, adem&#225;s, el 
horario de funcionamiento. Estas informaciones no se han 
encontrado en la web de turismo de Girona.

En general, las tres webs ofrecen informaci&#243;n tur&#237;stica 
comercial, es decir, informaci&#243;n tur&#237;stica con posibilidad de 
compra como por ejemplo el alojamiento.

Analizando la informaci&#243;n tur&#237;stica personalizada, podemos 
observar que Barcelona se destaca con 12 puntos, seguido de 
Tarragona con 11 y por &#250;ltimo Girona con 6 puntos. Aparte de la 
web oficial de turismo de Barcelona, podemos encontrar la web 
visitbarcelona.com donde los usuarios pueden a&#241;adir fotos y 
v&#237;deos, adem&#225;s de comentarios.

Podemos observar en la tabla y gr&#225;fico 6.2 que Barcelona (62 
puntos) tiene una web tur&#237;stica con contenido de calidad y 
cantidad, seguido por Tarragona (56 puntos) y por &#250;ltimo Girona 
(39 puntos).

6.3 Arquitectura de la informaci&#243;n

La tabla y gr&#225;fico 6.3 podemos clasifica la arquitectura de las 3 
webs. El an&#225;lisis est&#225; dividido 4: rotulado, estructura y 
navegaci&#243;n, lay-out de la p&#225;gina y b&#250;squeda. Una web hay que 
estar pensada para el usuario y por este motivo que estudiar las 
etiquetas, los enlaces, apariencia entre otras variables que 
podemos observar en la tabla 6.3 abajo.

Podemos observar que en las tres webs analizadas los r&#243;tulos o 
textos son sem&#225;nticamente claros y significativos, o sea, 
describen adecuadamente el contenido que dan acceso, en men&#250;s, 
enlaces y encabezamientos.

Las webs de Barcelona y Girona usan al menos 2 o 3 etiquetas 
est&#225;ndares, es decir, etiquetas de uso frecuente que son 
f&#225;cilmente reconocidas por lo usuarios. Ejemplos de etiquetas 
est&#225;ndares son: Acerca de, Quienes somos, Ayuda, Mapa del Sitio, 
FAQs. La web del Patronat de Turisme de Tarragona presenta 
solamente entre 1 o ninguna etiqueta.

Tienen el t&#237;tulo adecuado al contenido de la p&#225;gina las webs de 
los entes promotores de turismo de Barcelona y Tarragona. Los 
t&#237;tulos han sido planificados y aplicados correctamente. Por otro 
lado, la web de Girona presentan t&#237;tulos adecuados solamente en 
paginas de primer nivel, y las p&#225;ginas de secundo nivel tienen un 
t&#237;tulo general. 

Los enlaces deben diferenciarse claramente del resto del 
contenido de las p&#225;ginas con un cambio de color, cambio de icono 
- mano en lugar de flecha - o un subrayado (Huertas y otros, 
2010). Todas las 3 webs analizadas se reconocen parcialmente los 
enlaces, lo que significa que los enlaces son f&#225;cilmente 
reconocible pero no se indica el estado de los enlaces.

Las webs de Barcelona y Tarragona no presentan sobrecarga 
memor&#237;sticas de los men&#250;s, o sea, los men&#250;s son bien repartidos y 
al abrirlos no quedan sobrecargados. La web de Girona ha tenido 
una clasificaci&#243;n m&#225;s bajas debido a que algunos de los men&#250;s 
estaban sobrecargados, haciendo con que el rendimiento de la web 
sea menor. 

Seg&#250;n Huertas y otros (2010), &#8220;las p&#225;ginas web deber&#237;an presentar 
elementos de navegaci&#243;n, normalmente en forma de &#8220;migas de pan&#8221; o 
&#8220;hilos de Ariafna&#8221; (breadcrumbs) que indiquen al usuario en qu&#233; 
lugar del sitio web se hallan, y le permitan adem&#225;s deshacer su 
navegaci&#243;n&#8221;. La web de Girona presenta parcialmente las &#8220;migas de 
pan&#8221;, como podemos observar en la figura 6.1 abajo.

Los enlaces rotos son enlaces que no llevan a ning&#250;n sitio, bien 
porque el enlace no sea el correcto o bien porque el contenido en 
lazado haya dejado de existir. Para analizar los enlaces rotos se 
ha utilizado la herramienta online de la web 
http://linkchecker.submitexpress.com/. Las webs de Barcelona y 
Girona no presentan ning&#250;n enlace roto. La web de Tarragona no 
sido posible analizarla, en la tabla 6.3 podemos observar que 
est&#225; clasificado como error. 

Las tres webs analizadas hacen buen uso de las zonas de alta 
jerarqu&#237;a informativa. Las zonas m&#225;s visuales de las p&#225;ginas 
webs, la parte superior y la central, contienen los contenidos 
m&#225;s importantes.

Con la resoluci&#243;n est&#225;ndar (1024x768) el usuario de las webs de 
Barcelona y Girona no necesitan desplazar demasiado las barras 
laterales del navegador, acci&#243;n que tambi&#233;n se conoce como 
scrolling. Sin embargo, los usuarios de la web del Patronat de 
Turisme de Tarragona tienen que hacer m&#225;s uso del scrolling.

La presencia del buscador es muy importante para una web, de esta 
manera el usuario puede encontrar f&#225;cilmente lo que quiere 
buscar. El usuario puede encontrar el buscador interno en todas 
las p&#225;ginas del sitio y siempre ubicado en el mismo lugar en la 
web de Barcelona Turisme y del Patronat de Turisme de Tarragona. 
La p&#225;gina web de Girona Turisme no presente ning&#250;n buscador 
interno. 

El usuario puede encontrar f&#225;cilmente el buscador en la web de 
Tarragona Turisme, pero en la web de Barcelona Turisme no se ve 
tan f&#225;cil.

En la tabla y gr&#225;fico 6.3 se ha analizado la arquitectura de la 
webs. Seg&#250;n Rosenfeld y Morville (2002) (citado en Huertas y 
otros, 2010:10) &#8220;se entiende por arquitectura de la informaci&#243;n 
el arte y la ciencia de estructurar y clasificar sitios web e 
intranets con el fin de ayudar a los usuarios a encontrar y 
manejar la informaci&#243;n&#8221;. La web de Barcelona Turisme (15 puntos) 
es la mejor estructurada entre las 3 webs analizadas, luego 
Tarragona (12 puntos) y Girona (12 puntos).

6.4 Usabilidad

Huertas y otros (2010:12) definen la usabilidad diciendo que &#8220;la 
usabilidad se refiere a la facilidad de la web para ser usada y 
alcanzar los objetivos propuestos de forma eficiente, r&#225;pida, 
agradable, atractiva y sin errores&#8221;. Para analizar la usabilidad, 
se estudian aspectos como la actualizaci&#243;n del sitio web, la 
adecuaci&#243;n de la URL, la identidad de la instituci&#243;n, y el uso de 
elementos multimedia (calidad de las im&#225;genes, iconos o met&#225;foras 
visuales,...), entre otros.

Las web de Tarragona y Girona tienen una URL correcta, clara y 
f&#225;cil de recordar como podemos observar en las figuras 6.2 y 6.3. 
Sin embargo la web de Barcelona no presenta URL de f&#225;cil 
comprensi&#243;n, abajo en la figura 6.5 podemos mirar la URL.

Podemos observar que el dise&#241;o es centrado en el usuario en las 
webs de Barcelona y Tarragona, o sea, las secciones y los 
contenidos de servicios son enfocados al turista en su totalidad 
en las webs de ya la web de Girona est&#225; enfocado de forma 
parcial. 

Tanto la web de Barcelona Turisme cuanto la del Patronat de 
Turisme de Tarragona, presentan un dise&#241;o general coherente y 
uniforme referentes a elementos de navegaci&#243;n (men&#250;s y enlaces) y 
apariencia (colores, disposici&#243;n de los contenidos). La web de 
Girona Turisme es un tanto confusa en relaci&#243;n a los contrastes 
de colores, por lo tanto se ha valorado como regular.

A que se refiere a la actualizaci&#243;n de la p&#225;gina web podemos 
decir que las 3 webs analizadas son actualizadas frecuentemente. 
Se ha valorado sobretodo las secciones de noticias, eventos y 
novedades.

En todas las webs se puede identificar la identidad del ente 
responsable por el turismo y presentan im&#225;genes de calidad 
resultando atractivas al usuario.

Las webs de Barcelona, Tarragona y Girona no presentan iconos o 
met&#225;foras visuales. Se ha valorado como no es el caso (NC) porque 
estas met&#225;foras visuales no existen pero no es necesarios. Se 
entiende por met&#225;foras visuales un icono con apariencia de sobre 
para hacer referencia al correo electr&#243;nico, por ejemplo.

El contenido multimedia de todos los sitios webs analizados 
aportan un valor adicional al contenido textual de la p&#225;gina.

La web del Patronat de Turisme de Tarragona no ofrece ayuda 
contextual para tareas m&#225;s complejas. Se valora positivamente si 
la web ofrece ayuda para la realizaci&#243;n de tareas con la que el 
usuario no est&#225; familiarizado, como por ejemplo, la compra 
online, rellenar un formulario, etc. En la web de Barcelona 
Turisme se puede obtener ayuda sobre el proceso de compra online 
llamando a un tel&#233;fono fijo, conforme se puede observar en la 
figura 6.5. Girona Turisme ofrece ayuda solamente en la web 
girona.net que est&#225; enlazada con la web girona.cat/turisme.

Por lo tanto, lo que se puede observar es que Barcelona, con 15 
puntos, ofrece una web m&#225;s f&#225;cil de ser usada, seguida por 
Tarragona y Girona, ambas con 14 puntos.


6.5 Accesibilidad

Huertas y otros (2010:10) nos explican la definici&#243;n de 
accesibilidad diciendo que es &#8220;el conjunto de estrategias, 
recomendaciones y recursos que hacen que la web sea o no 
accesible, teniendo en cuenta las personas con discapacidades 
visuales y/o auditivas&#8221;. Como podemos observar en la tabla 6.5, 
en esta secci&#243;n se ha analizado el tama&#241;o de la fuente, 
compatibilidad con diferentes navegadores web y resoluciones de 
pantalla, entre otros.

El tama&#241;o de la letra de la pagina web de Barcelona Turisme se 
adapta al dispositivo que el turista est&#225; usando, mientras que la 
web de Tarragona no ofrece este servicio. Se ha podido comprobar 
que en la web de Girona la letra de algunos enlaces internos se 
adaptan al dispositivo, pero no todos.

Ninguna de las paginas webs analizadas ofrecen una aplicaci&#243;n 
directa para agrandar o disminuir el tama&#241;o de la fuente.

Para analizar la compatibilidad con los diferentes navegadores se 
ha utilizado la versi&#243;n actualizada de los navegadores Safari, 
Firefox y Chrome. Las webs de Barcelona y Girona son compatibles 
con los tres navegadores utilizados. Sin embargo la pagina web 
del Patronat de Turisme de Tarragona es compatible solamente con 
el navegador Firefox, con los otros dos no era posible visualizar 
perfectamente los menus. 

Se ha probado tres resoluciones de pantalla diferentes que son: 
800x600, 1024x768 y 1280x800. El resultado es igual para las tres 
paginas webs analizadas, todas son compatibles con las 
resoluciones 1024x768 y 1280x800 y no compatibles con la 800x600.

El usuario puede disfrutar de todos los contenidos de las webs de 
Barcelona, Tarragona y Girona sin la necesidad de instalar 
plugins adicionales.

Las etiquetas de texto alternativo son utilizadas para describir 
el contenido a los usuarios con discapacidad. La web de Barcelona 
ofrece las etiquetas, la de Tarragona no ofrece y Girona ofrece 
parcialmente, o sea, en algunos contenidos y en otros no.

Seg&#250;n Huertas y otros (2010), &#8220;un sitio web debe ser lo m&#225;s 
accesible posible, para que las personas con discapacidades 
puedan acceder a &#233;l. En Espa&#241;a la legislaci&#243;n establece que los 
sitios web de las instituciones p&#250;blicas deben tener un nivel de 
adecuaci&#243;n AA&#8221;. Se ha utilizado el validador autom&#225;tico TAW, 
disponible en www.tawdis.net, para verificar el nivel de 
adecuaci&#243;n. Todas las webs analizadas tienen el nivel de 
adecuaci&#243;n AA exigido en Espa&#241;a.

La web del Patronat de Turisme de Tarragona es la &#250;nica entre las 
analizadas que ofrece una secci&#243;n de accesibilidad en el que 
informa al usuario sobre las normativas de accesibilidad del 
sitio.

Podemos observar en la tabla 6.5 que la web de Barcelona Turisme 
tiene un nivel m&#225;s alto de accesibilidad sumando 17 puntos, 
seguida de Girona Turisme con 14 puntos y Tarragona con 11 
puntos.

6.6 Posicionamiento web

En la tabla y gr&#225;fico podemos observar el resultado de la 
an&#225;lisis del posicionamiento de las webs. Seg&#250;n Huertas y otros 
(2010:11)el posicionamiento es &#8220;el proceso para mejorar el lugar 
que ocupa una p&#225;gina web en los listados de resultados naturales, 
org&#225;nicos o no- remunerados de los buscadores, de forma &#233;tica&#8221;. 
Se ha analizado indicadores tanto internos como externos que 
evaluar&#225;n el trato de las palabras clave, es decir, su elecci&#243;n, 
su frecuencia y presencia en los distintos apartados de la web 
(URL, enlaces, t&#237;tulos, metadatos,...); el PageRank y el 
TrafficRank; los enlaces de entrada, entre otros elementos a 
evaluar. 

Las tres webs analizadas tienen presentes las palabras claves 
turismo y el nombre del destino tanto en la URL como en los 
t&#237;tulos, como podemos observar en las figuras 6.6, 6.7 y 6.8. Las 
palabras clave tambi&#233;n tienen presencia en los metadatos de las 
webs de Barcelona, Tarragona y Girona.

Para analizar la frecuencia de las palabras clave hemos insertado 
en el buscador Google site:http//web destino &#8220;pages&#8221; y apuntamos 
el n&#250;mero, luego insertamos site:http://web destino turismo 
nombre destino (keyword) &#8220;pages&#8221; y apuntamos el numero de la 
b&#250;squeda. Al final se hace un ranking en porcentaje. En el caso 
de la web de Barcelona de los 22.300 resultados encontrados por 
el google solamente 413 tienen las palabras clave, resultando 
1,85%. Insertando la web de Tarragona el buscador ha encontrado 
3.710 y 83 tienen presentes las palabras clave, lo que nos da un 
resultado de 2,23%. La web de Girona ha presentado un mejor 
resultado de 14,84%, de los 9.500 resultados 1.410 tienen las 
palabras claves. Sin embargo, las palabras clave no est&#225;n 
destacadas tipogr&#225;ficamente en ninguna de las tres webs.

Se ha utilizado el buscador Google para analizar si las tres webs 
aparecen en los 10 primeros resultados en b&#250;squedas con las 
palabras clave &#8220;turismo&#8221; y &#8220;nombre del destino. Se comprobado que 
las paginas webs de Barcelona Turisme, Tarragona Turisme y Girona 
Turisme tienen un buen posicionamiento apareciendo entre los 10 
primeros resultados.

PageRank es un valor num&#233;rico y un concepto registrado y 
patentado por Google que representa la popularidad que una p&#225;gina 
web tiene en Internet. Las p&#225;ginas webs de Barcelona y Tarragona 
tienen un PageRank 6, considerado como un valor medio, mientras 
que la p&#225;gina web de Girona tiene un PageRank m&#225;s bajo, 3.

La posici&#243;n de un sitio web en el Traffic Rank se basa en los 
datos de tr&#225;fico acumulados durante un per&#237;odo de tres meses y 
tiene en cuenta tanto el n&#250;mero de usuarios que visita un sitio, 
como el de p&#225;ginas visitadas. Cuanto m&#225;s bajo sea el n&#250;mero mejor 
Traffic Rank tiene. Entre las tres webs, el mejor Traffic Rank 
que tiene es la p&#225;gina web de Barcelona Turisme con 138.190, 
seguida de Girona Turisme con 322.676 y Tarragona Turisme con 
1.101.802. Se ha considerado que ninguna de las webs tiene un 
Traffic Rank optimo.

Los enlaces de entrada son los enlaces que recibe una p&#225;gina web 
desde otras p&#225;ginas webs. El numero de backlinks es la cantidad 
de p&#225;ginas que la enlazan a trav&#233;s de un vinculo. Para obtener el 
numero de backlinks de las webs se ha utilizado la extensi&#243;n SEO 
Quake en el navegador Chrome, lo cual analiza autom&#225;ticamente. El 
n&#250;mero de backlinks de la web de Barcelona es de 516, seguida por 
Tarragona con 104 y Girona con 71. Se ha considerado que 
Barcelona tiene un numero elevado de enlaces de entrada.

Ninguna de las tres webs analizadas est&#225;n presentes el en 
directorio del google.

Se puede observar en la tabla y gr&#225;fico 6.6 que la web de 
Barcelona Turisme, con 11 puntos, tiene un mejor posicionamiento 
web, seguida de Girona con 10 puntos y Tarragona con 9.

6.7 Distribuci&#243;n o comercializaci&#243;n

Siguiendo Huerta y otros (2010:13), los autores de la plantilla 
de an&#225;lisis, &#8220;se entiende por distribuci&#243;n y comercializaci&#243;n los 
distintos sistemas de reservas de los distintos proveedores de 
servicios tur&#237;sticos en las webs. En esta tem&#225;tica tratamos el 
nivel de comercializaci&#243;n de la web analizada teniendo en cuenta 
distintos sistemas de reservas y pagos (propio, externo, mixto) 
en relaci&#243;n al alojamiento, eventos y restauraci&#243;n&#8221;. Se ha 
analizado si las webs ofrecen sistemas de b&#250;squeda e informaci&#243;n 
de alojamiento, restaurantes, eventos, entre otros.

Las webs de Tarragona y Girona ofrecen un listado de alojamientos 
con informaci&#243;n completa de los alojamientos, que incluye: 
nombre, tel&#233;fono, enlaces, im&#225;genes, localizaci&#243;n y 
caracter&#237;sticas. La web de Barcelona Turisme ofrece un sistema 
con criterios de b&#250;squeda con categor&#237;as de los alojamientos como 
podemos observar en la figura 6.9.

Barcelona Turisme ofrece un sistema de reservas propio integrado 
en la web que funciona de forma generalizada para un gran numero 
de alojamiento. La web de Barcelona Turisme dispone de un 
servicio de reservas de alojamiento completo con disponibilidad 
de plazas por fechas, opci&#243;n de reserva y pago online. La web de 
Girona Turisme ofrece un link que te lleva a una web externa 
(girona.net) para reservar alojamiento, pero esta opci&#243;n 
solamente ofrece 3 opciones de hoteles. Tarragona Turisme no 
ofrece un sistema de reservas en su p&#225;gina web.

En la web de Barcelona Turisme se puede encontrar un sistema 
propio de reservas y compras de otros servicios, como eventos y 
gu&#237;as de viaje. Tarragona Turisme dispone de un sistema externo 
de compra de entradas de eventos (www.tarracoticket.cat), como 
podemos observar en la figura 6.10.

La web de Barcelona Turisme dispone de un sistema propio de 
reserva y compra de varios productos en un mismo carro de compra. 
Mientras que Tarragona Turisme y Girona Turisme no ofrecen este 
servicio a los usuarios de la web.

Se puede observar en la tabla y gr&#225;fico 6.7 que la web de 
Barcelona (9 puntos) dispone de opciones m&#225;s completas para 
distribuci&#243;n o comercializaci&#243;n en su p&#225;gina web. Girona viene en 
segunda posici&#243;n con 4 puntos y Tarragona con 2 puntos.

6.8 Idiomas

Huertas y otros (2010:14) nos explican como se ha analizado los 
idiomas de las web diciendo que &#8220;esta tem&#225;tica trata la gesti&#243;n 
de los idiomas en la web, es decir, las versiones idiom&#225;ticas 
existentes de cada uno de los sitios web, tanto cooficiales como 
no oficiales/extranjeros que se consideran importantes para un 
sitio web oficial de una marca tur&#237;stica de destino espa&#241;ola. 
Dependiendo de cu&#225;ntos idiomas tenga, la web tendr&#225; una 
valoraci&#243;n num&#233;rica concreta. Se basa en trabajos anteriores como 
los de D&#237;az Luque, Guevara y Ant&#243;n (2006). Se contempla un total 
de 6 indicadores&#8221;.

Seg&#250;n Luque y otros (2004) &#8220;para que las p&#225;ginas web analizadas 
sean comprensibles para el mayor n&#250;mero de personas deber&#225;n tener 
versiones en diversos idiomas.&#8221; Como se puede observar en la 
tabla y gr&#225;fico 6.8 la web que m&#225;s dispone de idiomas extranjeros 
es la del Patronat de Turisme de Tarragona con 78 puntos, seguida 
de Barcelona y Girona con 52 puntos.

El franc&#233;s y el ingl&#233;s est&#225;n presentes en la tres webs 
analizadas. A parte de las versiones en ingl&#233;s y franc&#233;s, la 
p&#225;gina web de Barcelona Turisme ofrece informaciones generales en 
formato PDF en otros idiomas: portugu&#233;s, alem&#225;n, italiano, chino, 
japon&#233;s, ruso, &#225;rabe, polaco y checo.

En las tres webs se ofrecen contenidos en catal&#225;n, otra lengua 
oficial del Estado Espa&#241;ol, aparte del castellano.

Las p&#225;ginas webs analizadas no ofrecen distinci&#243;n cultural para 
pa&#237;ses de un mismo idioma. Ej. Ingl&#233;s sin diferenciar p&#250;blico USA 
y p&#250;blico UK.

Las webs integran sus versiones idiom&#225;ticas a su dominio oficial 
como podemos observar en las figuras 6.11, 6.12 y 6.13.

6.9 Tratamiento de la marca

Seg&#250;n los autores de plantilla de an&#225;lisis de p&#225;ginas web Huertas 
y otros (2010:12) &#8220;se entiende por tratamiento de marca la manera 
de gestionar la imagen de marca, es decir, la representaci&#243;n 
mental de los atributos y beneficios percibidos de la marca que 
se forman los usuarios a partir del total de sus comunicaciones. 
En esta tem&#225;tica nos centramos en la presencia del logotipo de la 
marca, as&#237; como el papel de las im&#225;genes de la web como 
representaci&#243;n de la marca destino.&#8221;

Las webs de Barcelona y Tarragona no disponen de eslogan en la 
p&#225;gina inicial. Sin embargo, en la web de Girona se puede 
observar el eslogan ;) Girona emociona.

El logotipo (figura 6.14 y 6.15) est&#225; presente en todas las 
p&#225;ginas de la web de Barcelona Turisme y Tarragona Turisme. En la 
web de Girona solamente se puede observar el logotipo (figura 
6.16) en la p&#225;gina principal. 

En la versi&#243;n catalana de la p&#225;gina web de Barcelona Turisme se 
puede encontrar una descripci&#243;n del logotipo, &#8220;L&#8217;element simb&#242;lic 
est&#224; format pels 4 quadrats en forma de rombe disposats en arc 
que respon a diferents icones de Barcelona com: la s&#237;ntesi 
simb&#243;lica de la part superior dels campanars de la Sagrada 
Fam&#237;lia, un mosaic modernista, els colors de les flors a la 
Rambla, un arc de benvinguda i el disseny d&#8217;avantguarda.&#8221; Las 
dem&#225;s webs analizadas no disponen de una descripci&#243;n de sus 
logotipos.

El dise&#241;o gr&#225;fico de toda la web, los colores predominantes de la 
p&#225;gina y la tipograf&#237;a est&#225;n coordinados con el logotipo de las 
webs de Tarragona y Barcelona. Por la web de Girona disponer del 
logotipo solamente en la p&#225;gina principal, se ha evaluado como 
parcial o regular los tres indicadores.

Todas las webs ofrecen a los usuarios im&#225;genes distintas del 
territorio, donde el territorio se puede identificar claramente.

Lo que est&#225; relacionado con el tratamiento de la marca se puede 
observar en la tabla y gr&#225;fico 6.9 que Barcelona ha sumado 11 
puntos, seguida de Tarragona y Girona con 10.

6.10 Interactividad

Huertas y otros (2010:11) entienden por interactividad &#8220;la 
relaci&#243;n comunicativa bidireccional que se establece con otros 
individuos o con la propia informaci&#243;n o mensaje. En esta 
tem&#225;tica se estudian los distintos tipos de interacciones a 
trav&#233;s de la web: consumidor-mensaje, consumidor-marketer, y 
consumidor-consumidor; este &#250;ltimo relacion&#225;ndolo con el WOM&#8221;.

La web de Tarragona ofrece un tour virtual y fotos del destino en 
360 grados a trav&#233;s de un enlace externo que direcciona el 
usuario a la web del ayuntamiento de la ciudad. Barcelona no 
dispone de tales servicios y Girona solamente ofrece fotos 360 
grados.

Todas las tres webs tienen v&#237;deos externalizados utilizando el 
servicio gratuito del youtube.

Los folletos, planos y o mapas est&#225;n disponibles de forma 
gratuita a trav&#233;s de la web del Patronat de Turisme de Tarragona. 
El portal de Girona carece de alguna de las descargas y ya el 
portal de Barcelona Turisme no ofrece ninguna opci&#243;n de descarga 
gratuita.

Barcelona Turisme tiene una secci&#243;n exclusiva para la descarga 
gratuita y de pago de aplicaciones m&#243;viles. La web de Tarragona 
Turisme solamente dispone de las coordenadas de GPS, mientras que 
Girona ofrece al usuario las coordenadas GPS y tambi&#233;n una web 
exclusiva (www.gironain.cat) donde los turistas pueden descargar 
la aplicaci&#243;n gratuitamente.

Las webs de Girona y Tarragona ofrecen un mapa interactivo para 
los turistas, sin embargo la p&#225;gina web de Barcelona no ofrece 
tal recurso interactivo.

La web del Patronat de Turisme de Tarragona dispone de audiogu&#237;as 
en diferentes idiomas con explicaciones y informaciones de los 
principales atractivos tur&#237;sticos de la ciudad. El audiogu&#237;a se 
puede identificar f&#225;cilmente en la web, como podemos observar en 
la figura 6.17.

El usuario puede encontrar en la web de Girona Turisme un 
tripplaner, llamado Girona a la carta, donde se puede a&#241;adir los 
atractivos tur&#237;sticos en un listado y luego imprimirlo con las 
principales informaciones. Barcelona y Tarragona no disponen de 
este tipo de servicio.

Barcelona dispone de grupo en Facebook y adem&#225;s de otra web 
oficial de comunidad virtual del destino: www.visitbarcelona.com. 
En esta web los usuarios pueden compartir sus experiencias, fotos 
y v&#237;deos del destino. Tarragona y Girona solamente ofrecen un 
grupo de Facebook.

La web de Barcelona ofrece un apartado para que los usuarios 
pueden dejar sugerencias y/o comentarios. Los usuarios deben 
rellenar un formulario en la p&#225;gina web de Girona Turisme si 
quieren dejar alguna sugerencia y/o comentarios.

Solamente la p&#225;gina web de Girona Turisme dispone de un apartado 
de pregunta m&#225;s frecuentes. Barcelona y Tarragona no disponen de 
esta opci&#243;n.

Podemos observar en la tabla y gr&#225;fico 6.10 que la web de Girona 
(15 puntos) es, entre las tres webs analizadas, la m&#225;s 
interactiva, seguidas de Tarragona (13 puntos) y Barcelona (8 
puntos).




6.11 Presencia en la Web 2.0

Para Huertas (2008) (citado en Huertas y otros, 2010:12): 

El concepto de Web 2.0 - tambi&#233;n llamada Web social- se 
caracteriza por la dimensi&#243;n social y comunicativa aparecida en 
la web, de la que son buenos ejemplos los blogs, las redes 
sociales, los foros, los wikis, etc. En esta tem&#225;tica tratamos la 
presencia o grado de adopci&#243;n de la Web 2.0, (disposici&#243;n de 
blog, cuentas en redes sociales como Flickr, Youtube, LinkedIn, 
Twitter, etc), la interacci&#243;n gestores-usuarios-contenidos desde 
una perspectiva participativa y de socializaci&#243;n, temas como la 
recomendaci&#243;n, creaci&#243;n, cooperaci&#243;n y personalizaci&#243;n por parte 
del usuario, y el grado de innovaci&#243;n tecnol&#243;gica del sitio web.

Se puede observar en la tabla y gr&#225;fico 6.11 que ninguna de las 
tres webs analizadas disponen de un sistema de comentarios y 
votos por parte del usuario.

En la web del Patronat de Turisme de Tarragona algunos contenidos 
se pueden compartir en Facebook, Twitter, correo electr&#243;nico o, 
tambi&#233;n, imprimirlo. Barcelona y Girona no ofrecen esta opci&#243;n a 
sus usuarios.

Aparte de la p&#225;gina web www.barcelonaturisme.com, el ente 
promotor de la ciudad tambi&#233;n promociona Barcelona a trav&#233;s de la 
web visitbarcelona.com (figura 6.18). En esta web los usuarios 
pueden compartir experiencias, escribir comentarios, a&#241;adir fotos 
y v&#237;deos (figura 6.19). Las p&#225;ginas webs de Tarragona y Girona no 
disponen de tal servicio a los usuarios.

En la p&#225;gina web visitbarcelona.com el usuario debe registrarse 
para poder publicar comentarios, fotos y v&#237;deos. Adem&#225;s, el 
usuario puede suscribirse al canal RSS para recibir 
actualizaciones cuando el contenido cambie. En la web de 
Tarragona el usuario puede registrarse para poder tener acceso a 
contenidos exclusivos como: gu&#237;as profesionales, estad&#237;stica y 
estudios, imagen corporativa, negocios y congresos y sala de 
prensa. La p&#225;gina web de Girona no ofrece este servicio, lo &#250;nico 
que dispone es de un simple planificador de viaje que el usuario 
puede acceder sin la necesidad de registro.

Barcelona Turisme dispone de la web visitbarcelona.com donde los 
usuarios pueden compartir experiencias e informaciones. En esta 
web que es considerada el blog corporativo, el usuario dispone de 
herramientas para compartir la informaci&#243;n en las principales 
redes sociales (figura 6.20). 

Los usuarios de la web de Tarragona Turisme pueden compartir 
algunas informaciones de la web en Facebook, Twitter. Tarragona 
dispone de un blog corporativo llamado Tarragona Experience, 
www.tarragonaturisme.cat/experience, donde el usuario puede 
encontrar informaciones sobre el turismo y actividades que se 
est&#225;n realizando en la ciudad. Girona Turisme no ofrece ninguno 
de estos servicios a sus usuarios.

Tarragona y Girona disponen de plataformas de im&#225;genes en 
servicios externos como Flickr y Instagram (figuras 6.21 y 6.22). 
Tarragona Turisme tiene 1.499 seguidores y Girona Turisme 1.240.

Entrevistas



7.1 Entrevista Patronat Municipal de Turisme de Tarragona

Las respuestas a las preguntas planteadas a la Sr. Gerard 
Castells Mart&#237;, auxiliar administrativo del Patronat Municipal de 
Turisme de Tarragona se encuentran a continuaci&#243;n.

1. &#191;Al planear un viaje Ud. busca informaci&#243;n en las paginas webs 
de las oficinas de turismo del destino?

Normalmente s&#237;. Las p&#225;ginas web de turismo de los diferentes 
destinos tur&#237;sticos son una buena herramienta para tener una 
informaci&#243;n global de las ciudades o regiones, sirven para 
hacerte una idea de sus recursos tur&#237;sticos m&#225;s importantes y 
para saber si en las fechas en las cuales se tiene previsto el 
viaje hay acontecimientos culturales o folkl&#243;ricos interesantes. 
La p&#225;gina web oficial juntamente con otras p&#225;ginas tipo 
tripadvisor donde tambi&#233;n se mezclan experiencias personales de 
visitantes que ya han estado antes en ese destino sirven para 
hacer una idea global de la ciudad.

2. &#191;Qu&#233; informaciones espera encontrar en la pagina web de 
oficina de turismo del destino?

La informaci&#243;n b&#225;sica de la ciudad, sobretodo, alojamiento, un 
mapa general, gastronom&#237;a t&#237;pica y acontecimientos culturales y 
fiestas patronales.

3. Si Ud. estuviera planeando un viaje a Tarragona &#191;encontrar&#237;a 
todas las informaciones necesarias en la pagina web de la oficina 
de turismo?

Encontrar&#237;a la mayor&#237;a de informaciones que necesita. Hay que 
tener en cuenta que la p&#225;gina web de la oficina de turismo es una 
herramienta de servicio p&#250;blico con lo cual la informaci&#243;n que da 
tiene que ser neutral y que sea el propio visitante el que escoja 
el servicio que prefiera. Adem&#225;s la p&#225;gina web de la oficina se 
actualiza constantemente con los principales acontecimientos que 
se producen en la ciudad en ese momento.

4. &#191;Cree que la pagina web de la oficina de turismo de Tarragona 
ofrece informaciones &#250;tiles para los turistas? Califique de 0 a 
10.

Ofrece toda la informaci&#243;n en diferentes idiomas que un turista 
pueda necesitar para planear su estancia en la ciudad y tambi&#233;n 
informaci&#243;n &#250;til una vez el visitante se encuentre ya en la 
ciudad sobre actividades culturales que suceden en ese mismo 
momento en la ciudad. Es dif&#237;cil puntuar una p&#225;gina web ya que la 
valoraci&#243;n puede variar dependiendo de las expectativas de cada 
visitante, pero, por su sencillez y facilidad para encontrar los 
contenidos, le pondr&#237;a un 9.

5. &#191;Cree que la a navegaci&#243;n es &#225;gil? Califique de 0 a 10 la 
agilidad de la navegaci&#243;n.

La navegaci&#243;n por la p&#225;gina web es muy sencilla y instintiva, que 
creo deben ser las premisas b&#225;sicas de cualquier p&#225;gina que 
ofrezca informaci&#243;n sobre un lugar que es una destinaci&#243;n 
tur&#237;stica, debe ser un primer acercamiento al producto y siempre 
debe completarse con la informaci&#243;n que se ofrece en las oficinas 
de turismo y la atenci&#243;n presencial que siempre es mucho m&#225;s 
personalizada. En cuanto a navegaci&#243;n por estos motivos le dar&#237;a 
un 10.

6. &#191;Cree importante las opiniones de turistas que ya han visitado 
el destino? &#191;Por qu&#233;?

Son b&#225;sicas, las opiniones expresadas en foros de internet o 
p&#225;ginas especializadas, as&#237; como las experiencias contadas por 
conocidos nos har&#225;n decidir por un destino determinado o por un 
hotel. Normalmente la gente con capacidad tecnol&#243;gica a trav&#233;s de 
internet, usa la red para informarse sobre hoteles, restaurantes 
y otras experiencias vividas. Una mala puntuaci&#243;n o valoraci&#243;n en 
la red descarta destinos o servicios y una buena opini&#243;n 
contrastada con otras opiniones puede decidir a favor de un 
restaurante o hotel.

Nos fiamos de la gente que antes ha visitado un destino, al fin y 
al cabo el hotel o restaurante intentar&#225; vender su producto lo 
mejor posible, pero son las experiencia de los usuarios las que 
te dar&#225;n una imagen m&#225;s veraz del destino.

7. &#191;Cree importante la presencia de las oficinas de turismo en 
las redes sociales? &#191;Por qu&#233;?

S&#237;. hoy en d&#237;a todo el mundo menor de 35 a&#241;os est&#225; conectado a 
las redes sociales y interactuan constantemente. Por tanto una 
campa&#241;a permanente en las redes sociales permite mantenerte en la 
mente del consumidor potencial y mantenerlo informado de las 
ofertas del destino tur&#237;stico. a la vez sirve para que el turista 
mantenga en contacto directo con los responsables tur&#237;sticos de 
la zona. Es una buen term&#243;metro de la valoraci&#243;n de los productos 
ofertados.

8. &#191;Propondr&#237;a alg&#250;n cambio en la pagina web de la oficina de 
turismo? &#191;Cu&#225;l?

Como trabajador de la oficina de turismo es dif&#237;cil saber la 
opini&#243;n del servicio, creo que esta es una pregunta que se 
deber&#237;a hacer directamente los usuarios finales del servicio 
(turistas) ya que son ellos quienes deben responder si han 
encontrado lo que buscaban el la p&#225;gina web.

7.2 Entrevista Oficina de Turisme de Girona

Las respuestas a las preguntas planteadas a la Sra. Marina Bosch, 
informadora tur&#237;stica de la Oficina de Turisme de Girona se 
encuentran a continuaci&#243;n.

1. &#191;Al planear un viaje Ud. busca informaci&#243;n en las paginas webs 
de las oficinas de turismo del destino? 

S&#237;.

2. &#191;Qu&#233; informaciones espera encontrar en la pagina web de 
oficina de turismo del destino? 

El m&#225;ximo de informaci&#243;n, sobretodo actividades y eventos a 
hacer.

3. Si Ud. estuviera planeando un viaje a Girona &#191;encontrar&#237;a 
todas las informaciones necesarias en la pagina web de la oficina 
de turismo? 

S&#237;.

4. &#191;Cree que la pagina web de la oficina de turismo de Girona 
ofrece informaciones &#250;tiles para los turistas? Califique de 0 a 
10. 

8 

5. &#191;Cree que la a navegaci&#243;n es &#225;gil? Califique de 0 a 10 la 
agilidad de la navegaci&#243;n. 

8 

6. &#191;Cree importante las opiniones de turistas que ya han visitado 
el destino? &#191;Por qu&#233;? 

S&#237; para poder mejorar aspectos que no est&#225;n funcionando.

7. &#191;Cree importante la presencia de las oficinas de turismo en 
las redes sociales? &#191;Por qu&#233;? 

S&#237; para hacer promoci&#243;n sobretodo.

8. &#191;Propondr&#237;a alg&#250;n cambio en la pagina web de la oficina de 
turismo? &#191;Cu&#225;l? 

M&#225;s actual, moderna.

Referencias

[1] ADELL, Ram&#243;n (2007): Aprender Marketing, Paid&#243;s, Barcelona.

[2] ALT&#201;S MACH&#205;N, Carmen (1993): Marketing y Turismo: una 
introducci&#243;n al marketing de empresas y destinos tur&#237;sticos, 
S&#237;ntesis, Madrid.

[3] BEEKMAN, George (2005): Introducci&#243;n a la inform&#225;tica, 6&#170; 
ed., Pearson Educaci&#243;n, Madrid.

[4] BEELEN, Paul (2006): Publicidad 2.0.
<http://www.paulbeelen.com/whitepaper/Publicidad20.pdf>
[Consultada: 6 abril 2012]

[5] BUHALIS, Dimitrios y LAW, Rob (2008): &#8220;Progress in 
information technology and tourism management: 20 years on and 10 
years after the Internet - The state of eTourism research&#8221;, 
Tourism Management, n&#186; 29, pp. 609-623.

[6] CASTELLS, Manuel (2001): &#8220;Internet y la sociedad red&#8221; Letra 
Internacional, n&#186; 71, pp. 4-16.

[7] COBO ROMAN&#205;, Crist&#243;bal y PARDO KUKLINSKI, Hugo (2007): 
Planeta Web 2.0. Inteligencia colectiva o medios fast food, Grup 
de Recerca d'Interaccions Digitals, Universitat de Vic, Flacso 
M&#233;xico, Barcelona / M&#233;xico DF.

[8] D&#205;AZ LUQUE, Pablo; GUEVARA PLAZA, Antonio y CAVO HERRERO, 
Jos&#233; Luiz (2004): Promoci&#243;n tur&#237;stica de las Comunidades 
Autonomas en Internet. Actas del V Congreso Turismo y Tecnolog&#237;as 
de la Informaci&#243;n y las Comunicaciones TURITEC 2004.






</file>